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0.7189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in"/>
    </style:style>
    <style:style style:name="co6" style:family="table-column">
      <style:table-column-properties fo:break-before="auto" style:column-width="1.3846in"/>
    </style:style>
    <style:style style:name="co7" style:family="table-column">
      <style:table-column-properties fo:break-before="auto" style:column-width="3.1362in"/>
    </style:style>
    <style:style style:name="co8" style:family="table-column">
      <style:table-column-properties fo:break-before="auto" style:column-width="1.0339in"/>
    </style:style>
    <style:style style:name="co9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danger&quot;" style:apply-style-name="Bad" style:base-cell-address="Sheet1.E2"/>
      <style:map style:condition="cell-content()=&quot;safe&quot;" style:apply-style-name="Good" style:base-cell-address="Sheet1.E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Non Compliant&quot;" style:apply-style-name="Bad" style:base-cell-address="Sheet1.F2"/>
      <style:map style:condition="cell-content()=&quot;Compliant&quot;" style:apply-style-name="Good" style:base-cell-address="Sheet1.F2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in"/>
      <style:map style:condition="cell-content()&gt;1000" style:apply-style-name="Neutral" style:base-cell-address="Sheet1.J2"/>
      <style:map style:condition="cell-content()&gt;1500" style:apply-style-name="Bad" style:base-cell-address="Sheet1.J2"/>
      <style:map style:condition="cell-content()&lt;1000" style:apply-style-name="Good" style:base-cell-address="Sheet1.J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Thickness (cm)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Rems/Hr</text:p>
          </table:table-cell>
          <table:table-cell office:value-type="string" calcext:value-type="string">
            <text:p>Safe/Dangerous</text:p>
          </table:table-cell>
          <table:table-cell office:value-type="string" calcext:value-type="string">
            <text:p>NRC Compliant</text:p>
          </table:table-cell>
          <table:table-cell office:value-type="string" calcext:value-type="string">
            <text:p>80 Year (lifetime) Exposure &lt; 400mSv</text:p>
          </table:table-cell>
          <table:table-cell office:value-type="string" calcext:value-type="string">
            <text:p>Weight (g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Weight (lbs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A2]/2.54" office:value-type="float" office:value="0.393700787401575" calcext:value-type="float">
            <text:p>0.39</text:p>
          </table:table-cell>
          <table:table-cell table:style-name="ce2" table:formula="of:=[.B2]/12" office:value-type="float" office:value="0.0328083989501312" calcext:value-type="float">
            <text:p>0.03</text:p>
          </table:table-cell>
          <table:table-cell table:formula="of:=[$Sheet2.$A$2]*10^(-[$Sheet2.$B$2]*[$Sheet2.$C$2]*[.A2])" office:value-type="float" office:value="149730507.048235" calcext:value-type="float">
            <text:p>149730507.048235</text:p>
          </table:table-cell>
          <table:table-cell table:style-name="ce4" table:formula="of:=IF([.D2]&gt;5;&quot;danger&quot;;&quot;safe&quot;)" office:value-type="string" office:string-value="danger" calcext:value-type="string">
            <text:p>danger</text:p>
          </table:table-cell>
          <table:table-cell table:style-name="ce5" table:formula="of:=IF([.D2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]*[.A2]*[.A2]*[$Sheet2.$C$2]" office:value-type="float" office:value="11.35" calcext:value-type="float">
            <text:p>11.35</text:p>
          </table:table-cell>
          <table:table-cell table:formula="of:=[.H2]/1000" office:value-type="float" office:value="0.01135" calcext:value-type="float">
            <text:p>0.01</text:p>
          </table:table-cell>
          <table:table-cell table:style-name="ce6" table:formula="of:=[.I2]*2.205" office:value-type="float" office:value="0.02502675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A3]/2.54" office:value-type="float" office:value="0.78740157480315" calcext:value-type="float">
            <text:p>0.79</text:p>
          </table:table-cell>
          <table:table-cell table:style-name="ce2" table:formula="of:=[.B3]/12" office:value-type="float" office:value="0.0656167979002625" calcext:value-type="float">
            <text:p>0.07</text:p>
          </table:table-cell>
          <table:table-cell table:formula="of:=[$Sheet2.$A$2]*10^(-[$Sheet2.$B$2]*[$Sheet2.$C$2]*[.A3])" office:value-type="float" office:value="68558103.4917865" calcext:value-type="float">
            <text:p>68558103.4917865</text:p>
          </table:table-cell>
          <table:table-cell table:style-name="ce4" table:formula="of:=IF([.D3]&gt;5;&quot;danger&quot;;&quot;safe&quot;)" office:value-type="string" office:string-value="danger" calcext:value-type="string">
            <text:p>danger</text:p>
          </table:table-cell>
          <table:table-cell table:style-name="ce5" table:formula="of:=IF([.D3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3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]*[.A3]*[.A3]*[$Sheet2.$C$2]" office:value-type="float" office:value="90.8" calcext:value-type="float">
            <text:p>90.80</text:p>
          </table:table-cell>
          <table:table-cell table:formula="of:=[.H3]/1000" office:value-type="float" office:value="0.0908" calcext:value-type="float">
            <text:p>0.09</text:p>
          </table:table-cell>
          <table:table-cell table:style-name="ce6" table:formula="of:=[.I3]*2.205" office:value-type="float" office:value="0.200214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A4]/2.54" office:value-type="float" office:value="1.18110236220472" calcext:value-type="float">
            <text:p>1.18</text:p>
          </table:table-cell>
          <table:table-cell table:style-name="ce2" table:formula="of:=[.B4]/12" office:value-type="float" office:value="0.0984251968503937" calcext:value-type="float">
            <text:p>0.10</text:p>
          </table:table-cell>
          <table:table-cell table:formula="of:=[$Sheet2.$A$2]*10^(-[$Sheet2.$B$2]*[$Sheet2.$C$2]*[.A4])" office:value-type="float" office:value="31391154.9960648" calcext:value-type="float">
            <text:p>31391154.9960648</text:p>
          </table:table-cell>
          <table:table-cell table:style-name="ce4" table:formula="of:=IF([.D4]&gt;5;&quot;danger&quot;;&quot;safe&quot;)" office:value-type="string" office:string-value="danger" calcext:value-type="string">
            <text:p>danger</text:p>
          </table:table-cell>
          <table:table-cell table:style-name="ce5" table:formula="of:=IF([.D4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4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4]*[.A4]*[.A4]*[$Sheet2.$C$2]" office:value-type="float" office:value="306.45" calcext:value-type="float">
            <text:p>306.45</text:p>
          </table:table-cell>
          <table:table-cell table:formula="of:=[.H4]/1000" office:value-type="float" office:value="0.30645" calcext:value-type="float">
            <text:p>0.31</text:p>
          </table:table-cell>
          <table:table-cell table:style-name="ce6" table:formula="of:=[.I4]*2.205" office:value-type="float" office:value="0.67572225" calcext:value-type="float">
            <text:p>0.6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A5]/2.54" office:value-type="float" office:value="1.5748031496063" calcext:value-type="float">
            <text:p>1.57</text:p>
          </table:table-cell>
          <table:table-cell table:style-name="ce2" table:formula="of:=[.B5]/12" office:value-type="float" office:value="0.131233595800525" calcext:value-type="float">
            <text:p>0.13</text:p>
          </table:table-cell>
          <table:table-cell table:formula="of:=[$Sheet2.$A$2]*10^(-[$Sheet2.$B$2]*[$Sheet2.$C$2]*[.A5])" office:value-type="float" office:value="14373276.9986121" calcext:value-type="float">
            <text:p>14373276.9986121</text:p>
          </table:table-cell>
          <table:table-cell table:style-name="ce4" table:formula="of:=IF([.D5]&gt;5;&quot;danger&quot;;&quot;safe&quot;)" office:value-type="string" office:string-value="danger" calcext:value-type="string">
            <text:p>danger</text:p>
          </table:table-cell>
          <table:table-cell table:style-name="ce5" table:formula="of:=IF([.D5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5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5]*[.A5]*[.A5]*[$Sheet2.$C$2]" office:value-type="float" office:value="726.4" calcext:value-type="float">
            <text:p>726.40</text:p>
          </table:table-cell>
          <table:table-cell table:formula="of:=[.H5]/1000" office:value-type="float" office:value="0.7264" calcext:value-type="float">
            <text:p>0.73</text:p>
          </table:table-cell>
          <table:table-cell table:style-name="ce6" table:formula="of:=[.I5]*2.205" office:value-type="float" office:value="1.601712" calcext:value-type="float">
            <text:p>1.6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6]/2.54" office:value-type="float" office:value="1.96850393700787" calcext:value-type="float">
            <text:p>1.97</text:p>
          </table:table-cell>
          <table:table-cell table:style-name="ce2" table:formula="of:=[.B6]/12" office:value-type="float" office:value="0.164041994750656" calcext:value-type="float">
            <text:p>0.16</text:p>
          </table:table-cell>
          <table:table-cell table:formula="of:=[$Sheet2.$A$2]*10^(-[$Sheet2.$B$2]*[$Sheet2.$C$2]*[.A6])" office:value-type="float" office:value="6581187.97173058" calcext:value-type="float">
            <text:p>6581187.97173058</text:p>
          </table:table-cell>
          <table:table-cell table:style-name="ce4" table:formula="of:=IF([.D6]&gt;5;&quot;danger&quot;;&quot;safe&quot;)" office:value-type="string" office:string-value="danger" calcext:value-type="string">
            <text:p>danger</text:p>
          </table:table-cell>
          <table:table-cell table:style-name="ce5" table:formula="of:=IF([.D6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6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6]*[.A6]*[.A6]*[$Sheet2.$C$2]" office:value-type="float" office:value="1418.75" calcext:value-type="float">
            <text:p>1,418.75</text:p>
          </table:table-cell>
          <table:table-cell table:formula="of:=[.H6]/1000" office:value-type="float" office:value="1.41875" calcext:value-type="float">
            <text:p>1.42</text:p>
          </table:table-cell>
          <table:table-cell table:style-name="ce6" table:formula="of:=[.I6]*2.205" office:value-type="float" office:value="3.12834375" calcext:value-type="float">
            <text:p>3.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7]/2.54" office:value-type="float" office:value="2.36220472440945" calcext:value-type="float">
            <text:p>2.36</text:p>
          </table:table-cell>
          <table:table-cell table:style-name="ce2" table:formula="of:=[.B7]/12" office:value-type="float" office:value="0.196850393700787" calcext:value-type="float">
            <text:p>0.20</text:p>
          </table:table-cell>
          <table:table-cell table:formula="of:=[$Sheet2.$A$2]*10^(-[$Sheet2.$B$2]*[$Sheet2.$C$2]*[.A7])" office:value-type="float" office:value="3013372.32444859" calcext:value-type="float">
            <text:p>3013372.32444859</text:p>
          </table:table-cell>
          <table:table-cell table:style-name="ce4" table:formula="of:=IF([.D7]&gt;5;&quot;danger&quot;;&quot;safe&quot;)" office:value-type="string" office:string-value="danger" calcext:value-type="string">
            <text:p>danger</text:p>
          </table:table-cell>
          <table:table-cell table:style-name="ce5" table:formula="of:=IF([.D7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7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7]*[.A7]*[.A7]*[$Sheet2.$C$2]" office:value-type="float" office:value="2451.6" calcext:value-type="float">
            <text:p>2,451.60</text:p>
          </table:table-cell>
          <table:table-cell table:formula="of:=[.H7]/1000" office:value-type="float" office:value="2.4516" calcext:value-type="float">
            <text:p>2.45</text:p>
          </table:table-cell>
          <table:table-cell table:style-name="ce6" table:formula="of:=[.I7]*2.205" office:value-type="float" office:value="5.405778" calcext:value-type="float">
            <text:p>5.4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8]/2.54" office:value-type="float" office:value="2.75590551181102" calcext:value-type="float">
            <text:p>2.76</text:p>
          </table:table-cell>
          <table:table-cell table:style-name="ce2" table:formula="of:=[.B8]/12" office:value-type="float" office:value="0.229658792650919" calcext:value-type="float">
            <text:p>0.23</text:p>
          </table:table-cell>
          <table:table-cell table:formula="of:=[$Sheet2.$A$2]*10^(-[$Sheet2.$B$2]*[$Sheet2.$C$2]*[.A8])" office:value-type="float" office:value="1379752.8356214" calcext:value-type="float">
            <text:p>1379752.8356214</text:p>
          </table:table-cell>
          <table:table-cell table:style-name="ce4" table:formula="of:=IF([.D8]&gt;5;&quot;danger&quot;;&quot;safe&quot;)" office:value-type="string" office:string-value="danger" calcext:value-type="string">
            <text:p>danger</text:p>
          </table:table-cell>
          <table:table-cell table:style-name="ce5" table:formula="of:=IF([.D8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8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8]*[.A8]*[.A8]*[$Sheet2.$C$2]" office:value-type="float" office:value="3893.05" calcext:value-type="float">
            <text:p>3,893.05</text:p>
          </table:table-cell>
          <table:table-cell table:formula="of:=[.H8]/1000" office:value-type="float" office:value="3.89305" calcext:value-type="float">
            <text:p>3.89</text:p>
          </table:table-cell>
          <table:table-cell table:style-name="ce6" table:formula="of:=[.I8]*2.205" office:value-type="float" office:value="8.58417525" calcext:value-type="float">
            <text:p>8.5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9]/2.54" office:value-type="float" office:value="3.1496062992126" calcext:value-type="float">
            <text:p>3.15</text:p>
          </table:table-cell>
          <table:table-cell table:style-name="ce2" table:formula="of:=[.B9]/12" office:value-type="float" office:value="0.26246719160105" calcext:value-type="float">
            <text:p>0.26</text:p>
          </table:table-cell>
          <table:table-cell table:formula="of:=[$Sheet2.$A$2]*10^(-[$Sheet2.$B$2]*[$Sheet2.$C$2]*[.A9])" office:value-type="float" office:value="631756.611010108" calcext:value-type="float">
            <text:p>631756.611010108</text:p>
          </table:table-cell>
          <table:table-cell table:style-name="ce4" table:formula="of:=IF([.D9]&gt;5;&quot;danger&quot;;&quot;safe&quot;)" office:value-type="string" office:string-value="danger" calcext:value-type="string">
            <text:p>danger</text:p>
          </table:table-cell>
          <table:table-cell table:style-name="ce5" table:formula="of:=IF([.D9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9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9]*[.A9]*[.A9]*[$Sheet2.$C$2]" office:value-type="float" office:value="5811.2" calcext:value-type="float">
            <text:p>5,811.20</text:p>
          </table:table-cell>
          <table:table-cell table:formula="of:=[.H9]/1000" office:value-type="float" office:value="5.8112" calcext:value-type="float">
            <text:p>5.81</text:p>
          </table:table-cell>
          <table:table-cell table:style-name="ce6" table:formula="of:=[.I9]*2.205" office:value-type="float" office:value="12.813696" calcext:value-type="float">
            <text:p>12.8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A10]/2.54" office:value-type="float" office:value="3.54330708661417" calcext:value-type="float">
            <text:p>3.54</text:p>
          </table:table-cell>
          <table:table-cell table:style-name="ce2" table:formula="of:=[.B10]/12" office:value-type="float" office:value="0.295275590551181" calcext:value-type="float">
            <text:p>0.30</text:p>
          </table:table-cell>
          <table:table-cell table:formula="of:=[$Sheet2.$A$2]*10^(-[$Sheet2.$B$2]*[$Sheet2.$C$2]*[.A10])" office:value-type="float" office:value="289266.602866032" calcext:value-type="float">
            <text:p>289266.602866032</text:p>
          </table:table-cell>
          <table:table-cell table:style-name="ce4" table:formula="of:=IF([.D10]&gt;5;&quot;danger&quot;;&quot;safe&quot;)" office:value-type="string" office:string-value="danger" calcext:value-type="string">
            <text:p>danger</text:p>
          </table:table-cell>
          <table:table-cell table:style-name="ce5" table:formula="of:=IF([.D10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0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0]*[.A10]*[.A10]*[$Sheet2.$C$2]" office:value-type="float" office:value="8274.15" calcext:value-type="float">
            <text:p>8,274.15</text:p>
          </table:table-cell>
          <table:table-cell table:formula="of:=[.H10]/1000" office:value-type="float" office:value="8.27415" calcext:value-type="float">
            <text:p>8.27</text:p>
          </table:table-cell>
          <table:table-cell table:style-name="ce6" table:formula="of:=[.I10]*2.205" office:value-type="float" office:value="18.24450075" calcext:value-type="float">
            <text:p>18.24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A11]/2.54" office:value-type="float" office:value="3.93700787401575" calcext:value-type="float">
            <text:p>3.94</text:p>
          </table:table-cell>
          <table:table-cell table:style-name="ce2" table:formula="of:=[.B11]/12" office:value-type="float" office:value="0.328083989501312" calcext:value-type="float">
            <text:p>0.33</text:p>
          </table:table-cell>
          <table:table-cell table:formula="of:=[$Sheet2.$A$2]*10^(-[$Sheet2.$B$2]*[$Sheet2.$C$2]*[.A11])" office:value-type="float" office:value="132448.424085135" calcext:value-type="float">
            <text:p>132448.424085135</text:p>
          </table:table-cell>
          <table:table-cell table:style-name="ce4" table:formula="of:=IF([.D11]&gt;5;&quot;danger&quot;;&quot;safe&quot;)" office:value-type="string" office:string-value="danger" calcext:value-type="string">
            <text:p>danger</text:p>
          </table:table-cell>
          <table:table-cell table:style-name="ce5" table:formula="of:=IF([.D11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1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1]*[.A11]*[.A11]*[$Sheet2.$C$2]" office:value-type="float" office:value="11350" calcext:value-type="float">
            <text:p>11,350.00</text:p>
          </table:table-cell>
          <table:table-cell table:formula="of:=[.H11]/1000" office:value-type="float" office:value="11.35" calcext:value-type="float">
            <text:p>11.35</text:p>
          </table:table-cell>
          <table:table-cell table:style-name="ce6" table:formula="of:=[.I11]*2.205" office:value-type="float" office:value="25.02675" calcext:value-type="float">
            <text:p>25.0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A12]/2.54" office:value-type="float" office:value="4.33070866141732" calcext:value-type="float">
            <text:p>4.33</text:p>
          </table:table-cell>
          <table:table-cell table:style-name="ce2" table:formula="of:=[.B12]/12" office:value-type="float" office:value="0.360892388451444" calcext:value-type="float">
            <text:p>0.36</text:p>
          </table:table-cell>
          <table:table-cell table:formula="of:=[$Sheet2.$A$2]*10^(-[$Sheet2.$B$2]*[$Sheet2.$C$2]*[.A12])" office:value-type="float" office:value="60645.0411794006" calcext:value-type="float">
            <text:p>60645.0411794006</text:p>
          </table:table-cell>
          <table:table-cell table:style-name="ce4" table:formula="of:=IF([.D12]&gt;5;&quot;danger&quot;;&quot;safe&quot;)" office:value-type="string" office:string-value="danger" calcext:value-type="string">
            <text:p>danger</text:p>
          </table:table-cell>
          <table:table-cell table:style-name="ce5" table:formula="of:=IF([.D12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2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2]*[.A12]*[.A12]*[$Sheet2.$C$2]" office:value-type="float" office:value="15106.85" calcext:value-type="float">
            <text:p>15,106.85</text:p>
          </table:table-cell>
          <table:table-cell table:formula="of:=[.H12]/1000" office:value-type="float" office:value="15.10685" calcext:value-type="float">
            <text:p>15.11</text:p>
          </table:table-cell>
          <table:table-cell table:style-name="ce6" table:formula="of:=[.I12]*2.205" office:value-type="float" office:value="33.31060425" calcext:value-type="float">
            <text:p>33.3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A13]/2.54" office:value-type="float" office:value="4.7244094488189" calcext:value-type="float">
            <text:p>4.72</text:p>
          </table:table-cell>
          <table:table-cell table:style-name="ce2" table:formula="of:=[.B13]/12" office:value-type="float" office:value="0.393700787401575" calcext:value-type="float">
            <text:p>0.39</text:p>
          </table:table-cell>
          <table:table-cell table:formula="of:=[$Sheet2.$A$2]*10^(-[$Sheet2.$B$2]*[$Sheet2.$C$2]*[.A13])" office:value-type="float" office:value="27767.948505655" calcext:value-type="float">
            <text:p>27767.948505655</text:p>
          </table:table-cell>
          <table:table-cell table:style-name="ce4" table:formula="of:=IF([.D13]&gt;5;&quot;danger&quot;;&quot;safe&quot;)" office:value-type="string" office:string-value="danger" calcext:value-type="string">
            <text:p>danger</text:p>
          </table:table-cell>
          <table:table-cell table:style-name="ce5" table:formula="of:=IF([.D13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3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3]*[.A13]*[.A13]*[$Sheet2.$C$2]" office:value-type="float" office:value="19612.8" calcext:value-type="float">
            <text:p>19,612.80</text:p>
          </table:table-cell>
          <table:table-cell table:formula="of:=[.H13]/1000" office:value-type="float" office:value="19.6128" calcext:value-type="float">
            <text:p>19.61</text:p>
          </table:table-cell>
          <table:table-cell table:style-name="ce6" table:formula="of:=[.I13]*2.205" office:value-type="float" office:value="43.246224" calcext:value-type="float">
            <text:p>43.25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A14]/2.54" office:value-type="float" office:value="5.11811023622047" calcext:value-type="float">
            <text:p>5.12</text:p>
          </table:table-cell>
          <table:table-cell table:style-name="ce2" table:formula="of:=[.B14]/12" office:value-type="float" office:value="0.426509186351706" calcext:value-type="float">
            <text:p>0.43</text:p>
          </table:table-cell>
          <table:table-cell table:formula="of:=[$Sheet2.$A$2]*10^(-[$Sheet2.$B$2]*[$Sheet2.$C$2]*[.A14])" office:value-type="float" office:value="12714.2953358999" calcext:value-type="float">
            <text:p>12714.2953358999</text:p>
          </table:table-cell>
          <table:table-cell table:style-name="ce4" table:formula="of:=IF([.D14]&gt;5;&quot;danger&quot;;&quot;safe&quot;)" office:value-type="string" office:string-value="danger" calcext:value-type="string">
            <text:p>danger</text:p>
          </table:table-cell>
          <table:table-cell table:style-name="ce5" table:formula="of:=IF([.D14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4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4]*[.A14]*[.A14]*[$Sheet2.$C$2]" office:value-type="float" office:value="24935.95" calcext:value-type="float">
            <text:p>24,935.95</text:p>
          </table:table-cell>
          <table:table-cell table:formula="of:=[.H14]/1000" office:value-type="float" office:value="24.93595" calcext:value-type="float">
            <text:p>24.94</text:p>
          </table:table-cell>
          <table:table-cell table:style-name="ce6" table:formula="of:=[.I14]*2.205" office:value-type="float" office:value="54.98376975" calcext:value-type="float">
            <text:p>54.9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A15]/2.54" office:value-type="float" office:value="5.51181102362205" calcext:value-type="float">
            <text:p>5.51</text:p>
          </table:table-cell>
          <table:table-cell table:style-name="ce2" table:formula="of:=[.B15]/12" office:value-type="float" office:value="0.459317585301837" calcext:value-type="float">
            <text:p>0.46</text:p>
          </table:table-cell>
          <table:table-cell table:formula="of:=[$Sheet2.$A$2]*10^(-[$Sheet2.$B$2]*[$Sheet2.$C$2]*[.A15])" office:value-type="float" office:value="5821.57899981572" calcext:value-type="float">
            <text:p>5821.57899981572</text:p>
          </table:table-cell>
          <table:table-cell table:style-name="ce4" table:formula="of:=IF([.D15]&gt;5;&quot;danger&quot;;&quot;safe&quot;)" office:value-type="string" office:string-value="danger" calcext:value-type="string">
            <text:p>danger</text:p>
          </table:table-cell>
          <table:table-cell table:style-name="ce5" table:formula="of:=IF([.D15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5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5]*[.A15]*[.A15]*[$Sheet2.$C$2]" office:value-type="float" office:value="31144.4" calcext:value-type="float">
            <text:p>31,144.40</text:p>
          </table:table-cell>
          <table:table-cell table:formula="of:=[.H15]/1000" office:value-type="float" office:value="31.1444" calcext:value-type="float">
            <text:p>31.14</text:p>
          </table:table-cell>
          <table:table-cell table:style-name="ce6" table:formula="of:=[.I15]*2.205" office:value-type="float" office:value="68.673402" calcext:value-type="float">
            <text:p>68.67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A16]/2.54" office:value-type="float" office:value="5.90551181102362" calcext:value-type="float">
            <text:p>5.91</text:p>
          </table:table-cell>
          <table:table-cell table:style-name="ce2" table:formula="of:=[.B16]/12" office:value-type="float" office:value="0.492125984251969" calcext:value-type="float">
            <text:p>0.49</text:p>
          </table:table-cell>
          <table:table-cell table:formula="of:=[$Sheet2.$A$2]*10^(-[$Sheet2.$B$2]*[$Sheet2.$C$2]*[.A16])" office:value-type="float" office:value="2665.56511043139" calcext:value-type="float">
            <text:p>2665.56511043139</text:p>
          </table:table-cell>
          <table:table-cell table:style-name="ce4" table:formula="of:=IF([.D16]&gt;5;&quot;danger&quot;;&quot;safe&quot;)" office:value-type="string" office:string-value="danger" calcext:value-type="string">
            <text:p>danger</text:p>
          </table:table-cell>
          <table:table-cell table:style-name="ce5" table:formula="of:=IF([.D16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6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6]*[.A16]*[.A16]*[$Sheet2.$C$2]" office:value-type="float" office:value="38306.25" calcext:value-type="float">
            <text:p>38,306.25</text:p>
          </table:table-cell>
          <table:table-cell table:formula="of:=[.H16]/1000" office:value-type="float" office:value="38.30625" calcext:value-type="float">
            <text:p>38.31</text:p>
          </table:table-cell>
          <table:table-cell table:style-name="ce6" table:formula="of:=[.I16]*2.205" office:value-type="float" office:value="84.46528125" calcext:value-type="float">
            <text:p>84.4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A17]/2.54" office:value-type="float" office:value="6.2992125984252" calcext:value-type="float">
            <text:p>6.30</text:p>
          </table:table-cell>
          <table:table-cell table:style-name="ce2" table:formula="of:=[.B17]/12" office:value-type="float" office:value="0.5249343832021" calcext:value-type="float">
            <text:p>0.52</text:p>
          </table:table-cell>
          <table:table-cell table:formula="of:=[$Sheet2.$A$2]*10^(-[$Sheet2.$B$2]*[$Sheet2.$C$2]*[.A17])" office:value-type="float" office:value="1220.50003240943" calcext:value-type="float">
            <text:p>1220.50003240943</text:p>
          </table:table-cell>
          <table:table-cell table:style-name="ce4" table:formula="of:=IF([.D17]&gt;5;&quot;danger&quot;;&quot;safe&quot;)" office:value-type="string" office:string-value="danger" calcext:value-type="string">
            <text:p>danger</text:p>
          </table:table-cell>
          <table:table-cell table:style-name="ce5" table:formula="of:=IF([.D17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7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7]*[.A17]*[.A17]*[$Sheet2.$C$2]" office:value-type="float" office:value="46489.6" calcext:value-type="float">
            <text:p>46,489.60</text:p>
          </table:table-cell>
          <table:table-cell table:formula="of:=[.H17]/1000" office:value-type="float" office:value="46.4896" calcext:value-type="float">
            <text:p>46.49</text:p>
          </table:table-cell>
          <table:table-cell table:style-name="ce6" table:formula="of:=[.I17]*2.205" office:value-type="float" office:value="102.509568" calcext:value-type="float">
            <text:p>102.5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A18]/2.54" office:value-type="float" office:value="6.69291338582677" calcext:value-type="float">
            <text:p>6.69</text:p>
          </table:table-cell>
          <table:table-cell table:style-name="ce2" table:formula="of:=[.B18]/12" office:value-type="float" office:value="0.557742782152231" calcext:value-type="float">
            <text:p>0.56</text:p>
          </table:table-cell>
          <table:table-cell table:formula="of:=[$Sheet2.$A$2]*10^(-[$Sheet2.$B$2]*[$Sheet2.$C$2]*[.A18])" office:value-type="float" office:value="558.838470417383" calcext:value-type="float">
            <text:p>558.838470417383</text:p>
          </table:table-cell>
          <table:table-cell table:style-name="ce4" table:formula="of:=IF([.D18]&gt;5;&quot;danger&quot;;&quot;safe&quot;)" office:value-type="string" office:string-value="danger" calcext:value-type="string">
            <text:p>danger</text:p>
          </table:table-cell>
          <table:table-cell table:style-name="ce5" table:formula="of:=IF([.D18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8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8]*[.A18]*[.A18]*[$Sheet2.$C$2]" office:value-type="float" office:value="55762.55" calcext:value-type="float">
            <text:p>55,762.55</text:p>
          </table:table-cell>
          <table:table-cell table:formula="of:=[.H18]/1000" office:value-type="float" office:value="55.76255" calcext:value-type="float">
            <text:p>55.76</text:p>
          </table:table-cell>
          <table:table-cell table:style-name="ce6" table:formula="of:=[.I18]*2.205" office:value-type="float" office:value="122.95642275" calcext:value-type="float">
            <text:p>122.9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A19]/2.54" office:value-type="float" office:value="7.08661417322835" calcext:value-type="float">
            <text:p>7.09</text:p>
          </table:table-cell>
          <table:table-cell table:style-name="ce2" table:formula="of:=[.B19]/12" office:value-type="float" office:value="0.590551181102362" calcext:value-type="float">
            <text:p>0.59</text:p>
          </table:table-cell>
          <table:table-cell table:formula="of:=[$Sheet2.$A$2]*10^(-[$Sheet2.$B$2]*[$Sheet2.$C$2]*[.A19])" office:value-type="float" office:value="255.879088673121" calcext:value-type="float">
            <text:p>255.879088673121</text:p>
          </table:table-cell>
          <table:table-cell table:style-name="ce4" table:formula="of:=IF([.D19]&gt;5;&quot;danger&quot;;&quot;safe&quot;)" office:value-type="string" office:string-value="danger" calcext:value-type="string">
            <text:p>danger</text:p>
          </table:table-cell>
          <table:table-cell table:style-name="ce5" table:formula="of:=IF([.D19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19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19]*[.A19]*[.A19]*[$Sheet2.$C$2]" office:value-type="float" office:value="66193.2" calcext:value-type="float">
            <text:p>66,193.20</text:p>
          </table:table-cell>
          <table:table-cell table:formula="of:=[.H19]/1000" office:value-type="float" office:value="66.1932" calcext:value-type="float">
            <text:p>66.19</text:p>
          </table:table-cell>
          <table:table-cell table:style-name="ce6" table:formula="of:=[.I19]*2.205" office:value-type="float" office:value="145.956006" calcext:value-type="float">
            <text:p>145.9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A20]/2.54" office:value-type="float" office:value="7.48031496062992" calcext:value-type="float">
            <text:p>7.48</text:p>
          </table:table-cell>
          <table:table-cell table:style-name="ce2" table:formula="of:=[.B20]/12" office:value-type="float" office:value="0.623359580052493" calcext:value-type="float">
            <text:p>0.62</text:p>
          </table:table-cell>
          <table:table-cell table:formula="of:=[$Sheet2.$A$2]*10^(-[$Sheet2.$B$2]*[$Sheet2.$C$2]*[.A20])" office:value-type="float" office:value="117.161060818318" calcext:value-type="float">
            <text:p>117.161060818318</text:p>
          </table:table-cell>
          <table:table-cell table:style-name="ce4" table:formula="of:=IF([.D20]&gt;5;&quot;danger&quot;;&quot;safe&quot;)" office:value-type="string" office:string-value="danger" calcext:value-type="string">
            <text:p>danger</text:p>
          </table:table-cell>
          <table:table-cell table:style-name="ce5" table:formula="of:=IF([.D20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0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0]*[.A20]*[.A20]*[$Sheet2.$C$2]" office:value-type="float" office:value="77849.65" calcext:value-type="float">
            <text:p>77,849.65</text:p>
          </table:table-cell>
          <table:table-cell table:formula="of:=[.H20]/1000" office:value-type="float" office:value="77.84965" calcext:value-type="float">
            <text:p>77.85</text:p>
          </table:table-cell>
          <table:table-cell table:style-name="ce6" table:formula="of:=[.I20]*2.205" office:value-type="float" office:value="171.65847825" calcext:value-type="float">
            <text:p>171.6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A21]/2.54" office:value-type="float" office:value="7.8740157480315" calcext:value-type="float">
            <text:p>7.87</text:p>
          </table:table-cell>
          <table:table-cell table:style-name="ce2" table:formula="of:=[.B21]/12" office:value-type="float" office:value="0.656167979002625" calcext:value-type="float">
            <text:p>0.66</text:p>
          </table:table-cell>
          <table:table-cell table:formula="of:=[$Sheet2.$A$2]*10^(-[$Sheet2.$B$2]*[$Sheet2.$C$2]*[.A21])" office:value-type="float" office:value="53.6453144461881" calcext:value-type="float">
            <text:p>53.6453144461881</text:p>
          </table:table-cell>
          <table:table-cell table:style-name="ce4" table:formula="of:=IF([.D21]&gt;5;&quot;danger&quot;;&quot;safe&quot;)" office:value-type="string" office:string-value="danger" calcext:value-type="string">
            <text:p>danger</text:p>
          </table:table-cell>
          <table:table-cell table:style-name="ce5" table:formula="of:=IF([.D21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1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1]*[.A21]*[.A21]*[$Sheet2.$C$2]" office:value-type="float" office:value="90800" calcext:value-type="float">
            <text:p>90,800.00</text:p>
          </table:table-cell>
          <table:table-cell table:formula="of:=[.H21]/1000" office:value-type="float" office:value="90.8" calcext:value-type="float">
            <text:p>90.80</text:p>
          </table:table-cell>
          <table:table-cell table:style-name="ce6" table:formula="of:=[.I21]*2.205" office:value-type="float" office:value="200.214" calcext:value-type="float">
            <text:p>200.2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A22]/2.54" office:value-type="float" office:value="8.26771653543307" calcext:value-type="float">
            <text:p>8.27</text:p>
          </table:table-cell>
          <table:table-cell table:style-name="ce2" table:formula="of:=[.B22]/12" office:value-type="float" office:value="0.688976377952756" calcext:value-type="float">
            <text:p>0.69</text:p>
          </table:table-cell>
          <table:table-cell table:formula="of:=[$Sheet2.$A$2]*10^(-[$Sheet2.$B$2]*[$Sheet2.$C$2]*[.A22])" office:value-type="float" office:value="24.5629370537456" calcext:value-type="float">
            <text:p>24.5629370537456</text:p>
          </table:table-cell>
          <table:table-cell table:style-name="ce4" table:formula="of:=IF([.D22]&gt;5;&quot;danger&quot;;&quot;safe&quot;)" office:value-type="string" office:string-value="danger" calcext:value-type="string">
            <text:p>danger</text:p>
          </table:table-cell>
          <table:table-cell table:style-name="ce5" table:formula="of:=IF([.D22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2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2]*[.A22]*[.A22]*[$Sheet2.$C$2]" office:value-type="float" office:value="105112.35" calcext:value-type="float">
            <text:p>105,112.35</text:p>
          </table:table-cell>
          <table:table-cell table:formula="of:=[.H22]/1000" office:value-type="float" office:value="105.11235" calcext:value-type="float">
            <text:p>105.11</text:p>
          </table:table-cell>
          <table:table-cell table:style-name="ce6" table:formula="of:=[.I22]*2.205" office:value-type="float" office:value="231.77273175" calcext:value-type="float">
            <text:p>231.7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.A23]/2.54" office:value-type="float" office:value="8.66141732283465" calcext:value-type="float">
            <text:p>8.66</text:p>
          </table:table-cell>
          <table:table-cell table:style-name="ce2" table:formula="of:=[.B23]/12" office:value-type="float" office:value="0.721784776902887" calcext:value-type="float">
            <text:p>0.72</text:p>
          </table:table-cell>
          <table:table-cell table:formula="of:=[$Sheet2.$A$2]*10^(-[$Sheet2.$B$2]*[$Sheet2.$C$2]*[.A23])" office:value-type="float" office:value="11.24679541792" calcext:value-type="float">
            <text:p>11.24679541792</text:p>
          </table:table-cell>
          <table:table-cell table:style-name="ce4" table:formula="of:=IF([.D23]&gt;5;&quot;danger&quot;;&quot;safe&quot;)" office:value-type="string" office:string-value="danger" calcext:value-type="string">
            <text:p>danger</text:p>
          </table:table-cell>
          <table:table-cell table:style-name="ce5" table:formula="of:=IF([.D23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3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3]*[.A23]*[.A23]*[$Sheet2.$C$2]" office:value-type="float" office:value="120854.8" calcext:value-type="float">
            <text:p>120,854.80</text:p>
          </table:table-cell>
          <table:table-cell table:formula="of:=[.H23]/1000" office:value-type="float" office:value="120.8548" calcext:value-type="float">
            <text:p>120.85</text:p>
          </table:table-cell>
          <table:table-cell table:style-name="ce6" table:formula="of:=[.I23]*2.205" office:value-type="float" office:value="266.484834" calcext:value-type="float">
            <text:p>266.4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.A24]/2.54" office:value-type="float" office:value="9.05511811023622" calcext:value-type="float">
            <text:p>9.06</text:p>
          </table:table-cell>
          <table:table-cell table:style-name="ce2" table:formula="of:=[.B24]/12" office:value-type="float" office:value="0.754593175853018" calcext:value-type="float">
            <text:p>0.75</text:p>
          </table:table-cell>
          <table:table-cell table:formula="of:=[$Sheet2.$A$2]*10^(-[$Sheet2.$B$2]*[$Sheet2.$C$2]*[.A24])" office:value-type="float" office:value="5.14964504838227" calcext:value-type="float">
            <text:p>5.14964504838227</text:p>
          </table:table-cell>
          <table:table-cell table:style-name="ce4" table:formula="of:=IF([.D24]&gt;5;&quot;danger&quot;;&quot;safe&quot;)" office:value-type="string" office:string-value="danger" calcext:value-type="string">
            <text:p>danger</text:p>
          </table:table-cell>
          <table:table-cell table:style-name="ce5" table:formula="of:=IF([.D24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4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4]*[.A24]*[.A24]*[$Sheet2.$C$2]" office:value-type="float" office:value="138095.45" calcext:value-type="float">
            <text:p>138,095.45</text:p>
          </table:table-cell>
          <table:table-cell table:formula="of:=[.H24]/1000" office:value-type="float" office:value="138.09545" calcext:value-type="float">
            <text:p>138.10</text:p>
          </table:table-cell>
          <table:table-cell table:style-name="ce6" table:formula="of:=[.I24]*2.205" office:value-type="float" office:value="304.50046725" calcext:value-type="float">
            <text:p>304.50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.A25]/2.54" office:value-type="float" office:value="9.44881889763779" calcext:value-type="float">
            <text:p>9.45</text:p>
          </table:table-cell>
          <table:table-cell table:style-name="ce2" table:formula="of:=[.B25]/12" office:value-type="float" office:value="0.78740157480315" calcext:value-type="float">
            <text:p>0.79</text:p>
          </table:table-cell>
          <table:table-cell table:formula="of:=[$Sheet2.$A$2]*10^(-[$Sheet2.$B$2]*[$Sheet2.$C$2]*[.A25])" office:value-type="float" office:value="2.35790224138642" calcext:value-type="float">
            <text:p>2.35790224138642</text:p>
          </table:table-cell>
          <table:table-cell table:style-name="ce4" table:formula="of:=IF([.D25]&gt;5;&quot;danger&quot;;&quot;safe&quot;)" office:value-type="string" office:string-value="safe" calcext:value-type="string">
            <text:p>safe</text:p>
          </table:table-cell>
          <table:table-cell table:style-name="ce5" table:formula="of:=IF([.D25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5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5]*[.A25]*[.A25]*[$Sheet2.$C$2]" office:value-type="float" office:value="156902.4" calcext:value-type="float">
            <text:p>156,902.40</text:p>
          </table:table-cell>
          <table:table-cell table:formula="of:=[.H25]/1000" office:value-type="float" office:value="156.9024" calcext:value-type="float">
            <text:p>156.90</text:p>
          </table:table-cell>
          <table:table-cell table:style-name="ce6" table:formula="of:=[.I25]*2.205" office:value-type="float" office:value="345.969792" calcext:value-type="float">
            <text:p>345.97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.A26]/2.54" office:value-type="float" office:value="9.84251968503937" calcext:value-type="float">
            <text:p>9.84</text:p>
          </table:table-cell>
          <table:table-cell table:style-name="ce2" table:formula="of:=[.B26]/12" office:value-type="float" office:value="0.820209973753281" calcext:value-type="float">
            <text:p>0.82</text:p>
          </table:table-cell>
          <table:table-cell table:formula="of:=[$Sheet2.$A$2]*10^(-[$Sheet2.$B$2]*[$Sheet2.$C$2]*[.A26])" office:value-type="float" office:value="1.07962838752967" calcext:value-type="float">
            <text:p>1.07962838752967</text:p>
          </table:table-cell>
          <table:table-cell table:style-name="ce4" table:formula="of:=IF([.D26]&gt;5;&quot;danger&quot;;&quot;safe&quot;)" office:value-type="string" office:string-value="safe" calcext:value-type="string">
            <text:p>safe</text:p>
          </table:table-cell>
          <table:table-cell table:style-name="ce5" table:formula="of:=IF([.D26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6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6]*[.A26]*[.A26]*[$Sheet2.$C$2]" office:value-type="float" office:value="177343.75" calcext:value-type="float">
            <text:p>177,343.75</text:p>
          </table:table-cell>
          <table:table-cell table:formula="of:=[.H26]/1000" office:value-type="float" office:value="177.34375" calcext:value-type="float">
            <text:p>177.34</text:p>
          </table:table-cell>
          <table:table-cell table:style-name="ce6" table:formula="of:=[.I26]*2.205" office:value-type="float" office:value="391.04296875" calcext:value-type="float">
            <text:p>391.04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.A27]/2.54" office:value-type="float" office:value="10.2362204724409" calcext:value-type="float">
            <text:p>10.24</text:p>
          </table:table-cell>
          <table:table-cell table:style-name="ce2" table:formula="of:=[.B27]/12" office:value-type="float" office:value="0.853018372703412" calcext:value-type="float">
            <text:p>0.85</text:p>
          </table:table-cell>
          <table:table-cell table:formula="of:=[$Sheet2.$A$2]*10^(-[$Sheet2.$B$2]*[$Sheet2.$C$2]*[.A27])" office:value-type="float" office:value="0.494336633088978" calcext:value-type="float">
            <text:p>0.494336633088978</text:p>
          </table:table-cell>
          <table:table-cell table:style-name="ce4" table:formula="of:=IF([.D27]&gt;5;&quot;danger&quot;;&quot;safe&quot;)" office:value-type="string" office:string-value="safe" calcext:value-type="string">
            <text:p>safe</text:p>
          </table:table-cell>
          <table:table-cell table:style-name="ce5" table:formula="of:=IF([.D27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7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7]*[.A27]*[.A27]*[$Sheet2.$C$2]" office:value-type="float" office:value="199487.6" calcext:value-type="float">
            <text:p>199,487.60</text:p>
          </table:table-cell>
          <table:table-cell table:formula="of:=[.H27]/1000" office:value-type="float" office:value="199.4876" calcext:value-type="float">
            <text:p>199.49</text:p>
          </table:table-cell>
          <table:table-cell table:style-name="ce6" table:formula="of:=[.I27]*2.205" office:value-type="float" office:value="439.870158" calcext:value-type="float">
            <text:p>439.8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.A28]/2.54" office:value-type="float" office:value="10.6299212598425" calcext:value-type="float">
            <text:p>10.63</text:p>
          </table:table-cell>
          <table:table-cell table:style-name="ce2" table:formula="of:=[.B28]/12" office:value-type="float" office:value="0.885826771653543" calcext:value-type="float">
            <text:p>0.89</text:p>
          </table:table-cell>
          <table:table-cell table:formula="of:=[$Sheet2.$A$2]*10^(-[$Sheet2.$B$2]*[$Sheet2.$C$2]*[.A28])" office:value-type="float" office:value="0.226345203253587" calcext:value-type="float">
            <text:p>0.226345203253587</text:p>
          </table:table-cell>
          <table:table-cell table:style-name="ce4" table:formula="of:=IF([.D28]&gt;5;&quot;danger&quot;;&quot;safe&quot;)" office:value-type="string" office:string-value="safe" calcext:value-type="string">
            <text:p>safe</text:p>
          </table:table-cell>
          <table:table-cell table:style-name="ce5" table:formula="of:=IF([.D28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8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8]*[.A28]*[.A28]*[$Sheet2.$C$2]" office:value-type="float" office:value="223402.05" calcext:value-type="float">
            <text:p>223,402.05</text:p>
          </table:table-cell>
          <table:table-cell table:formula="of:=[.H28]/1000" office:value-type="float" office:value="223.40205" calcext:value-type="float">
            <text:p>223.40</text:p>
          </table:table-cell>
          <table:table-cell table:style-name="ce6" table:formula="of:=[.I28]*2.205" office:value-type="float" office:value="492.60152025" calcext:value-type="float">
            <text:p>492.6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.A29]/2.54" office:value-type="float" office:value="11.0236220472441" calcext:value-type="float">
            <text:p>11.02</text:p>
          </table:table-cell>
          <table:table-cell table:style-name="ce2" table:formula="of:=[.B29]/12" office:value-type="float" office:value="0.918635170603674" calcext:value-type="float">
            <text:p>0.92</text:p>
          </table:table-cell>
          <table:table-cell table:formula="of:=[$Sheet2.$A$2]*10^(-[$Sheet2.$B$2]*[$Sheet2.$C$2]*[.A29])" office:value-type="float" office:value="0.103638184198027" calcext:value-type="float">
            <text:p>0.103638184198027</text:p>
          </table:table-cell>
          <table:table-cell table:style-name="ce4" table:formula="of:=IF([.D29]&gt;5;&quot;danger&quot;;&quot;safe&quot;)" office:value-type="string" office:string-value="safe" calcext:value-type="string">
            <text:p>safe</text:p>
          </table:table-cell>
          <table:table-cell table:style-name="ce5" table:formula="of:=IF([.D29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29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29]*[.A29]*[.A29]*[$Sheet2.$C$2]" office:value-type="float" office:value="249155.2" calcext:value-type="float">
            <text:p>249,155.20</text:p>
          </table:table-cell>
          <table:table-cell table:formula="of:=[.H29]/1000" office:value-type="float" office:value="249.1552" calcext:value-type="float">
            <text:p>249.16</text:p>
          </table:table-cell>
          <table:table-cell table:style-name="ce6" table:formula="of:=[.I29]*2.205" office:value-type="float" office:value="549.387216" calcext:value-type="float">
            <text:p>549.39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.A30]/2.54" office:value-type="float" office:value="11.4173228346457" calcext:value-type="float">
            <text:p>11.42</text:p>
          </table:table-cell>
          <table:table-cell table:style-name="ce2" table:formula="of:=[.B30]/12" office:value-type="float" office:value="0.951443569553806" calcext:value-type="float">
            <text:p>0.95</text:p>
          </table:table-cell>
          <table:table-cell table:formula="of:=[$Sheet2.$A$2]*10^(-[$Sheet2.$B$2]*[$Sheet2.$C$2]*[.A30])" office:value-type="float" office:value="0.0474535049538051" calcext:value-type="float">
            <text:p>0.047453504953805</text:p>
          </table:table-cell>
          <table:table-cell table:style-name="ce4" table:formula="of:=IF([.D30]&gt;5;&quot;danger&quot;;&quot;safe&quot;)" office:value-type="string" office:string-value="safe" calcext:value-type="string">
            <text:p>safe</text:p>
          </table:table-cell>
          <table:table-cell table:style-name="ce5" table:formula="of:=IF([.D30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30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0]*[.A30]*[.A30]*[$Sheet2.$C$2]" office:value-type="float" office:value="276815.15" calcext:value-type="float">
            <text:p>276,815.15</text:p>
          </table:table-cell>
          <table:table-cell table:formula="of:=[.H30]/1000" office:value-type="float" office:value="276.81515" calcext:value-type="float">
            <text:p>276.82</text:p>
          </table:table-cell>
          <table:table-cell table:style-name="ce6" table:formula="of:=[.I30]*2.205" office:value-type="float" office:value="610.37740575" calcext:value-type="float">
            <text:p>610.38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.A31]/2.54" office:value-type="float" office:value="11.8110236220472" calcext:value-type="float">
            <text:p>11.81</text:p>
          </table:table-cell>
          <table:table-cell table:style-name="ce2" table:formula="of:=[.B31]/12" office:value-type="float" office:value="0.984251968503937" calcext:value-type="float">
            <text:p>0.98</text:p>
          </table:table-cell>
          <table:table-cell table:formula="of:=[$Sheet2.$A$2]*10^(-[$Sheet2.$B$2]*[$Sheet2.$C$2]*[.A31])" office:value-type="float" office:value="0.0217278520443595" calcext:value-type="float">
            <text:p>0.02172785204436</text:p>
          </table:table-cell>
          <table:table-cell table:style-name="ce4" table:formula="of:=IF([.D31]&gt;5;&quot;danger&quot;;&quot;safe&quot;)" office:value-type="string" office:string-value="safe" calcext:value-type="string">
            <text:p>safe</text:p>
          </table:table-cell>
          <table:table-cell table:style-name="ce5" table:formula="of:=IF([.D31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31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1]*[.A31]*[.A31]*[$Sheet2.$C$2]" office:value-type="float" office:value="306450" calcext:value-type="float">
            <text:p>306,450.00</text:p>
          </table:table-cell>
          <table:table-cell table:formula="of:=[.H31]/1000" office:value-type="float" office:value="306.45" calcext:value-type="float">
            <text:p>306.45</text:p>
          </table:table-cell>
          <table:table-cell table:style-name="ce6" table:formula="of:=[.I31]*2.205" office:value-type="float" office:value="675.72225" calcext:value-type="float">
            <text:p>675.7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.A32]/2.54" office:value-type="float" office:value="12.2047244094488" calcext:value-type="float">
            <text:p>12.20</text:p>
          </table:table-cell>
          <table:table-cell table:style-name="ce2" table:formula="of:=[.B32]/12" office:value-type="float" office:value="1.01706036745407" calcext:value-type="float">
            <text:p>1.02</text:p>
          </table:table-cell>
          <table:table-cell table:formula="of:=[$Sheet2.$A$2]*10^(-[$Sheet2.$B$2]*[$Sheet2.$C$2]*[.A32])" office:value-type="float" office:value="0.00994867618147817" calcext:value-type="float">
            <text:p>0.009948676181478</text:p>
          </table:table-cell>
          <table:table-cell table:style-name="ce4" table:formula="of:=IF([.D32]&gt;5;&quot;danger&quot;;&quot;safe&quot;)" office:value-type="string" office:string-value="safe" calcext:value-type="string">
            <text:p>safe</text:p>
          </table:table-cell>
          <table:table-cell table:style-name="ce5" table:formula="of:=IF([.D32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32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2]*[.A32]*[.A32]*[$Sheet2.$C$2]" office:value-type="float" office:value="338127.85" calcext:value-type="float">
            <text:p>338,127.85</text:p>
          </table:table-cell>
          <table:table-cell table:formula="of:=[.H32]/1000" office:value-type="float" office:value="338.12785" calcext:value-type="float">
            <text:p>338.13</text:p>
          </table:table-cell>
          <table:table-cell table:style-name="ce6" table:formula="of:=[.I32]*2.205" office:value-type="float" office:value="745.57190925" calcext:value-type="float">
            <text:p>745.5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.A33]/2.54" office:value-type="float" office:value="12.5984251968504" calcext:value-type="float">
            <text:p>12.60</text:p>
          </table:table-cell>
          <table:table-cell table:style-name="ce2" table:formula="of:=[.B33]/12" office:value-type="float" office:value="1.0498687664042" calcext:value-type="float">
            <text:p>1.05</text:p>
          </table:table-cell>
          <table:table-cell table:formula="of:=[$Sheet2.$A$2]*10^(-[$Sheet2.$B$2]*[$Sheet2.$C$2]*[.A33])" office:value-type="float" office:value="0.00455526655657641" calcext:value-type="float">
            <text:p>0.004555266556576</text:p>
          </table:table-cell>
          <table:table-cell table:style-name="ce4" table:formula="of:=IF([.D33]&gt;5;&quot;danger&quot;;&quot;safe&quot;)" office:value-type="string" office:string-value="safe" calcext:value-type="string">
            <text:p>safe</text:p>
          </table:table-cell>
          <table:table-cell table:style-name="ce5" table:formula="of:=IF([.D33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33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3]*[.A33]*[.A33]*[$Sheet2.$C$2]" office:value-type="float" office:value="371916.8" calcext:value-type="float">
            <text:p>371,916.80</text:p>
          </table:table-cell>
          <table:table-cell table:formula="of:=[.H33]/1000" office:value-type="float" office:value="371.9168" calcext:value-type="float">
            <text:p>371.92</text:p>
          </table:table-cell>
          <table:table-cell table:style-name="ce6" table:formula="of:=[.I33]*2.205" office:value-type="float" office:value="820.076544" calcext:value-type="float">
            <text:p>820.08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.A34]/2.54" office:value-type="float" office:value="12.992125984252" calcext:value-type="float">
            <text:p>12.99</text:p>
          </table:table-cell>
          <table:table-cell table:style-name="ce2" table:formula="of:=[.B34]/12" office:value-type="float" office:value="1.08267716535433" calcext:value-type="float">
            <text:p>1.08</text:p>
          </table:table-cell>
          <table:table-cell table:formula="of:=[$Sheet2.$A$2]*10^(-[$Sheet2.$B$2]*[$Sheet2.$C$2]*[.A34])" office:value-type="float" office:value="0.00208575020665518" calcext:value-type="float">
            <text:p>0.002085750206655</text:p>
          </table:table-cell>
          <table:table-cell table:style-name="ce4" table:formula="of:=IF([.D34]&gt;5;&quot;danger&quot;;&quot;safe&quot;)" office:value-type="string" office:string-value="safe" calcext:value-type="string">
            <text:p>safe</text:p>
          </table:table-cell>
          <table:table-cell table:style-name="ce5" table:formula="of:=IF([.D34]&gt;0.002;&quot;Non Compliant&quot;;&quot;Compliant&quot;)" office:value-type="string" office:string-value="Non Compliant" calcext:value-type="string">
            <text:p>Non Compliant</text:p>
          </table:table-cell>
          <table:table-cell table:style-name="ce5" table:formula="of:=IF(([.D34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4]*[.A34]*[.A34]*[$Sheet2.$C$2]" office:value-type="float" office:value="407884.95" calcext:value-type="float">
            <text:p>407,884.95</text:p>
          </table:table-cell>
          <table:table-cell table:formula="of:=[.H34]/1000" office:value-type="float" office:value="407.88495" calcext:value-type="float">
            <text:p>407.88</text:p>
          </table:table-cell>
          <table:table-cell table:style-name="ce6" table:formula="of:=[.I34]*2.205" office:value-type="float" office:value="899.38631475" calcext:value-type="float">
            <text:p>899.39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.A35]/2.54" office:value-type="float" office:value="13.3858267716535" calcext:value-type="float">
            <text:p>13.39</text:p>
          </table:table-cell>
          <table:table-cell table:style-name="ce2" table:formula="of:=[.B35]/12" office:value-type="float" office:value="1.11548556430446" calcext:value-type="float">
            <text:p>1.12</text:p>
          </table:table-cell>
          <table:table-cell table:formula="of:=[$Sheet2.$A$2]*10^(-[$Sheet2.$B$2]*[$Sheet2.$C$2]*[.A35])" office:value-type="float" office:value="0.000955016324627925" calcext:value-type="float">
            <text:p>0.000955016324628</text:p>
          </table:table-cell>
          <table:table-cell table:style-name="ce4" table:formula="of:=IF([.D35]&gt;5;&quot;danger&quot;;&quot;safe&quot;)" office:value-type="string" office:string-value="safe" calcext:value-type="string">
            <text:p>safe</text:p>
          </table:table-cell>
          <table:table-cell table:style-name="ce5" table:formula="of:=IF([.D3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35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5]*[.A35]*[.A35]*[$Sheet2.$C$2]" office:value-type="float" office:value="446100.4" calcext:value-type="float">
            <text:p>446,100.40</text:p>
          </table:table-cell>
          <table:table-cell table:formula="of:=[.H35]/1000" office:value-type="float" office:value="446.1004" calcext:value-type="float">
            <text:p>446.10</text:p>
          </table:table-cell>
          <table:table-cell table:style-name="ce6" table:formula="of:=[.I35]*2.205" office:value-type="float" office:value="983.651382" calcext:value-type="float">
            <text:p>983.6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.A36]/2.54" office:value-type="float" office:value="13.7795275590551" calcext:value-type="float">
            <text:p>13.78</text:p>
          </table:table-cell>
          <table:table-cell table:style-name="ce2" table:formula="of:=[.B36]/12" office:value-type="float" office:value="1.14829396325459" calcext:value-type="float">
            <text:p>1.15</text:p>
          </table:table-cell>
          <table:table-cell table:formula="of:=[$Sheet2.$A$2]*10^(-[$Sheet2.$B$2]*[$Sheet2.$C$2]*[.A36])" office:value-type="float" office:value="0.000437279678743722" calcext:value-type="float">
            <text:p>0.000437279678744</text:p>
          </table:table-cell>
          <table:table-cell table:style-name="ce4" table:formula="of:=IF([.D36]&gt;5;&quot;danger&quot;;&quot;safe&quot;)" office:value-type="string" office:string-value="safe" calcext:value-type="string">
            <text:p>safe</text:p>
          </table:table-cell>
          <table:table-cell table:style-name="ce5" table:formula="of:=IF([.D3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36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6]*[.A36]*[.A36]*[$Sheet2.$C$2]" office:value-type="float" office:value="486631.25" calcext:value-type="float">
            <text:p>486,631.25</text:p>
          </table:table-cell>
          <table:table-cell table:formula="of:=[.H36]/1000" office:value-type="float" office:value="486.63125" calcext:value-type="float">
            <text:p>486.63</text:p>
          </table:table-cell>
          <table:table-cell table:style-name="ce6" table:formula="of:=[.I36]*2.205" office:value-type="float" office:value="1073.02190625" calcext:value-type="float">
            <text:p>1,073.0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.A37]/2.54" office:value-type="float" office:value="14.1732283464567" calcext:value-type="float">
            <text:p>14.17</text:p>
          </table:table-cell>
          <table:table-cell table:style-name="ce2" table:formula="of:=[.B37]/12" office:value-type="float" office:value="1.18110236220472" calcext:value-type="float">
            <text:p>1.18</text:p>
          </table:table-cell>
          <table:table-cell table:formula="of:=[$Sheet2.$A$2]*10^(-[$Sheet2.$B$2]*[$Sheet2.$C$2]*[.A37])" office:value-type="float" office:value="0.000200220155939963" calcext:value-type="float">
            <text:p>0.00020022015594</text:p>
          </table:table-cell>
          <table:table-cell table:style-name="ce4" table:formula="of:=IF([.D37]&gt;5;&quot;danger&quot;;&quot;safe&quot;)" office:value-type="string" office:string-value="safe" calcext:value-type="string">
            <text:p>safe</text:p>
          </table:table-cell>
          <table:table-cell table:style-name="ce5" table:formula="of:=IF([.D3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37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7]*[.A37]*[.A37]*[$Sheet2.$C$2]" office:value-type="float" office:value="529545.6" calcext:value-type="float">
            <text:p>529,545.60</text:p>
          </table:table-cell>
          <table:table-cell table:formula="of:=[.H37]/1000" office:value-type="float" office:value="529.5456" calcext:value-type="float">
            <text:p>529.55</text:p>
          </table:table-cell>
          <table:table-cell table:style-name="ce6" table:formula="of:=[.I37]*2.205" office:value-type="float" office:value="1167.648048" calcext:value-type="float">
            <text:p>1,167.65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.A38]/2.54" office:value-type="float" office:value="14.5669291338583" calcext:value-type="float">
            <text:p>14.57</text:p>
          </table:table-cell>
          <table:table-cell table:style-name="ce2" table:formula="of:=[.B38]/12" office:value-type="float" office:value="1.21391076115486" calcext:value-type="float">
            <text:p>1.21</text:p>
          </table:table-cell>
          <table:table-cell table:formula="of:=[$Sheet2.$A$2]*10^(-[$Sheet2.$B$2]*[$Sheet2.$C$2]*[.A38])" office:value-type="float" office:value="0.0000916761349619397" calcext:value-type="float">
            <text:p>9.16761349619397E-05</text:p>
          </table:table-cell>
          <table:table-cell table:style-name="ce4" table:formula="of:=IF([.D38]&gt;5;&quot;danger&quot;;&quot;safe&quot;)" office:value-type="string" office:string-value="safe" calcext:value-type="string">
            <text:p>safe</text:p>
          </table:table-cell>
          <table:table-cell table:style-name="ce5" table:formula="of:=IF([.D3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38]*(24*365+6)*80)&gt;40;&quot;Non Compliant&quot;;&quot;Compliant&quot;)" office:value-type="string" office:string-value="Non Compliant" calcext:value-type="string">
            <text:p>Non Compliant</text:p>
          </table:table-cell>
          <table:table-cell table:formula="of:=[.A38]*[.A38]*[.A38]*[$Sheet2.$C$2]" office:value-type="float" office:value="574911.55" calcext:value-type="float">
            <text:p>574,911.55</text:p>
          </table:table-cell>
          <table:table-cell table:formula="of:=[.H38]/1000" office:value-type="float" office:value="574.91155" calcext:value-type="float">
            <text:p>574.91</text:p>
          </table:table-cell>
          <table:table-cell table:style-name="ce6" table:formula="of:=[.I38]*2.205" office:value-type="float" office:value="1267.67996775" calcext:value-type="float">
            <text:p>1,267.68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.A39]/2.54" office:value-type="float" office:value="14.9606299212598" calcext:value-type="float">
            <text:p>14.96</text:p>
          </table:table-cell>
          <table:table-cell table:style-name="ce2" table:formula="of:=[.B39]/12" office:value-type="float" office:value="1.24671916010499" calcext:value-type="float">
            <text:p>1.25</text:p>
          </table:table-cell>
          <table:table-cell table:formula="of:=[$Sheet2.$A$2]*10^(-[$Sheet2.$B$2]*[$Sheet2.$C$2]*[.A39])" office:value-type="float" office:value="0.0000419763618807683" calcext:value-type="float">
            <text:p>4.19763618807683E-05</text:p>
          </table:table-cell>
          <table:table-cell table:style-name="ce4" table:formula="of:=IF([.D39]&gt;5;&quot;danger&quot;;&quot;safe&quot;)" office:value-type="string" office:string-value="safe" calcext:value-type="string">
            <text:p>safe</text:p>
          </table:table-cell>
          <table:table-cell table:style-name="ce5" table:formula="of:=IF([.D3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3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39]*[.A39]*[.A39]*[$Sheet2.$C$2]" office:value-type="float" office:value="622797.2" calcext:value-type="float">
            <text:p>622,797.20</text:p>
          </table:table-cell>
          <table:table-cell table:formula="of:=[.H39]/1000" office:value-type="float" office:value="622.7972" calcext:value-type="float">
            <text:p>622.80</text:p>
          </table:table-cell>
          <table:table-cell table:style-name="ce6" table:formula="of:=[.I39]*2.205" office:value-type="float" office:value="1373.267826" calcext:value-type="float">
            <text:p>1,373.27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.A40]/2.54" office:value-type="float" office:value="15.3543307086614" calcext:value-type="float">
            <text:p>15.35</text:p>
          </table:table-cell>
          <table:table-cell table:style-name="ce2" table:formula="of:=[.B40]/12" office:value-type="float" office:value="1.27952755905512" calcext:value-type="float">
            <text:p>1.28</text:p>
          </table:table-cell>
          <table:table-cell table:formula="of:=[$Sheet2.$A$2]*10^(-[$Sheet2.$B$2]*[$Sheet2.$C$2]*[.A40])" office:value-type="float" office:value="0.0000192199961034215" calcext:value-type="float">
            <text:p>1.92199961034215E-05</text:p>
          </table:table-cell>
          <table:table-cell table:style-name="ce4" table:formula="of:=IF([.D40]&gt;5;&quot;danger&quot;;&quot;safe&quot;)" office:value-type="string" office:string-value="safe" calcext:value-type="string">
            <text:p>safe</text:p>
          </table:table-cell>
          <table:table-cell table:style-name="ce5" table:formula="of:=IF([.D4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0]*[.A40]*[.A40]*[$Sheet2.$C$2]" office:value-type="float" office:value="673270.65" calcext:value-type="float">
            <text:p>673,270.65</text:p>
          </table:table-cell>
          <table:table-cell table:formula="of:=[.H40]/1000" office:value-type="float" office:value="673.27065" calcext:value-type="float">
            <text:p>673.27</text:p>
          </table:table-cell>
          <table:table-cell table:style-name="ce6" table:formula="of:=[.I40]*2.205" office:value-type="float" office:value="1484.56178325" calcext:value-type="float">
            <text:p>1,484.56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.A41]/2.54" office:value-type="float" office:value="15.748031496063" calcext:value-type="float">
            <text:p>15.75</text:p>
          </table:table-cell>
          <table:table-cell table:style-name="ce2" table:formula="of:=[.B41]/12" office:value-type="float" office:value="1.31233595800525" calcext:value-type="float">
            <text:p>1.31</text:p>
          </table:table-cell>
          <table:table-cell table:formula="of:=[$Sheet2.$A$2]*10^(-[$Sheet2.$B$2]*[$Sheet2.$C$2]*[.A41])" office:value-type="float" office:value="0.00000880038749582022" calcext:value-type="float">
            <text:p>8.80038749582022E-06</text:p>
          </table:table-cell>
          <table:table-cell table:style-name="ce4" table:formula="of:=IF([.D41]&gt;5;&quot;danger&quot;;&quot;safe&quot;)" office:value-type="string" office:string-value="safe" calcext:value-type="string">
            <text:p>safe</text:p>
          </table:table-cell>
          <table:table-cell table:style-name="ce5" table:formula="of:=IF([.D4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1]*[.A41]*[.A41]*[$Sheet2.$C$2]" office:value-type="float" office:value="726400" calcext:value-type="float">
            <text:p>726,400.00</text:p>
          </table:table-cell>
          <table:table-cell table:formula="of:=[.H41]/1000" office:value-type="float" office:value="726.4" calcext:value-type="float">
            <text:p>726.40</text:p>
          </table:table-cell>
          <table:table-cell table:style-name="ce6" table:formula="of:=[.I41]*2.205" office:value-type="float" office:value="1601.712" calcext:value-type="float">
            <text:p>1,601.7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.A42]/2.54" office:value-type="float" office:value="16.1417322834646" calcext:value-type="float">
            <text:p>16.14</text:p>
          </table:table-cell>
          <table:table-cell table:style-name="ce2" table:formula="of:=[.B42]/12" office:value-type="float" office:value="1.34514435695538" calcext:value-type="float">
            <text:p>1.35</text:p>
          </table:table-cell>
          <table:table-cell table:formula="of:=[$Sheet2.$A$2]*10^(-[$Sheet2.$B$2]*[$Sheet2.$C$2]*[.A42])" office:value-type="float" office:value="0.00000402949197595321" calcext:value-type="float">
            <text:p>4.02949197595321E-06</text:p>
          </table:table-cell>
          <table:table-cell table:style-name="ce4" table:formula="of:=IF([.D42]&gt;5;&quot;danger&quot;;&quot;safe&quot;)" office:value-type="string" office:string-value="safe" calcext:value-type="string">
            <text:p>safe</text:p>
          </table:table-cell>
          <table:table-cell table:style-name="ce5" table:formula="of:=IF([.D4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2]*[.A42]*[.A42]*[$Sheet2.$C$2]" office:value-type="float" office:value="782253.35" calcext:value-type="float">
            <text:p>782,253.35</text:p>
          </table:table-cell>
          <table:table-cell table:formula="of:=[.H42]/1000" office:value-type="float" office:value="782.25335" calcext:value-type="float">
            <text:p>782.25</text:p>
          </table:table-cell>
          <table:table-cell table:style-name="ce6" table:formula="of:=[.I42]*2.205" office:value-type="float" office:value="1724.86863675" calcext:value-type="float">
            <text:p>1,724.87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.A43]/2.54" office:value-type="float" office:value="16.5354330708661" calcext:value-type="float">
            <text:p>16.54</text:p>
          </table:table-cell>
          <table:table-cell table:style-name="ce2" table:formula="of:=[.B43]/12" office:value-type="float" office:value="1.37795275590551" calcext:value-type="float">
            <text:p>1.38</text:p>
          </table:table-cell>
          <table:table-cell table:formula="of:=[$Sheet2.$A$2]*10^(-[$Sheet2.$B$2]*[$Sheet2.$C$2]*[.A43])" office:value-type="float" office:value="0.00000184501030119219" calcext:value-type="float">
            <text:p>1.84501030119219E-06</text:p>
          </table:table-cell>
          <table:table-cell table:style-name="ce4" table:formula="of:=IF([.D43]&gt;5;&quot;danger&quot;;&quot;safe&quot;)" office:value-type="string" office:string-value="safe" calcext:value-type="string">
            <text:p>safe</text:p>
          </table:table-cell>
          <table:table-cell table:style-name="ce5" table:formula="of:=IF([.D4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3]*[.A43]*[.A43]*[$Sheet2.$C$2]" office:value-type="float" office:value="840898.8" calcext:value-type="float">
            <text:p>840,898.80</text:p>
          </table:table-cell>
          <table:table-cell table:formula="of:=[.H43]/1000" office:value-type="float" office:value="840.8988" calcext:value-type="float">
            <text:p>840.90</text:p>
          </table:table-cell>
          <table:table-cell table:style-name="ce6" table:formula="of:=[.I43]*2.205" office:value-type="float" office:value="1854.181854" calcext:value-type="float">
            <text:p>1,854.18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.A44]/2.54" office:value-type="float" office:value="16.9291338582677" calcext:value-type="float">
            <text:p>16.93</text:p>
          </table:table-cell>
          <table:table-cell table:style-name="ce2" table:formula="of:=[.B44]/12" office:value-type="float" office:value="1.41076115485564" calcext:value-type="float">
            <text:p>1.41</text:p>
          </table:table-cell>
          <table:table-cell table:formula="of:=[$Sheet2.$A$2]*10^(-[$Sheet2.$B$2]*[$Sheet2.$C$2]*[.A44])" office:value-type="float" office:value="0.000000844787142354351" calcext:value-type="float">
            <text:p>8.44787142354351E-07</text:p>
          </table:table-cell>
          <table:table-cell table:style-name="ce4" table:formula="of:=IF([.D44]&gt;5;&quot;danger&quot;;&quot;safe&quot;)" office:value-type="string" office:string-value="safe" calcext:value-type="string">
            <text:p>safe</text:p>
          </table:table-cell>
          <table:table-cell table:style-name="ce5" table:formula="of:=IF([.D4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4]*[.A44]*[.A44]*[$Sheet2.$C$2]" office:value-type="float" office:value="902404.45" calcext:value-type="float">
            <text:p>902,404.45</text:p>
          </table:table-cell>
          <table:table-cell table:formula="of:=[.H44]/1000" office:value-type="float" office:value="902.40445" calcext:value-type="float">
            <text:p>902.40</text:p>
          </table:table-cell>
          <table:table-cell table:style-name="ce6" table:formula="of:=[.I44]*2.205" office:value-type="float" office:value="1989.80181225" calcext:value-type="float">
            <text:p>1,989.80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.A45]/2.54" office:value-type="float" office:value="17.3228346456693" calcext:value-type="float">
            <text:p>17.32</text:p>
          </table:table-cell>
          <table:table-cell table:style-name="ce2" table:formula="of:=[.B45]/12" office:value-type="float" office:value="1.44356955380577" calcext:value-type="float">
            <text:p>1.44</text:p>
          </table:table-cell>
          <table:table-cell table:formula="of:=[$Sheet2.$A$2]*10^(-[$Sheet2.$B$2]*[$Sheet2.$C$2]*[.A45])" office:value-type="float" office:value="0.000000386808309647964" calcext:value-type="float">
            <text:p>3.86808309647964E-07</text:p>
          </table:table-cell>
          <table:table-cell table:style-name="ce4" table:formula="of:=IF([.D45]&gt;5;&quot;danger&quot;;&quot;safe&quot;)" office:value-type="string" office:string-value="safe" calcext:value-type="string">
            <text:p>safe</text:p>
          </table:table-cell>
          <table:table-cell table:style-name="ce5" table:formula="of:=IF([.D4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5]*[.A45]*[.A45]*[$Sheet2.$C$2]" office:value-type="float" office:value="966838.4" calcext:value-type="float">
            <text:p>966,838.40</text:p>
          </table:table-cell>
          <table:table-cell table:formula="of:=[.H45]/1000" office:value-type="float" office:value="966.8384" calcext:value-type="float">
            <text:p>966.84</text:p>
          </table:table-cell>
          <table:table-cell table:style-name="ce6" table:formula="of:=[.I45]*2.205" office:value-type="float" office:value="2131.878672" calcext:value-type="float">
            <text:p>2,131.88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.A46]/2.54" office:value-type="float" office:value="17.7165354330709" calcext:value-type="float">
            <text:p>17.72</text:p>
          </table:table-cell>
          <table:table-cell table:style-name="ce2" table:formula="of:=[.B46]/12" office:value-type="float" office:value="1.47637795275591" calcext:value-type="float">
            <text:p>1.48</text:p>
          </table:table-cell>
          <table:table-cell table:formula="of:=[$Sheet2.$A$2]*10^(-[$Sheet2.$B$2]*[$Sheet2.$C$2]*[.A46])" office:value-type="float" office:value="0.000000177110494361615" calcext:value-type="float">
            <text:p>1.77110494361615E-07</text:p>
          </table:table-cell>
          <table:table-cell table:style-name="ce4" table:formula="of:=IF([.D46]&gt;5;&quot;danger&quot;;&quot;safe&quot;)" office:value-type="string" office:string-value="safe" calcext:value-type="string">
            <text:p>safe</text:p>
          </table:table-cell>
          <table:table-cell table:style-name="ce5" table:formula="of:=IF([.D4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6]*[.A46]*[.A46]*[$Sheet2.$C$2]" office:value-type="float" office:value="1034268.75" calcext:value-type="float">
            <text:p>1,034,268.75</text:p>
          </table:table-cell>
          <table:table-cell table:formula="of:=[.H46]/1000" office:value-type="float" office:value="1034.26875" calcext:value-type="float">
            <text:p>1,034.27</text:p>
          </table:table-cell>
          <table:table-cell table:style-name="ce6" table:formula="of:=[.I46]*2.205" office:value-type="float" office:value="2280.56259375" calcext:value-type="float">
            <text:p>2,280.56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.A47]/2.54" office:value-type="float" office:value="18.1102362204724" calcext:value-type="float">
            <text:p>18.11</text:p>
          </table:table-cell>
          <table:table-cell table:style-name="ce2" table:formula="of:=[.B47]/12" office:value-type="float" office:value="1.50918635170604" calcext:value-type="float">
            <text:p>1.51</text:p>
          </table:table-cell>
          <table:table-cell table:formula="of:=[$Sheet2.$A$2]*10^(-[$Sheet2.$B$2]*[$Sheet2.$C$2]*[.A47])" office:value-type="float" office:value="0.0000000810947604552855" calcext:value-type="float">
            <text:p>8.10947604552855E-08</text:p>
          </table:table-cell>
          <table:table-cell table:style-name="ce4" table:formula="of:=IF([.D47]&gt;5;&quot;danger&quot;;&quot;safe&quot;)" office:value-type="string" office:string-value="safe" calcext:value-type="string">
            <text:p>safe</text:p>
          </table:table-cell>
          <table:table-cell table:style-name="ce5" table:formula="of:=IF([.D4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7]*[.A47]*[.A47]*[$Sheet2.$C$2]" office:value-type="float" office:value="1104763.6" calcext:value-type="float">
            <text:p>1,104,763.60</text:p>
          </table:table-cell>
          <table:table-cell table:formula="of:=[.H47]/1000" office:value-type="float" office:value="1104.7636" calcext:value-type="float">
            <text:p>1,104.76</text:p>
          </table:table-cell>
          <table:table-cell table:style-name="ce6" table:formula="of:=[.I47]*2.205" office:value-type="float" office:value="2436.003738" calcext:value-type="float">
            <text:p>2,436.00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.A48]/2.54" office:value-type="float" office:value="18.503937007874" calcext:value-type="float">
            <text:p>18.50</text:p>
          </table:table-cell>
          <table:table-cell table:style-name="ce2" table:formula="of:=[.B48]/12" office:value-type="float" office:value="1.54199475065617" calcext:value-type="float">
            <text:p>1.54</text:p>
          </table:table-cell>
          <table:table-cell table:formula="of:=[$Sheet2.$A$2]*10^(-[$Sheet2.$B$2]*[$Sheet2.$C$2]*[.A48])" office:value-type="float" office:value="0.0000000371313975323952" calcext:value-type="float">
            <text:p>3.71313975323952E-08</text:p>
          </table:table-cell>
          <table:table-cell table:style-name="ce4" table:formula="of:=IF([.D48]&gt;5;&quot;danger&quot;;&quot;safe&quot;)" office:value-type="string" office:string-value="safe" calcext:value-type="string">
            <text:p>safe</text:p>
          </table:table-cell>
          <table:table-cell table:style-name="ce5" table:formula="of:=IF([.D4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8]*[.A48]*[.A48]*[$Sheet2.$C$2]" office:value-type="float" office:value="1178391.05" calcext:value-type="float">
            <text:p>1,178,391.05</text:p>
          </table:table-cell>
          <table:table-cell table:formula="of:=[.H48]/1000" office:value-type="float" office:value="1178.39105" calcext:value-type="float">
            <text:p>1,178.39</text:p>
          </table:table-cell>
          <table:table-cell table:style-name="ce6" table:formula="of:=[.I48]*2.205" office:value-type="float" office:value="2598.35226525" calcext:value-type="float">
            <text:p>2,598.3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.A49]/2.54" office:value-type="float" office:value="18.8976377952756" calcext:value-type="float">
            <text:p>18.90</text:p>
          </table:table-cell>
          <table:table-cell table:style-name="ce2" table:formula="of:=[.B49]/12" office:value-type="float" office:value="1.5748031496063" calcext:value-type="float">
            <text:p>1.57</text:p>
          </table:table-cell>
          <table:table-cell table:formula="of:=[$Sheet2.$A$2]*10^(-[$Sheet2.$B$2]*[$Sheet2.$C$2]*[.A49])" office:value-type="float" office:value="0.0000000170016000413366" calcext:value-type="float">
            <text:p>1.70016000413366E-08</text:p>
          </table:table-cell>
          <table:table-cell table:style-name="ce4" table:formula="of:=IF([.D49]&gt;5;&quot;danger&quot;;&quot;safe&quot;)" office:value-type="string" office:string-value="safe" calcext:value-type="string">
            <text:p>safe</text:p>
          </table:table-cell>
          <table:table-cell table:style-name="ce5" table:formula="of:=IF([.D4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4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49]*[.A49]*[.A49]*[$Sheet2.$C$2]" office:value-type="float" office:value="1255219.2" calcext:value-type="float">
            <text:p>1,255,219.20</text:p>
          </table:table-cell>
          <table:table-cell table:formula="of:=[.H49]/1000" office:value-type="float" office:value="1255.2192" calcext:value-type="float">
            <text:p>1,255.22</text:p>
          </table:table-cell>
          <table:table-cell table:style-name="ce6" table:formula="of:=[.I49]*2.205" office:value-type="float" office:value="2767.758336" calcext:value-type="float">
            <text:p>2,767.76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.A50]/2.54" office:value-type="float" office:value="19.2913385826772" calcext:value-type="float">
            <text:p>19.29</text:p>
          </table:table-cell>
          <table:table-cell table:style-name="ce2" table:formula="of:=[.B50]/12" office:value-type="float" office:value="1.60761154855643" calcext:value-type="float">
            <text:p>1.61</text:p>
          </table:table-cell>
          <table:table-cell table:formula="of:=[$Sheet2.$A$2]*10^(-[$Sheet2.$B$2]*[$Sheet2.$C$2]*[.A50])" office:value-type="float" office:value="0.00000000778463573080955" calcext:value-type="float">
            <text:p>7.78463573080955E-09</text:p>
          </table:table-cell>
          <table:table-cell table:style-name="ce4" table:formula="of:=IF([.D50]&gt;5;&quot;danger&quot;;&quot;safe&quot;)" office:value-type="string" office:string-value="safe" calcext:value-type="string">
            <text:p>safe</text:p>
          </table:table-cell>
          <table:table-cell table:style-name="ce5" table:formula="of:=IF([.D5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0]*[.A50]*[.A50]*[$Sheet2.$C$2]" office:value-type="float" office:value="1335316.15" calcext:value-type="float">
            <text:p>1,335,316.15</text:p>
          </table:table-cell>
          <table:table-cell table:formula="of:=[.H50]/1000" office:value-type="float" office:value="1335.31615" calcext:value-type="float">
            <text:p>1,335.32</text:p>
          </table:table-cell>
          <table:table-cell table:style-name="ce6" table:formula="of:=[.I50]*2.205" office:value-type="float" office:value="2944.37211075" calcext:value-type="float">
            <text:p>2,944.37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.A51]/2.54" office:value-type="float" office:value="19.6850393700787" calcext:value-type="float">
            <text:p>19.69</text:p>
          </table:table-cell>
          <table:table-cell table:style-name="ce2" table:formula="of:=[.B51]/12" office:value-type="float" office:value="1.64041994750656" calcext:value-type="float">
            <text:p>1.64</text:p>
          </table:table-cell>
          <table:table-cell table:formula="of:=[$Sheet2.$A$2]*10^(-[$Sheet2.$B$2]*[$Sheet2.$C$2]*[.A51])" office:value-type="float" office:value="0.00000000356440295701912" calcext:value-type="float">
            <text:p>3.56440295701912E-09</text:p>
          </table:table-cell>
          <table:table-cell table:style-name="ce4" table:formula="of:=IF([.D51]&gt;5;&quot;danger&quot;;&quot;safe&quot;)" office:value-type="string" office:string-value="safe" calcext:value-type="string">
            <text:p>safe</text:p>
          </table:table-cell>
          <table:table-cell table:style-name="ce5" table:formula="of:=IF([.D5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1]*[.A51]*[.A51]*[$Sheet2.$C$2]" office:value-type="float" office:value="1418750" calcext:value-type="float">
            <text:p>1,418,750.00</text:p>
          </table:table-cell>
          <table:table-cell table:formula="of:=[.H51]/1000" office:value-type="float" office:value="1418.75" calcext:value-type="float">
            <text:p>1,418.75</text:p>
          </table:table-cell>
          <table:table-cell table:style-name="ce6" table:formula="of:=[.I51]*2.205" office:value-type="float" office:value="3128.34375" calcext:value-type="float">
            <text:p>3,128.34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.A52]/2.54" office:value-type="float" office:value="20.0787401574803" calcext:value-type="float">
            <text:p>20.08</text:p>
          </table:table-cell>
          <table:table-cell table:style-name="ce2" table:formula="of:=[.B52]/12" office:value-type="float" office:value="1.67322834645669" calcext:value-type="float">
            <text:p>1.67</text:p>
          </table:table-cell>
          <table:table-cell table:formula="of:=[$Sheet2.$A$2]*10^(-[$Sheet2.$B$2]*[$Sheet2.$C$2]*[.A52])" office:value-type="float" office:value="0.00000000163205689763026" calcext:value-type="float">
            <text:p>1.63205689763026E-09</text:p>
          </table:table-cell>
          <table:table-cell table:style-name="ce4" table:formula="of:=IF([.D52]&gt;5;&quot;danger&quot;;&quot;safe&quot;)" office:value-type="string" office:string-value="safe" calcext:value-type="string">
            <text:p>safe</text:p>
          </table:table-cell>
          <table:table-cell table:style-name="ce5" table:formula="of:=IF([.D5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2]*[.A52]*[.A52]*[$Sheet2.$C$2]" office:value-type="float" office:value="1505588.85" calcext:value-type="float">
            <text:p>1,505,588.85</text:p>
          </table:table-cell>
          <table:table-cell table:formula="of:=[.H52]/1000" office:value-type="float" office:value="1505.58885" calcext:value-type="float">
            <text:p>1,505.59</text:p>
          </table:table-cell>
          <table:table-cell table:style-name="ce6" table:formula="of:=[.I52]*2.205" office:value-type="float" office:value="3319.82341425" calcext:value-type="float">
            <text:p>3,319.82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.A53]/2.54" office:value-type="float" office:value="20.4724409448819" calcext:value-type="float">
            <text:p>20.47</text:p>
          </table:table-cell>
          <table:table-cell table:style-name="ce2" table:formula="of:=[.B53]/12" office:value-type="float" office:value="1.70603674540682" calcext:value-type="float">
            <text:p>1.71</text:p>
          </table:table-cell>
          <table:table-cell table:formula="of:=[$Sheet2.$A$2]*10^(-[$Sheet2.$B$2]*[$Sheet2.$C$2]*[.A53])" office:value-type="float" office:value="0.000000000747280750583275" calcext:value-type="float">
            <text:p>7.47280750583275E-10</text:p>
          </table:table-cell>
          <table:table-cell table:style-name="ce4" table:formula="of:=IF([.D53]&gt;5;&quot;danger&quot;;&quot;safe&quot;)" office:value-type="string" office:string-value="safe" calcext:value-type="string">
            <text:p>safe</text:p>
          </table:table-cell>
          <table:table-cell table:style-name="ce5" table:formula="of:=IF([.D5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3]*[.A53]*[.A53]*[$Sheet2.$C$2]" office:value-type="float" office:value="1595900.8" calcext:value-type="float">
            <text:p>1,595,900.80</text:p>
          </table:table-cell>
          <table:table-cell table:formula="of:=[.H53]/1000" office:value-type="float" office:value="1595.9008" calcext:value-type="float">
            <text:p>1,595.90</text:p>
          </table:table-cell>
          <table:table-cell table:style-name="ce6" table:formula="of:=[.I53]*2.205" office:value-type="float" office:value="3518.961264" calcext:value-type="float">
            <text:p>3,518.96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.A54]/2.54" office:value-type="float" office:value="20.8661417322835" calcext:value-type="float">
            <text:p>20.87</text:p>
          </table:table-cell>
          <table:table-cell table:style-name="ce2" table:formula="of:=[.B54]/12" office:value-type="float" office:value="1.73884514435696" calcext:value-type="float">
            <text:p>1.74</text:p>
          </table:table-cell>
          <table:table-cell table:formula="of:=[$Sheet2.$A$2]*10^(-[$Sheet2.$B$2]*[$Sheet2.$C$2]*[.A54])" office:value-type="float" office:value="0.00000000034216240929047" calcext:value-type="float">
            <text:p>3.4216240929047E-10</text:p>
          </table:table-cell>
          <table:table-cell table:style-name="ce4" table:formula="of:=IF([.D54]&gt;5;&quot;danger&quot;;&quot;safe&quot;)" office:value-type="string" office:string-value="safe" calcext:value-type="string">
            <text:p>safe</text:p>
          </table:table-cell>
          <table:table-cell table:style-name="ce5" table:formula="of:=IF([.D5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4]*[.A54]*[.A54]*[$Sheet2.$C$2]" office:value-type="float" office:value="1689753.95" calcext:value-type="float">
            <text:p>1,689,753.95</text:p>
          </table:table-cell>
          <table:table-cell table:formula="of:=[.H54]/1000" office:value-type="float" office:value="1689.75395" calcext:value-type="float">
            <text:p>1,689.75</text:p>
          </table:table-cell>
          <table:table-cell table:style-name="ce6" table:formula="of:=[.I54]*2.205" office:value-type="float" office:value="3725.90745975" calcext:value-type="float">
            <text:p>3,725.9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.A55]/2.54" office:value-type="float" office:value="21.259842519685" calcext:value-type="float">
            <text:p>21.26</text:p>
          </table:table-cell>
          <table:table-cell table:style-name="ce2" table:formula="of:=[.B55]/12" office:value-type="float" office:value="1.77165354330709" calcext:value-type="float">
            <text:p>1.77</text:p>
          </table:table-cell>
          <table:table-cell table:formula="of:=[$Sheet2.$A$2]*10^(-[$Sheet2.$B$2]*[$Sheet2.$C$2]*[.A55])" office:value-type="float" office:value="0.000000000156668178914122" calcext:value-type="float">
            <text:p>1.56668178914122E-10</text:p>
          </table:table-cell>
          <table:table-cell table:style-name="ce4" table:formula="of:=IF([.D55]&gt;5;&quot;danger&quot;;&quot;safe&quot;)" office:value-type="string" office:string-value="safe" calcext:value-type="string">
            <text:p>safe</text:p>
          </table:table-cell>
          <table:table-cell table:style-name="ce5" table:formula="of:=IF([.D5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5]*[.A55]*[.A55]*[$Sheet2.$C$2]" office:value-type="float" office:value="1787216.4" calcext:value-type="float">
            <text:p>1,787,216.40</text:p>
          </table:table-cell>
          <table:table-cell table:formula="of:=[.H55]/1000" office:value-type="float" office:value="1787.2164" calcext:value-type="float">
            <text:p>1,787.22</text:p>
          </table:table-cell>
          <table:table-cell table:style-name="ce6" table:formula="of:=[.I55]*2.205" office:value-type="float" office:value="3940.812162" calcext:value-type="float">
            <text:p>3,940.81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.A56]/2.54" office:value-type="float" office:value="21.6535433070866" calcext:value-type="float">
            <text:p>21.65</text:p>
          </table:table-cell>
          <table:table-cell table:style-name="ce2" table:formula="of:=[.B56]/12" office:value-type="float" office:value="1.80446194225722" calcext:value-type="float">
            <text:p>1.80</text:p>
          </table:table-cell>
          <table:table-cell table:formula="of:=[$Sheet2.$A$2]*10^(-[$Sheet2.$B$2]*[$Sheet2.$C$2]*[.A56])" office:value-type="float" office:value="0.0000000000717347014687129" calcext:value-type="float">
            <text:p>7.17347014687129E-11</text:p>
          </table:table-cell>
          <table:table-cell table:style-name="ce4" table:formula="of:=IF([.D56]&gt;5;&quot;danger&quot;;&quot;safe&quot;)" office:value-type="string" office:string-value="safe" calcext:value-type="string">
            <text:p>safe</text:p>
          </table:table-cell>
          <table:table-cell table:style-name="ce5" table:formula="of:=IF([.D5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6]*[.A56]*[.A56]*[$Sheet2.$C$2]" office:value-type="float" office:value="1888356.25" calcext:value-type="float">
            <text:p>1,888,356.25</text:p>
          </table:table-cell>
          <table:table-cell table:formula="of:=[.H56]/1000" office:value-type="float" office:value="1888.35625" calcext:value-type="float">
            <text:p>1,888.36</text:p>
          </table:table-cell>
          <table:table-cell table:style-name="ce6" table:formula="of:=[.I56]*2.205" office:value-type="float" office:value="4163.82553125" calcext:value-type="float">
            <text:p>4,163.83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.A57]/2.54" office:value-type="float" office:value="22.0472440944882" calcext:value-type="float">
            <text:p>22.05</text:p>
          </table:table-cell>
          <table:table-cell table:style-name="ce2" table:formula="of:=[.B57]/12" office:value-type="float" office:value="1.83727034120735" calcext:value-type="float">
            <text:p>1.84</text:p>
          </table:table-cell>
          <table:table-cell table:formula="of:=[$Sheet2.$A$2]*10^(-[$Sheet2.$B$2]*[$Sheet2.$C$2]*[.A57])" office:value-type="float" office:value="0.0000000000328456450472056" calcext:value-type="float">
            <text:p>3.28456450472056E-11</text:p>
          </table:table-cell>
          <table:table-cell table:style-name="ce4" table:formula="of:=IF([.D57]&gt;5;&quot;danger&quot;;&quot;safe&quot;)" office:value-type="string" office:string-value="safe" calcext:value-type="string">
            <text:p>safe</text:p>
          </table:table-cell>
          <table:table-cell table:style-name="ce5" table:formula="of:=IF([.D5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7]*[.A57]*[.A57]*[$Sheet2.$C$2]" office:value-type="float" office:value="1993241.6" calcext:value-type="float">
            <text:p>1,993,241.60</text:p>
          </table:table-cell>
          <table:table-cell table:formula="of:=[.H57]/1000" office:value-type="float" office:value="1993.2416" calcext:value-type="float">
            <text:p>1,993.24</text:p>
          </table:table-cell>
          <table:table-cell table:style-name="ce6" table:formula="of:=[.I57]*2.205" office:value-type="float" office:value="4395.097728" calcext:value-type="float">
            <text:p>4,395.1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.A58]/2.54" office:value-type="float" office:value="22.4409448818898" calcext:value-type="float">
            <text:p>22.44</text:p>
          </table:table-cell>
          <table:table-cell table:style-name="ce2" table:formula="of:=[.B58]/12" office:value-type="float" office:value="1.87007874015748" calcext:value-type="float">
            <text:p>1.87</text:p>
          </table:table-cell>
          <table:table-cell table:formula="of:=[$Sheet2.$A$2]*10^(-[$Sheet2.$B$2]*[$Sheet2.$C$2]*[.A58])" office:value-type="float" office:value="0.000000000015039254035755" calcext:value-type="float">
            <text:p>1.5039254035755E-11</text:p>
          </table:table-cell>
          <table:table-cell table:style-name="ce4" table:formula="of:=IF([.D58]&gt;5;&quot;danger&quot;;&quot;safe&quot;)" office:value-type="string" office:string-value="safe" calcext:value-type="string">
            <text:p>safe</text:p>
          </table:table-cell>
          <table:table-cell table:style-name="ce5" table:formula="of:=IF([.D5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8]*[.A58]*[.A58]*[$Sheet2.$C$2]" office:value-type="float" office:value="2101940.55" calcext:value-type="float">
            <text:p>2,101,940.55</text:p>
          </table:table-cell>
          <table:table-cell table:formula="of:=[.H58]/1000" office:value-type="float" office:value="2101.94055" calcext:value-type="float">
            <text:p>2,101.94</text:p>
          </table:table-cell>
          <table:table-cell table:style-name="ce6" table:formula="of:=[.I58]*2.205" office:value-type="float" office:value="4634.77891275" calcext:value-type="float">
            <text:p>4,634.78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.A59]/2.54" office:value-type="float" office:value="22.8346456692913" calcext:value-type="float">
            <text:p>22.83</text:p>
          </table:table-cell>
          <table:table-cell table:style-name="ce2" table:formula="of:=[.B59]/12" office:value-type="float" office:value="1.90288713910761" calcext:value-type="float">
            <text:p>1.90</text:p>
          </table:table-cell>
          <table:table-cell table:formula="of:=[$Sheet2.$A$2]*10^(-[$Sheet2.$B$2]*[$Sheet2.$C$2]*[.A59])" office:value-type="float" office:value="0.00000000000688612330879511" calcext:value-type="float">
            <text:p>6.88612330879511E-12</text:p>
          </table:table-cell>
          <table:table-cell table:style-name="ce4" table:formula="of:=IF([.D59]&gt;5;&quot;danger&quot;;&quot;safe&quot;)" office:value-type="string" office:string-value="safe" calcext:value-type="string">
            <text:p>safe</text:p>
          </table:table-cell>
          <table:table-cell table:style-name="ce5" table:formula="of:=IF([.D5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5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59]*[.A59]*[.A59]*[$Sheet2.$C$2]" office:value-type="float" office:value="2214521.2" calcext:value-type="float">
            <text:p>2,214,521.20</text:p>
          </table:table-cell>
          <table:table-cell table:formula="of:=[.H59]/1000" office:value-type="float" office:value="2214.5212" calcext:value-type="float">
            <text:p>2,214.52</text:p>
          </table:table-cell>
          <table:table-cell table:style-name="ce6" table:formula="of:=[.I59]*2.205" office:value-type="float" office:value="4883.019246" calcext:value-type="float">
            <text:p>4,883.02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.A60]/2.54" office:value-type="float" office:value="23.2283464566929" calcext:value-type="float">
            <text:p>23.23</text:p>
          </table:table-cell>
          <table:table-cell table:style-name="ce2" table:formula="of:=[.B60]/12" office:value-type="float" office:value="1.93569553805774" calcext:value-type="float">
            <text:p>1.94</text:p>
          </table:table-cell>
          <table:table-cell table:formula="of:=[$Sheet2.$A$2]*10^(-[$Sheet2.$B$2]*[$Sheet2.$C$2]*[.A60])" office:value-type="float" office:value="0.00000000000315299509611288" calcext:value-type="float">
            <text:p>3.15299509611288E-12</text:p>
          </table:table-cell>
          <table:table-cell table:style-name="ce4" table:formula="of:=IF([.D60]&gt;5;&quot;danger&quot;;&quot;safe&quot;)" office:value-type="string" office:string-value="safe" calcext:value-type="string">
            <text:p>safe</text:p>
          </table:table-cell>
          <table:table-cell table:style-name="ce5" table:formula="of:=IF([.D6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0]*[.A60]*[.A60]*[$Sheet2.$C$2]" office:value-type="float" office:value="2331051.65" calcext:value-type="float">
            <text:p>2,331,051.65</text:p>
          </table:table-cell>
          <table:table-cell table:formula="of:=[.H60]/1000" office:value-type="float" office:value="2331.05165" calcext:value-type="float">
            <text:p>2,331.05</text:p>
          </table:table-cell>
          <table:table-cell table:style-name="ce6" table:formula="of:=[.I60]*2.205" office:value-type="float" office:value="5139.96888825" calcext:value-type="float">
            <text:p>5,139.97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.A61]/2.54" office:value-type="float" office:value="23.6220472440945" calcext:value-type="float">
            <text:p>23.62</text:p>
          </table:table-cell>
          <table:table-cell table:style-name="ce2" table:formula="of:=[.B61]/12" office:value-type="float" office:value="1.96850393700787" calcext:value-type="float">
            <text:p>1.97</text:p>
          </table:table-cell>
          <table:table-cell table:formula="of:=[$Sheet2.$A$2]*10^(-[$Sheet2.$B$2]*[$Sheet2.$C$2]*[.A61])" office:value-type="float" office:value="0.00000000000144368284306127" calcext:value-type="float">
            <text:p>1.44368284306127E-12</text:p>
          </table:table-cell>
          <table:table-cell table:style-name="ce4" table:formula="of:=IF([.D61]&gt;5;&quot;danger&quot;;&quot;safe&quot;)" office:value-type="string" office:string-value="safe" calcext:value-type="string">
            <text:p>safe</text:p>
          </table:table-cell>
          <table:table-cell table:style-name="ce5" table:formula="of:=IF([.D6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1]*[.A61]*[.A61]*[$Sheet2.$C$2]" office:value-type="float" office:value="2451600" calcext:value-type="float">
            <text:p>2,451,600.00</text:p>
          </table:table-cell>
          <table:table-cell table:formula="of:=[.H61]/1000" office:value-type="float" office:value="2451.6" calcext:value-type="float">
            <text:p>2,451.60</text:p>
          </table:table-cell>
          <table:table-cell table:style-name="ce6" table:formula="of:=[.I61]*2.205" office:value-type="float" office:value="5405.778" calcext:value-type="float">
            <text:p>5,405.78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.A62]/2.54" office:value-type="float" office:value="24.0157480314961" calcext:value-type="float">
            <text:p>24.02</text:p>
          </table:table-cell>
          <table:table-cell table:style-name="ce2" table:formula="of:=[.B62]/12" office:value-type="float" office:value="2.00131233595801" calcext:value-type="float">
            <text:p>2.00</text:p>
          </table:table-cell>
          <table:table-cell table:formula="of:=[$Sheet2.$A$2]*10^(-[$Sheet2.$B$2]*[$Sheet2.$C$2]*[.A62])" office:value-type="float" office:value="0.000000000000661028668873916" calcext:value-type="float">
            <text:p>6.61028668873916E-13</text:p>
          </table:table-cell>
          <table:table-cell table:style-name="ce4" table:formula="of:=IF([.D62]&gt;5;&quot;danger&quot;;&quot;safe&quot;)" office:value-type="string" office:string-value="safe" calcext:value-type="string">
            <text:p>safe</text:p>
          </table:table-cell>
          <table:table-cell table:style-name="ce5" table:formula="of:=IF([.D6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2]*[.A62]*[.A62]*[$Sheet2.$C$2]" office:value-type="float" office:value="2576234.35" calcext:value-type="float">
            <text:p>2,576,234.35</text:p>
          </table:table-cell>
          <table:table-cell table:formula="of:=[.H62]/1000" office:value-type="float" office:value="2576.23435" calcext:value-type="float">
            <text:p>2,576.23</text:p>
          </table:table-cell>
          <table:table-cell table:style-name="ce6" table:formula="of:=[.I62]*2.205" office:value-type="float" office:value="5680.59674175" calcext:value-type="float">
            <text:p>5,680.60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.A63]/2.54" office:value-type="float" office:value="24.4094488188976" calcext:value-type="float">
            <text:p>24.41</text:p>
          </table:table-cell>
          <table:table-cell table:style-name="ce2" table:formula="of:=[.B63]/12" office:value-type="float" office:value="2.03412073490814" calcext:value-type="float">
            <text:p>2.03</text:p>
          </table:table-cell>
          <table:table-cell table:formula="of:=[$Sheet2.$A$2]*10^(-[$Sheet2.$B$2]*[$Sheet2.$C$2]*[.A63])" office:value-type="float" office:value="0.000000000000302669594761318" calcext:value-type="float">
            <text:p>3.02669594761318E-13</text:p>
          </table:table-cell>
          <table:table-cell table:style-name="ce4" table:formula="of:=IF([.D63]&gt;5;&quot;danger&quot;;&quot;safe&quot;)" office:value-type="string" office:string-value="safe" calcext:value-type="string">
            <text:p>safe</text:p>
          </table:table-cell>
          <table:table-cell table:style-name="ce5" table:formula="of:=IF([.D6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3]*[.A63]*[.A63]*[$Sheet2.$C$2]" office:value-type="float" office:value="2705022.8" calcext:value-type="float">
            <text:p>2,705,022.80</text:p>
          </table:table-cell>
          <table:table-cell table:formula="of:=[.H63]/1000" office:value-type="float" office:value="2705.0228" calcext:value-type="float">
            <text:p>2,705.02</text:p>
          </table:table-cell>
          <table:table-cell table:style-name="ce6" table:formula="of:=[.I63]*2.205" office:value-type="float" office:value="5964.575274" calcext:value-type="float">
            <text:p>5,964.58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.A64]/2.54" office:value-type="float" office:value="24.8031496062992" calcext:value-type="float">
            <text:p>24.80</text:p>
          </table:table-cell>
          <table:table-cell table:style-name="ce2" table:formula="of:=[.B64]/12" office:value-type="float" office:value="2.06692913385827" calcext:value-type="float">
            <text:p>2.07</text:p>
          </table:table-cell>
          <table:table-cell table:formula="of:=[$Sheet2.$A$2]*10^(-[$Sheet2.$B$2]*[$Sheet2.$C$2]*[.A64])" office:value-type="float" office:value="0.000000000000138585341160829" calcext:value-type="float">
            <text:p>1.38585341160829E-13</text:p>
          </table:table-cell>
          <table:table-cell table:style-name="ce4" table:formula="of:=IF([.D64]&gt;5;&quot;danger&quot;;&quot;safe&quot;)" office:value-type="string" office:string-value="safe" calcext:value-type="string">
            <text:p>safe</text:p>
          </table:table-cell>
          <table:table-cell table:style-name="ce5" table:formula="of:=IF([.D6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4]*[.A64]*[.A64]*[$Sheet2.$C$2]" office:value-type="float" office:value="2838033.45" calcext:value-type="float">
            <text:p>2,838,033.45</text:p>
          </table:table-cell>
          <table:table-cell table:formula="of:=[.H64]/1000" office:value-type="float" office:value="2838.03345" calcext:value-type="float">
            <text:p>2,838.03</text:p>
          </table:table-cell>
          <table:table-cell table:style-name="ce6" table:formula="of:=[.I64]*2.205" office:value-type="float" office:value="6257.86375725" calcext:value-type="float">
            <text:p>6,257.86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.A65]/2.54" office:value-type="float" office:value="25.1968503937008" calcext:value-type="float">
            <text:p>25.20</text:p>
          </table:table-cell>
          <table:table-cell table:style-name="ce2" table:formula="of:=[.B65]/12" office:value-type="float" office:value="2.0997375328084" calcext:value-type="float">
            <text:p>2.10</text:p>
          </table:table-cell>
          <table:table-cell table:formula="of:=[$Sheet2.$A$2]*10^(-[$Sheet2.$B$2]*[$Sheet2.$C$2]*[.A65])" office:value-type="float" office:value="0.0000000000000634549922327314" calcext:value-type="float">
            <text:p>6.34549922327314E-14</text:p>
          </table:table-cell>
          <table:table-cell table:style-name="ce4" table:formula="of:=IF([.D65]&gt;5;&quot;danger&quot;;&quot;safe&quot;)" office:value-type="string" office:string-value="safe" calcext:value-type="string">
            <text:p>safe</text:p>
          </table:table-cell>
          <table:table-cell table:style-name="ce5" table:formula="of:=IF([.D6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5]*[.A65]*[.A65]*[$Sheet2.$C$2]" office:value-type="float" office:value="2975334.4" calcext:value-type="float">
            <text:p>2,975,334.40</text:p>
          </table:table-cell>
          <table:table-cell table:formula="of:=[.H65]/1000" office:value-type="float" office:value="2975.3344" calcext:value-type="float">
            <text:p>2,975.33</text:p>
          </table:table-cell>
          <table:table-cell table:style-name="ce6" table:formula="of:=[.I65]*2.205" office:value-type="float" office:value="6560.612352" calcext:value-type="float">
            <text:p>6,560.61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[.A66]/2.54" office:value-type="float" office:value="25.5905511811024" calcext:value-type="float">
            <text:p>25.59</text:p>
          </table:table-cell>
          <table:table-cell table:style-name="ce2" table:formula="of:=[.B66]/12" office:value-type="float" office:value="2.13254593175853" calcext:value-type="float">
            <text:p>2.13</text:p>
          </table:table-cell>
          <table:table-cell table:formula="of:=[$Sheet2.$A$2]*10^(-[$Sheet2.$B$2]*[$Sheet2.$C$2]*[.A66])" office:value-type="float" office:value="0.0000000000000290545594904095" calcext:value-type="float">
            <text:p>2.90545594904095E-14</text:p>
          </table:table-cell>
          <table:table-cell table:style-name="ce4" table:formula="of:=IF([.D66]&gt;5;&quot;danger&quot;;&quot;safe&quot;)" office:value-type="string" office:string-value="safe" calcext:value-type="string">
            <text:p>safe</text:p>
          </table:table-cell>
          <table:table-cell table:style-name="ce5" table:formula="of:=IF([.D6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6]*[.A66]*[.A66]*[$Sheet2.$C$2]" office:value-type="float" office:value="3116993.75" calcext:value-type="float">
            <text:p>3,116,993.75</text:p>
          </table:table-cell>
          <table:table-cell table:formula="of:=[.H66]/1000" office:value-type="float" office:value="3116.99375" calcext:value-type="float">
            <text:p>3,116.99</text:p>
          </table:table-cell>
          <table:table-cell table:style-name="ce6" table:formula="of:=[.I66]*2.205" office:value-type="float" office:value="6872.97121875" calcext:value-type="float">
            <text:p>6,872.97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formula="of:=[.A67]/2.54" office:value-type="float" office:value="25.9842519685039" calcext:value-type="float">
            <text:p>25.98</text:p>
          </table:table-cell>
          <table:table-cell table:style-name="ce2" table:formula="of:=[.B67]/12" office:value-type="float" office:value="2.16535433070866" calcext:value-type="float">
            <text:p>2.17</text:p>
          </table:table-cell>
          <table:table-cell table:formula="of:=[$Sheet2.$A$2]*10^(-[$Sheet2.$B$2]*[$Sheet2.$C$2]*[.A67])" office:value-type="float" office:value="0.0000000000000133034044679357" calcext:value-type="float">
            <text:p>1.33034044679357E-14</text:p>
          </table:table-cell>
          <table:table-cell table:style-name="ce4" table:formula="of:=IF([.D67]&gt;5;&quot;danger&quot;;&quot;safe&quot;)" office:value-type="string" office:string-value="safe" calcext:value-type="string">
            <text:p>safe</text:p>
          </table:table-cell>
          <table:table-cell table:style-name="ce5" table:formula="of:=IF([.D6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7]*[.A67]*[.A67]*[$Sheet2.$C$2]" office:value-type="float" office:value="3263079.6" calcext:value-type="float">
            <text:p>3,263,079.60</text:p>
          </table:table-cell>
          <table:table-cell table:formula="of:=[.H67]/1000" office:value-type="float" office:value="3263.0796" calcext:value-type="float">
            <text:p>3,263.08</text:p>
          </table:table-cell>
          <table:table-cell table:style-name="ce6" table:formula="of:=[.I67]*2.205" office:value-type="float" office:value="7195.090518" calcext:value-type="float">
            <text:p>7,195.09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[.A68]/2.54" office:value-type="float" office:value="26.3779527559055" calcext:value-type="float">
            <text:p>26.38</text:p>
          </table:table-cell>
          <table:table-cell table:style-name="ce2" table:formula="of:=[.B68]/12" office:value-type="float" office:value="2.19816272965879" calcext:value-type="float">
            <text:p>2.20</text:p>
          </table:table-cell>
          <table:table-cell table:formula="of:=[$Sheet2.$A$2]*10^(-[$Sheet2.$B$2]*[$Sheet2.$C$2]*[.A68])" office:value-type="float" office:value="6.09131831772945E-015" calcext:value-type="float">
            <text:p>6.09131831772945E-15</text:p>
          </table:table-cell>
          <table:table-cell table:style-name="ce4" table:formula="of:=IF([.D68]&gt;5;&quot;danger&quot;;&quot;safe&quot;)" office:value-type="string" office:string-value="safe" calcext:value-type="string">
            <text:p>safe</text:p>
          </table:table-cell>
          <table:table-cell table:style-name="ce5" table:formula="of:=IF([.D6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8]*[.A68]*[.A68]*[$Sheet2.$C$2]" office:value-type="float" office:value="3413660.05" calcext:value-type="float">
            <text:p>3,413,660.05</text:p>
          </table:table-cell>
          <table:table-cell table:formula="of:=[.H68]/1000" office:value-type="float" office:value="3413.66005" calcext:value-type="float">
            <text:p>3,413.66</text:p>
          </table:table-cell>
          <table:table-cell table:style-name="ce6" table:formula="of:=[.I68]*2.205" office:value-type="float" office:value="7527.12041025" calcext:value-type="float">
            <text:p>7,527.12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formula="of:=[.A69]/2.54" office:value-type="float" office:value="26.7716535433071" calcext:value-type="float">
            <text:p>26.77</text:p>
          </table:table-cell>
          <table:table-cell table:style-name="ce2" table:formula="of:=[.B69]/12" office:value-type="float" office:value="2.23097112860892" calcext:value-type="float">
            <text:p>2.23</text:p>
          </table:table-cell>
          <table:table-cell table:formula="of:=[$Sheet2.$A$2]*10^(-[$Sheet2.$B$2]*[$Sheet2.$C$2]*[.A69])" office:value-type="float" office:value="2.78907244663094E-015" calcext:value-type="float">
            <text:p>2.78907244663094E-15</text:p>
          </table:table-cell>
          <table:table-cell table:style-name="ce4" table:formula="of:=IF([.D69]&gt;5;&quot;danger&quot;;&quot;safe&quot;)" office:value-type="string" office:string-value="safe" calcext:value-type="string">
            <text:p>safe</text:p>
          </table:table-cell>
          <table:table-cell table:style-name="ce5" table:formula="of:=IF([.D6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6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69]*[.A69]*[.A69]*[$Sheet2.$C$2]" office:value-type="float" office:value="3568803.2" calcext:value-type="float">
            <text:p>3,568,803.20</text:p>
          </table:table-cell>
          <table:table-cell table:formula="of:=[.H69]/1000" office:value-type="float" office:value="3568.8032" calcext:value-type="float">
            <text:p>3,568.80</text:p>
          </table:table-cell>
          <table:table-cell table:style-name="ce6" table:formula="of:=[.I69]*2.205" office:value-type="float" office:value="7869.211056" calcext:value-type="float">
            <text:p>7,869.2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formula="of:=[.A70]/2.54" office:value-type="float" office:value="27.1653543307087" calcext:value-type="float">
            <text:p>27.17</text:p>
          </table:table-cell>
          <table:table-cell table:style-name="ce2" table:formula="of:=[.B70]/12" office:value-type="float" office:value="2.26377952755905" calcext:value-type="float">
            <text:p>2.26</text:p>
          </table:table-cell>
          <table:table-cell table:formula="of:=[$Sheet2.$A$2]*10^(-[$Sheet2.$B$2]*[$Sheet2.$C$2]*[.A70])" office:value-type="float" office:value="1.27705115818926E-015" calcext:value-type="float">
            <text:p>1.27705115818926E-15</text:p>
          </table:table-cell>
          <table:table-cell table:style-name="ce4" table:formula="of:=IF([.D70]&gt;5;&quot;danger&quot;;&quot;safe&quot;)" office:value-type="string" office:string-value="safe" calcext:value-type="string">
            <text:p>safe</text:p>
          </table:table-cell>
          <table:table-cell table:style-name="ce5" table:formula="of:=IF([.D7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0]*[.A70]*[.A70]*[$Sheet2.$C$2]" office:value-type="float" office:value="3728577.15" calcext:value-type="float">
            <text:p>3,728,577.15</text:p>
          </table:table-cell>
          <table:table-cell table:formula="of:=[.H70]/1000" office:value-type="float" office:value="3728.57715" calcext:value-type="float">
            <text:p>3,728.58</text:p>
          </table:table-cell>
          <table:table-cell table:style-name="ce6" table:formula="of:=[.I70]*2.205" office:value-type="float" office:value="8221.51261575" calcext:value-type="float">
            <text:p>8,221.5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[.A71]/2.54" office:value-type="float" office:value="27.5590551181102" calcext:value-type="float">
            <text:p>27.56</text:p>
          </table:table-cell>
          <table:table-cell table:style-name="ce2" table:formula="of:=[.B71]/12" office:value-type="float" office:value="2.29658792650919" calcext:value-type="float">
            <text:p>2.30</text:p>
          </table:table-cell>
          <table:table-cell table:formula="of:=[$Sheet2.$A$2]*10^(-[$Sheet2.$B$2]*[$Sheet2.$C$2]*[.A71])" office:value-type="float" office:value="5.84731910640231E-016" calcext:value-type="float">
            <text:p>5.84731910640231E-16</text:p>
          </table:table-cell>
          <table:table-cell table:style-name="ce4" table:formula="of:=IF([.D71]&gt;5;&quot;danger&quot;;&quot;safe&quot;)" office:value-type="string" office:string-value="safe" calcext:value-type="string">
            <text:p>safe</text:p>
          </table:table-cell>
          <table:table-cell table:style-name="ce5" table:formula="of:=IF([.D7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1]*[.A71]*[.A71]*[$Sheet2.$C$2]" office:value-type="float" office:value="3893050" calcext:value-type="float">
            <text:p>3,893,050.00</text:p>
          </table:table-cell>
          <table:table-cell table:formula="of:=[.H71]/1000" office:value-type="float" office:value="3893.05" calcext:value-type="float">
            <text:p>3,893.05</text:p>
          </table:table-cell>
          <table:table-cell table:style-name="ce6" table:formula="of:=[.I71]*2.205" office:value-type="float" office:value="8584.17525" calcext:value-type="float">
            <text:p>8,584.18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formula="of:=[.A72]/2.54" office:value-type="float" office:value="27.9527559055118" calcext:value-type="float">
            <text:p>27.95</text:p>
          </table:table-cell>
          <table:table-cell table:style-name="ce2" table:formula="of:=[.B72]/12" office:value-type="float" office:value="2.32939632545932" calcext:value-type="float">
            <text:p>2.33</text:p>
          </table:table-cell>
          <table:table-cell table:formula="of:=[$Sheet2.$A$2]*10^(-[$Sheet2.$B$2]*[$Sheet2.$C$2]*[.A72])" office:value-type="float" office:value="2.6773509042956E-016" calcext:value-type="float">
            <text:p>2.6773509042956E-16</text:p>
          </table:table-cell>
          <table:table-cell table:style-name="ce4" table:formula="of:=IF([.D72]&gt;5;&quot;danger&quot;;&quot;safe&quot;)" office:value-type="string" office:string-value="safe" calcext:value-type="string">
            <text:p>safe</text:p>
          </table:table-cell>
          <table:table-cell table:style-name="ce5" table:formula="of:=IF([.D7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2]*[.A72]*[.A72]*[$Sheet2.$C$2]" office:value-type="float" office:value="4062289.85" calcext:value-type="float">
            <text:p>4,062,289.85</text:p>
          </table:table-cell>
          <table:table-cell table:formula="of:=[.H72]/1000" office:value-type="float" office:value="4062.28985" calcext:value-type="float">
            <text:p>4,062.29</text:p>
          </table:table-cell>
          <table:table-cell table:style-name="ce6" table:formula="of:=[.I72]*2.205" office:value-type="float" office:value="8957.34911925" calcext:value-type="float">
            <text:p>8,957.3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[.A73]/2.54" office:value-type="float" office:value="28.3464566929134" calcext:value-type="float">
            <text:p>28.35</text:p>
          </table:table-cell>
          <table:table-cell table:style-name="ce2" table:formula="of:=[.B73]/12" office:value-type="float" office:value="2.36220472440945" calcext:value-type="float">
            <text:p>2.36</text:p>
          </table:table-cell>
          <table:table-cell table:formula="of:=[$Sheet2.$A$2]*10^(-[$Sheet2.$B$2]*[$Sheet2.$C$2]*[.A73])" office:value-type="float" office:value="1.22589647226263E-016" calcext:value-type="float">
            <text:p>1.22589647226263E-16</text:p>
          </table:table-cell>
          <table:table-cell table:style-name="ce4" table:formula="of:=IF([.D73]&gt;5;&quot;danger&quot;;&quot;safe&quot;)" office:value-type="string" office:string-value="safe" calcext:value-type="string">
            <text:p>safe</text:p>
          </table:table-cell>
          <table:table-cell table:style-name="ce5" table:formula="of:=IF([.D7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3]*[.A73]*[.A73]*[$Sheet2.$C$2]" office:value-type="float" office:value="4236364.8" calcext:value-type="float">
            <text:p>4,236,364.80</text:p>
          </table:table-cell>
          <table:table-cell table:formula="of:=[.H73]/1000" office:value-type="float" office:value="4236.3648" calcext:value-type="float">
            <text:p>4,236.36</text:p>
          </table:table-cell>
          <table:table-cell table:style-name="ce6" table:formula="of:=[.I73]*2.205" office:value-type="float" office:value="9341.184384" calcext:value-type="float">
            <text:p>9,341.18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formula="of:=[.A74]/2.54" office:value-type="float" office:value="28.740157480315" calcext:value-type="float">
            <text:p>28.74</text:p>
          </table:table-cell>
          <table:table-cell table:style-name="ce2" table:formula="of:=[.B74]/12" office:value-type="float" office:value="2.39501312335958" calcext:value-type="float">
            <text:p>2.40</text:p>
          </table:table-cell>
          <table:table-cell table:formula="of:=[$Sheet2.$A$2]*10^(-[$Sheet2.$B$2]*[$Sheet2.$C$2]*[.A74])" office:value-type="float" office:value="5.61309374238098E-017" calcext:value-type="float">
            <text:p>5.61309374238098E-17</text:p>
          </table:table-cell>
          <table:table-cell table:style-name="ce4" table:formula="of:=IF([.D74]&gt;5;&quot;danger&quot;;&quot;safe&quot;)" office:value-type="string" office:string-value="safe" calcext:value-type="string">
            <text:p>safe</text:p>
          </table:table-cell>
          <table:table-cell table:style-name="ce5" table:formula="of:=IF([.D7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4]*[.A74]*[.A74]*[$Sheet2.$C$2]" office:value-type="float" office:value="4415342.95" calcext:value-type="float">
            <text:p>4,415,342.95</text:p>
          </table:table-cell>
          <table:table-cell table:formula="of:=[.H74]/1000" office:value-type="float" office:value="4415.34295" calcext:value-type="float">
            <text:p>4,415.34</text:p>
          </table:table-cell>
          <table:table-cell table:style-name="ce6" table:formula="of:=[.I74]*2.205" office:value-type="float" office:value="9735.83120475" calcext:value-type="float">
            <text:p>9,735.83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formula="of:=[.A75]/2.54" office:value-type="float" office:value="29.1338582677165" calcext:value-type="float">
            <text:p>29.13</text:p>
          </table:table-cell>
          <table:table-cell table:style-name="ce2" table:formula="of:=[.B75]/12" office:value-type="float" office:value="2.42782152230971" calcext:value-type="float">
            <text:p>2.43</text:p>
          </table:table-cell>
          <table:table-cell table:formula="of:=[$Sheet2.$A$2]*10^(-[$Sheet2.$B$2]*[$Sheet2.$C$2]*[.A75])" office:value-type="float" office:value="2.57010457845632E-017" calcext:value-type="float">
            <text:p>2.57010457845632E-17</text:p>
          </table:table-cell>
          <table:table-cell table:style-name="ce4" table:formula="of:=IF([.D75]&gt;5;&quot;danger&quot;;&quot;safe&quot;)" office:value-type="string" office:string-value="safe" calcext:value-type="string">
            <text:p>safe</text:p>
          </table:table-cell>
          <table:table-cell table:style-name="ce5" table:formula="of:=IF([.D7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5]*[.A75]*[.A75]*[$Sheet2.$C$2]" office:value-type="float" office:value="4599292.4" calcext:value-type="float">
            <text:p>4,599,292.40</text:p>
          </table:table-cell>
          <table:table-cell table:formula="of:=[.H75]/1000" office:value-type="float" office:value="4599.2924" calcext:value-type="float">
            <text:p>4,599.29</text:p>
          </table:table-cell>
          <table:table-cell table:style-name="ce6" table:formula="of:=[.I75]*2.205" office:value-type="float" office:value="10141.439742" calcext:value-type="float">
            <text:p>10,141.4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formula="of:=[.A76]/2.54" office:value-type="float" office:value="29.5275590551181" calcext:value-type="float">
            <text:p>29.53</text:p>
          </table:table-cell>
          <table:table-cell table:style-name="ce2" table:formula="of:=[.B76]/12" office:value-type="float" office:value="2.46062992125984" calcext:value-type="float">
            <text:p>2.46</text:p>
          </table:table-cell>
          <table:table-cell table:formula="of:=[$Sheet2.$A$2]*10^(-[$Sheet2.$B$2]*[$Sheet2.$C$2]*[.A76])" office:value-type="float" office:value="1.17679088348883E-017" calcext:value-type="float">
            <text:p>1.17679088348883E-17</text:p>
          </table:table-cell>
          <table:table-cell table:style-name="ce4" table:formula="of:=IF([.D76]&gt;5;&quot;danger&quot;;&quot;safe&quot;)" office:value-type="string" office:string-value="safe" calcext:value-type="string">
            <text:p>safe</text:p>
          </table:table-cell>
          <table:table-cell table:style-name="ce5" table:formula="of:=IF([.D7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6]*[.A76]*[.A76]*[$Sheet2.$C$2]" office:value-type="float" office:value="4788281.25" calcext:value-type="float">
            <text:p>4,788,281.25</text:p>
          </table:table-cell>
          <table:table-cell table:formula="of:=[.H76]/1000" office:value-type="float" office:value="4788.28125" calcext:value-type="float">
            <text:p>4,788.28</text:p>
          </table:table-cell>
          <table:table-cell table:style-name="ce6" table:formula="of:=[.I76]*2.205" office:value-type="float" office:value="10558.16015625" calcext:value-type="float">
            <text:p>10,558.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formula="of:=[.A77]/2.54" office:value-type="float" office:value="29.9212598425197" calcext:value-type="float">
            <text:p>29.92</text:p>
          </table:table-cell>
          <table:table-cell table:style-name="ce2" table:formula="of:=[.B77]/12" office:value-type="float" office:value="2.49343832020997" calcext:value-type="float">
            <text:p>2.49</text:p>
          </table:table-cell>
          <table:table-cell table:formula="of:=[$Sheet2.$A$2]*10^(-[$Sheet2.$B$2]*[$Sheet2.$C$2]*[.A77])" office:value-type="float" office:value="5.38825071582958E-018" calcext:value-type="float">
            <text:p>5.38825071582958E-18</text:p>
          </table:table-cell>
          <table:table-cell table:style-name="ce4" table:formula="of:=IF([.D77]&gt;5;&quot;danger&quot;;&quot;safe&quot;)" office:value-type="string" office:string-value="safe" calcext:value-type="string">
            <text:p>safe</text:p>
          </table:table-cell>
          <table:table-cell table:style-name="ce5" table:formula="of:=IF([.D7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7]*[.A77]*[.A77]*[$Sheet2.$C$2]" office:value-type="float" office:value="4982377.6" calcext:value-type="float">
            <text:p>4,982,377.60</text:p>
          </table:table-cell>
          <table:table-cell table:formula="of:=[.H77]/1000" office:value-type="float" office:value="4982.3776" calcext:value-type="float">
            <text:p>4,982.38</text:p>
          </table:table-cell>
          <table:table-cell table:style-name="ce6" table:formula="of:=[.I77]*2.205" office:value-type="float" office:value="10986.142608" calcext:value-type="float">
            <text:p>10,986.14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formula="of:=[.A78]/2.54" office:value-type="float" office:value="30.3149606299213" calcext:value-type="float">
            <text:p>30.31</text:p>
          </table:table-cell>
          <table:table-cell table:style-name="ce2" table:formula="of:=[.B78]/12" office:value-type="float" office:value="2.5262467191601" calcext:value-type="float">
            <text:p>2.53</text:p>
          </table:table-cell>
          <table:table-cell table:formula="of:=[$Sheet2.$A$2]*10^(-[$Sheet2.$B$2]*[$Sheet2.$C$2]*[.A78])" office:value-type="float" office:value="2.46715420589964E-018" calcext:value-type="float">
            <text:p>2.46715420589964E-18</text:p>
          </table:table-cell>
          <table:table-cell table:style-name="ce4" table:formula="of:=IF([.D78]&gt;5;&quot;danger&quot;;&quot;safe&quot;)" office:value-type="string" office:string-value="safe" calcext:value-type="string">
            <text:p>safe</text:p>
          </table:table-cell>
          <table:table-cell table:style-name="ce5" table:formula="of:=IF([.D7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8]*[.A78]*[.A78]*[$Sheet2.$C$2]" office:value-type="float" office:value="5181649.55" calcext:value-type="float">
            <text:p>5,181,649.55</text:p>
          </table:table-cell>
          <table:table-cell table:formula="of:=[.H78]/1000" office:value-type="float" office:value="5181.64955" calcext:value-type="float">
            <text:p>5,181.65</text:p>
          </table:table-cell>
          <table:table-cell table:style-name="ce6" table:formula="of:=[.I78]*2.205" office:value-type="float" office:value="11425.53725775" calcext:value-type="float">
            <text:p>11,425.54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formula="of:=[.A79]/2.54" office:value-type="float" office:value="30.7086614173228" calcext:value-type="float">
            <text:p>30.71</text:p>
          </table:table-cell>
          <table:table-cell table:style-name="ce2" table:formula="of:=[.B79]/12" office:value-type="float" office:value="2.55905511811024" calcext:value-type="float">
            <text:p>2.56</text:p>
          </table:table-cell>
          <table:table-cell table:formula="of:=[$Sheet2.$A$2]*10^(-[$Sheet2.$B$2]*[$Sheet2.$C$2]*[.A79])" office:value-type="float" office:value="1.12965231142759E-018" calcext:value-type="float">
            <text:p>1.12965231142759E-18</text:p>
          </table:table-cell>
          <table:table-cell table:style-name="ce4" table:formula="of:=IF([.D79]&gt;5;&quot;danger&quot;;&quot;safe&quot;)" office:value-type="string" office:string-value="safe" calcext:value-type="string">
            <text:p>safe</text:p>
          </table:table-cell>
          <table:table-cell table:style-name="ce5" table:formula="of:=IF([.D7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7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79]*[.A79]*[.A79]*[$Sheet2.$C$2]" office:value-type="float" office:value="5386165.2" calcext:value-type="float">
            <text:p>5,386,165.20</text:p>
          </table:table-cell>
          <table:table-cell table:formula="of:=[.H79]/1000" office:value-type="float" office:value="5386.1652" calcext:value-type="float">
            <text:p>5,386.17</text:p>
          </table:table-cell>
          <table:table-cell table:style-name="ce6" table:formula="of:=[.I79]*2.205" office:value-type="float" office:value="11876.494266" calcext:value-type="float">
            <text:p>11,876.49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formula="of:=[.A80]/2.54" office:value-type="float" office:value="31.1023622047244" calcext:value-type="float">
            <text:p>31.10</text:p>
          </table:table-cell>
          <table:table-cell table:style-name="ce2" table:formula="of:=[.B80]/12" office:value-type="float" office:value="2.59186351706037" calcext:value-type="float">
            <text:p>2.59</text:p>
          </table:table-cell>
          <table:table-cell table:formula="of:=[$Sheet2.$A$2]*10^(-[$Sheet2.$B$2]*[$Sheet2.$C$2]*[.A80])" office:value-type="float" office:value="5.17241419957523E-019" calcext:value-type="float">
            <text:p>5.17241419957523E-19</text:p>
          </table:table-cell>
          <table:table-cell table:style-name="ce4" table:formula="of:=IF([.D80]&gt;5;&quot;danger&quot;;&quot;safe&quot;)" office:value-type="string" office:string-value="safe" calcext:value-type="string">
            <text:p>safe</text:p>
          </table:table-cell>
          <table:table-cell table:style-name="ce5" table:formula="of:=IF([.D8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0]*[.A80]*[.A80]*[$Sheet2.$C$2]" office:value-type="float" office:value="5595992.65" calcext:value-type="float">
            <text:p>5,595,992.65</text:p>
          </table:table-cell>
          <table:table-cell table:formula="of:=[.H80]/1000" office:value-type="float" office:value="5595.99265" calcext:value-type="float">
            <text:p>5,595.99</text:p>
          </table:table-cell>
          <table:table-cell table:style-name="ce6" table:formula="of:=[.I80]*2.205" office:value-type="float" office:value="12339.16379325" calcext:value-type="float">
            <text:p>12,339.16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[.A81]/2.54" office:value-type="float" office:value="31.496062992126" calcext:value-type="float">
            <text:p>31.50</text:p>
          </table:table-cell>
          <table:table-cell table:style-name="ce2" table:formula="of:=[.B81]/12" office:value-type="float" office:value="2.6246719160105" calcext:value-type="float">
            <text:p>2.62</text:p>
          </table:table-cell>
          <table:table-cell table:formula="of:=[$Sheet2.$A$2]*10^(-[$Sheet2.$B$2]*[$Sheet2.$C$2]*[.A81])" office:value-type="float" office:value="2.36832770413734E-019" calcext:value-type="float">
            <text:p>2.36832770413734E-19</text:p>
          </table:table-cell>
          <table:table-cell table:style-name="ce4" table:formula="of:=IF([.D81]&gt;5;&quot;danger&quot;;&quot;safe&quot;)" office:value-type="string" office:string-value="safe" calcext:value-type="string">
            <text:p>safe</text:p>
          </table:table-cell>
          <table:table-cell table:style-name="ce5" table:formula="of:=IF([.D8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1]*[.A81]*[.A81]*[$Sheet2.$C$2]" office:value-type="float" office:value="5811200" calcext:value-type="float">
            <text:p>5,811,200.00</text:p>
          </table:table-cell>
          <table:table-cell table:formula="of:=[.H81]/1000" office:value-type="float" office:value="5811.2" calcext:value-type="float">
            <text:p>5,811.20</text:p>
          </table:table-cell>
          <table:table-cell table:style-name="ce6" table:formula="of:=[.I81]*2.205" office:value-type="float" office:value="12813.696" calcext:value-type="float">
            <text:p>12,813.7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formula="of:=[.A82]/2.54" office:value-type="float" office:value="31.8897637795276" calcext:value-type="float">
            <text:p>31.89</text:p>
          </table:table-cell>
          <table:table-cell table:style-name="ce2" table:formula="of:=[.B82]/12" office:value-type="float" office:value="2.65748031496063" calcext:value-type="float">
            <text:p>2.66</text:p>
          </table:table-cell>
          <table:table-cell table:formula="of:=[$Sheet2.$A$2]*10^(-[$Sheet2.$B$2]*[$Sheet2.$C$2]*[.A82])" office:value-type="float" office:value="1.08440196352509E-019" calcext:value-type="float">
            <text:p>1.08440196352509E-19</text:p>
          </table:table-cell>
          <table:table-cell table:style-name="ce4" table:formula="of:=IF([.D82]&gt;5;&quot;danger&quot;;&quot;safe&quot;)" office:value-type="string" office:string-value="safe" calcext:value-type="string">
            <text:p>safe</text:p>
          </table:table-cell>
          <table:table-cell table:style-name="ce5" table:formula="of:=IF([.D8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2]*[.A82]*[.A82]*[$Sheet2.$C$2]" office:value-type="float" office:value="6031855.35" calcext:value-type="float">
            <text:p>6,031,855.35</text:p>
          </table:table-cell>
          <table:table-cell table:formula="of:=[.H82]/1000" office:value-type="float" office:value="6031.85535" calcext:value-type="float">
            <text:p>6,031.86</text:p>
          </table:table-cell>
          <table:table-cell table:style-name="ce6" table:formula="of:=[.I82]*2.205" office:value-type="float" office:value="13300.24104675" calcext:value-type="float">
            <text:p>13,300.24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formula="of:=[.A83]/2.54" office:value-type="float" office:value="32.2834645669291" calcext:value-type="float">
            <text:p>32.28</text:p>
          </table:table-cell>
          <table:table-cell table:style-name="ce2" table:formula="of:=[.B83]/12" office:value-type="float" office:value="2.69028871391076" calcext:value-type="float">
            <text:p>2.69</text:p>
          </table:table-cell>
          <table:table-cell table:formula="of:=[$Sheet2.$A$2]*10^(-[$Sheet2.$B$2]*[$Sheet2.$C$2]*[.A83])" office:value-type="float" office:value="4.96522342090913E-020" calcext:value-type="float">
            <text:p>4.96522342090913E-20</text:p>
          </table:table-cell>
          <table:table-cell table:style-name="ce4" table:formula="of:=IF([.D83]&gt;5;&quot;danger&quot;;&quot;safe&quot;)" office:value-type="string" office:string-value="safe" calcext:value-type="string">
            <text:p>safe</text:p>
          </table:table-cell>
          <table:table-cell table:style-name="ce5" table:formula="of:=IF([.D8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3]*[.A83]*[.A83]*[$Sheet2.$C$2]" office:value-type="float" office:value="6258026.8" calcext:value-type="float">
            <text:p>6,258,026.80</text:p>
          </table:table-cell>
          <table:table-cell table:formula="of:=[.H83]/1000" office:value-type="float" office:value="6258.0268" calcext:value-type="float">
            <text:p>6,258.03</text:p>
          </table:table-cell>
          <table:table-cell table:style-name="ce6" table:formula="of:=[.I83]*2.205" office:value-type="float" office:value="13798.949094" calcext:value-type="float">
            <text:p>13,798.95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formula="of:=[.A84]/2.54" office:value-type="float" office:value="32.6771653543307" calcext:value-type="float">
            <text:p>32.68</text:p>
          </table:table-cell>
          <table:table-cell table:style-name="ce2" table:formula="of:=[.B84]/12" office:value-type="float" office:value="2.72309711286089" calcext:value-type="float">
            <text:p>2.72</text:p>
          </table:table-cell>
          <table:table-cell table:formula="of:=[$Sheet2.$A$2]*10^(-[$Sheet2.$B$2]*[$Sheet2.$C$2]*[.A84])" office:value-type="float" office:value="2.27345988376885E-020" calcext:value-type="float">
            <text:p>2.27345988376885E-20</text:p>
          </table:table-cell>
          <table:table-cell table:style-name="ce4" table:formula="of:=IF([.D84]&gt;5;&quot;danger&quot;;&quot;safe&quot;)" office:value-type="string" office:string-value="safe" calcext:value-type="string">
            <text:p>safe</text:p>
          </table:table-cell>
          <table:table-cell table:style-name="ce5" table:formula="of:=IF([.D8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4]*[.A84]*[.A84]*[$Sheet2.$C$2]" office:value-type="float" office:value="6489782.45" calcext:value-type="float">
            <text:p>6,489,782.45</text:p>
          </table:table-cell>
          <table:table-cell table:formula="of:=[.H84]/1000" office:value-type="float" office:value="6489.78245" calcext:value-type="float">
            <text:p>6,489.78</text:p>
          </table:table-cell>
          <table:table-cell table:style-name="ce6" table:formula="of:=[.I84]*2.205" office:value-type="float" office:value="14309.97030225" calcext:value-type="float">
            <text:p>14,309.97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[.A85]/2.54" office:value-type="float" office:value="33.0708661417323" calcext:value-type="float">
            <text:p>33.07</text:p>
          </table:table-cell>
          <table:table-cell table:style-name="ce2" table:formula="of:=[.B85]/12" office:value-type="float" office:value="2.75590551181102" calcext:value-type="float">
            <text:p>2.76</text:p>
          </table:table-cell>
          <table:table-cell table:formula="of:=[$Sheet2.$A$2]*10^(-[$Sheet2.$B$2]*[$Sheet2.$C$2]*[.A85])" office:value-type="float" office:value="1.0409642034114E-020" calcext:value-type="float">
            <text:p>1.0409642034114E-20</text:p>
          </table:table-cell>
          <table:table-cell table:style-name="ce4" table:formula="of:=IF([.D85]&gt;5;&quot;danger&quot;;&quot;safe&quot;)" office:value-type="string" office:string-value="safe" calcext:value-type="string">
            <text:p>safe</text:p>
          </table:table-cell>
          <table:table-cell table:style-name="ce5" table:formula="of:=IF([.D8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5]*[.A85]*[.A85]*[$Sheet2.$C$2]" office:value-type="float" office:value="6727190.4" calcext:value-type="float">
            <text:p>6,727,190.40</text:p>
          </table:table-cell>
          <table:table-cell table:formula="of:=[.H85]/1000" office:value-type="float" office:value="6727.1904" calcext:value-type="float">
            <text:p>6,727.19</text:p>
          </table:table-cell>
          <table:table-cell table:style-name="ce6" table:formula="of:=[.I85]*2.205" office:value-type="float" office:value="14833.454832" calcext:value-type="float">
            <text:p>14,833.4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[.A86]/2.54" office:value-type="float" office:value="33.4645669291339" calcext:value-type="float">
            <text:p>33.46</text:p>
          </table:table-cell>
          <table:table-cell table:style-name="ce2" table:formula="of:=[.B86]/12" office:value-type="float" office:value="2.78871391076115" calcext:value-type="float">
            <text:p>2.79</text:p>
          </table:table-cell>
          <table:table-cell table:formula="of:=[$Sheet2.$A$2]*10^(-[$Sheet2.$B$2]*[$Sheet2.$C$2]*[.A86])" office:value-type="float" office:value="4.76633205855189E-021" calcext:value-type="float">
            <text:p>4.76633205855189E-21</text:p>
          </table:table-cell>
          <table:table-cell table:style-name="ce4" table:formula="of:=IF([.D86]&gt;5;&quot;danger&quot;;&quot;safe&quot;)" office:value-type="string" office:string-value="safe" calcext:value-type="string">
            <text:p>safe</text:p>
          </table:table-cell>
          <table:table-cell table:style-name="ce5" table:formula="of:=IF([.D8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6]*[.A86]*[.A86]*[$Sheet2.$C$2]" office:value-type="float" office:value="6970318.75" calcext:value-type="float">
            <text:p>6,970,318.75</text:p>
          </table:table-cell>
          <table:table-cell table:formula="of:=[.H86]/1000" office:value-type="float" office:value="6970.31875" calcext:value-type="float">
            <text:p>6,970.32</text:p>
          </table:table-cell>
          <table:table-cell table:style-name="ce6" table:formula="of:=[.I86]*2.205" office:value-type="float" office:value="15369.55284375" calcext:value-type="float">
            <text:p>15,369.5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formula="of:=[.A87]/2.54" office:value-type="float" office:value="33.8582677165354" calcext:value-type="float">
            <text:p>33.86</text:p>
          </table:table-cell>
          <table:table-cell table:style-name="ce2" table:formula="of:=[.B87]/12" office:value-type="float" office:value="2.82152230971129" calcext:value-type="float">
            <text:p>2.82</text:p>
          </table:table-cell>
          <table:table-cell table:formula="of:=[$Sheet2.$A$2]*10^(-[$Sheet2.$B$2]*[$Sheet2.$C$2]*[.A87])" office:value-type="float" office:value="2.18239217236574E-021" calcext:value-type="float">
            <text:p>2.18239217236574E-21</text:p>
          </table:table-cell>
          <table:table-cell table:style-name="ce4" table:formula="of:=IF([.D87]&gt;5;&quot;danger&quot;;&quot;safe&quot;)" office:value-type="string" office:string-value="safe" calcext:value-type="string">
            <text:p>safe</text:p>
          </table:table-cell>
          <table:table-cell table:style-name="ce5" table:formula="of:=IF([.D8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7]*[.A87]*[.A87]*[$Sheet2.$C$2]" office:value-type="float" office:value="7219235.6" calcext:value-type="float">
            <text:p>7,219,235.60</text:p>
          </table:table-cell>
          <table:table-cell table:formula="of:=[.H87]/1000" office:value-type="float" office:value="7219.2356" calcext:value-type="float">
            <text:p>7,219.24</text:p>
          </table:table-cell>
          <table:table-cell table:style-name="ce6" table:formula="of:=[.I87]*2.205" office:value-type="float" office:value="15918.414498" calcext:value-type="float">
            <text:p>15,918.41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[.A88]/2.54" office:value-type="float" office:value="34.251968503937" calcext:value-type="float">
            <text:p>34.25</text:p>
          </table:table-cell>
          <table:table-cell table:style-name="ce2" table:formula="of:=[.B88]/12" office:value-type="float" office:value="2.85433070866142" calcext:value-type="float">
            <text:p>2.85</text:p>
          </table:table-cell>
          <table:table-cell table:formula="of:=[$Sheet2.$A$2]*10^(-[$Sheet2.$B$2]*[$Sheet2.$C$2]*[.A88])" office:value-type="float" office:value="9.99266424473643E-022" calcext:value-type="float">
            <text:p>9.99266424473643E-22</text:p>
          </table:table-cell>
          <table:table-cell table:style-name="ce4" table:formula="of:=IF([.D88]&gt;5;&quot;danger&quot;;&quot;safe&quot;)" office:value-type="string" office:string-value="safe" calcext:value-type="string">
            <text:p>safe</text:p>
          </table:table-cell>
          <table:table-cell table:style-name="ce5" table:formula="of:=IF([.D8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8]*[.A88]*[.A88]*[$Sheet2.$C$2]" office:value-type="float" office:value="7474009.05" calcext:value-type="float">
            <text:p>7,474,009.05</text:p>
          </table:table-cell>
          <table:table-cell table:formula="of:=[.H88]/1000" office:value-type="float" office:value="7474.00905" calcext:value-type="float">
            <text:p>7,474.01</text:p>
          </table:table-cell>
          <table:table-cell table:style-name="ce6" table:formula="of:=[.I88]*2.205" office:value-type="float" office:value="16480.18995525" calcext:value-type="float">
            <text:p>16,480.19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[.A89]/2.54" office:value-type="float" office:value="34.6456692913386" calcext:value-type="float">
            <text:p>34.65</text:p>
          </table:table-cell>
          <table:table-cell table:style-name="ce2" table:formula="of:=[.B89]/12" office:value-type="float" office:value="2.88713910761155" calcext:value-type="float">
            <text:p>2.89</text:p>
          </table:table-cell>
          <table:table-cell table:formula="of:=[$Sheet2.$A$2]*10^(-[$Sheet2.$B$2]*[$Sheet2.$C$2]*[.A89])" office:value-type="float" office:value="4.57540766377437E-022" calcext:value-type="float">
            <text:p>4.57540766377437E-22</text:p>
          </table:table-cell>
          <table:table-cell table:style-name="ce4" table:formula="of:=IF([.D89]&gt;5;&quot;danger&quot;;&quot;safe&quot;)" office:value-type="string" office:string-value="safe" calcext:value-type="string">
            <text:p>safe</text:p>
          </table:table-cell>
          <table:table-cell table:style-name="ce5" table:formula="of:=IF([.D8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8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89]*[.A89]*[.A89]*[$Sheet2.$C$2]" office:value-type="float" office:value="7734707.2" calcext:value-type="float">
            <text:p>7,734,707.20</text:p>
          </table:table-cell>
          <table:table-cell table:formula="of:=[.H89]/1000" office:value-type="float" office:value="7734.7072" calcext:value-type="float">
            <text:p>7,734.71</text:p>
          </table:table-cell>
          <table:table-cell table:style-name="ce6" table:formula="of:=[.I89]*2.205" office:value-type="float" office:value="17055.029376" calcext:value-type="float">
            <text:p>17,055.03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[.A90]/2.54" office:value-type="float" office:value="35.0393700787402" calcext:value-type="float">
            <text:p>35.04</text:p>
          </table:table-cell>
          <table:table-cell table:style-name="ce2" table:formula="of:=[.B90]/12" office:value-type="float" office:value="2.91994750656168" calcext:value-type="float">
            <text:p>2.92</text:p>
          </table:table-cell>
          <table:table-cell table:formula="of:=[$Sheet2.$A$2]*10^(-[$Sheet2.$B$2]*[$Sheet2.$C$2]*[.A90])" office:value-type="float" office:value="2.09497234941645E-022" calcext:value-type="float">
            <text:p>2.09497234941645E-22</text:p>
          </table:table-cell>
          <table:table-cell table:style-name="ce4" table:formula="of:=IF([.D90]&gt;5;&quot;danger&quot;;&quot;safe&quot;)" office:value-type="string" office:string-value="safe" calcext:value-type="string">
            <text:p>safe</text:p>
          </table:table-cell>
          <table:table-cell table:style-name="ce5" table:formula="of:=IF([.D9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0]*[.A90]*[.A90]*[$Sheet2.$C$2]" office:value-type="float" office:value="8001398.15" calcext:value-type="float">
            <text:p>8,001,398.15</text:p>
          </table:table-cell>
          <table:table-cell table:formula="of:=[.H90]/1000" office:value-type="float" office:value="8001.39815" calcext:value-type="float">
            <text:p>8,001.40</text:p>
          </table:table-cell>
          <table:table-cell table:style-name="ce6" table:formula="of:=[.I90]*2.205" office:value-type="float" office:value="17643.08292075" calcext:value-type="float">
            <text:p>17,643.08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[.A91]/2.54" office:value-type="float" office:value="35.4330708661417" calcext:value-type="float">
            <text:p>35.43</text:p>
          </table:table-cell>
          <table:table-cell table:style-name="ce2" table:formula="of:=[.B91]/12" office:value-type="float" office:value="2.95275590551181" calcext:value-type="float">
            <text:p>2.95</text:p>
          </table:table-cell>
          <table:table-cell table:formula="of:=[$Sheet2.$A$2]*10^(-[$Sheet2.$B$2]*[$Sheet2.$C$2]*[.A91])" office:value-type="float" office:value="9.59238928493414E-023" calcext:value-type="float">
            <text:p>9.59238928493414E-23</text:p>
          </table:table-cell>
          <table:table-cell table:style-name="ce4" table:formula="of:=IF([.D91]&gt;5;&quot;danger&quot;;&quot;safe&quot;)" office:value-type="string" office:string-value="safe" calcext:value-type="string">
            <text:p>safe</text:p>
          </table:table-cell>
          <table:table-cell table:style-name="ce5" table:formula="of:=IF([.D9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1]*[.A91]*[.A91]*[$Sheet2.$C$2]" office:value-type="float" office:value="8274150" calcext:value-type="float">
            <text:p>8,274,150.00</text:p>
          </table:table-cell>
          <table:table-cell table:formula="of:=[.H91]/1000" office:value-type="float" office:value="8274.15" calcext:value-type="float">
            <text:p>8,274.15</text:p>
          </table:table-cell>
          <table:table-cell table:style-name="ce6" table:formula="of:=[.I91]*2.205" office:value-type="float" office:value="18244.50075" calcext:value-type="float">
            <text:p>18,244.5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[.A92]/2.54" office:value-type="float" office:value="35.8267716535433" calcext:value-type="float">
            <text:p>35.83</text:p>
          </table:table-cell>
          <table:table-cell table:style-name="ce2" table:formula="of:=[.B92]/12" office:value-type="float" office:value="2.98556430446194" calcext:value-type="float">
            <text:p>2.99</text:p>
          </table:table-cell>
          <table:table-cell table:formula="of:=[$Sheet2.$A$2]*10^(-[$Sheet2.$B$2]*[$Sheet2.$C$2]*[.A92])" office:value-type="float" office:value="4.39213110470645E-023" calcext:value-type="float">
            <text:p>4.39213110470645E-23</text:p>
          </table:table-cell>
          <table:table-cell table:style-name="ce4" table:formula="of:=IF([.D92]&gt;5;&quot;danger&quot;;&quot;safe&quot;)" office:value-type="string" office:string-value="safe" calcext:value-type="string">
            <text:p>safe</text:p>
          </table:table-cell>
          <table:table-cell table:style-name="ce5" table:formula="of:=IF([.D9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2]*[.A92]*[.A92]*[$Sheet2.$C$2]" office:value-type="float" office:value="8553030.85" calcext:value-type="float">
            <text:p>8,553,030.85</text:p>
          </table:table-cell>
          <table:table-cell table:formula="of:=[.H92]/1000" office:value-type="float" office:value="8553.03085" calcext:value-type="float">
            <text:p>8,553.03</text:p>
          </table:table-cell>
          <table:table-cell table:style-name="ce6" table:formula="of:=[.I92]*2.205" office:value-type="float" office:value="18859.43302425" calcext:value-type="float">
            <text:p>18,859.43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formula="of:=[.A93]/2.54" office:value-type="float" office:value="36.2204724409449" calcext:value-type="float">
            <text:p>36.22</text:p>
          </table:table-cell>
          <table:table-cell table:style-name="ce2" table:formula="of:=[.B93]/12" office:value-type="float" office:value="3.01837270341207" calcext:value-type="float">
            <text:p>3.02</text:p>
          </table:table-cell>
          <table:table-cell table:formula="of:=[$Sheet2.$A$2]*10^(-[$Sheet2.$B$2]*[$Sheet2.$C$2]*[.A93])" office:value-type="float" office:value="2.01105429188825E-023" calcext:value-type="float">
            <text:p>2.01105429188825E-23</text:p>
          </table:table-cell>
          <table:table-cell table:style-name="ce4" table:formula="of:=IF([.D93]&gt;5;&quot;danger&quot;;&quot;safe&quot;)" office:value-type="string" office:string-value="safe" calcext:value-type="string">
            <text:p>safe</text:p>
          </table:table-cell>
          <table:table-cell table:style-name="ce5" table:formula="of:=IF([.D9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3]*[.A93]*[.A93]*[$Sheet2.$C$2]" office:value-type="float" office:value="8838108.8" calcext:value-type="float">
            <text:p>8,838,108.80</text:p>
          </table:table-cell>
          <table:table-cell table:formula="of:=[.H93]/1000" office:value-type="float" office:value="8838.1088" calcext:value-type="float">
            <text:p>8,838.11</text:p>
          </table:table-cell>
          <table:table-cell table:style-name="ce6" table:formula="of:=[.I93]*2.205" office:value-type="float" office:value="19488.029904" calcext:value-type="float">
            <text:p>19,488.03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[.A94]/2.54" office:value-type="float" office:value="36.6141732283465" calcext:value-type="float">
            <text:p>36.61</text:p>
          </table:table-cell>
          <table:table-cell table:style-name="ce2" table:formula="of:=[.B94]/12" office:value-type="float" office:value="3.0511811023622" calcext:value-type="float">
            <text:p>3.05</text:p>
          </table:table-cell>
          <table:table-cell table:formula="of:=[$Sheet2.$A$2]*10^(-[$Sheet2.$B$2]*[$Sheet2.$C$2]*[.A94])" office:value-type="float" office:value="9.20814809145482E-024" calcext:value-type="float">
            <text:p>9.20814809145482E-24</text:p>
          </table:table-cell>
          <table:table-cell table:style-name="ce4" table:formula="of:=IF([.D94]&gt;5;&quot;danger&quot;;&quot;safe&quot;)" office:value-type="string" office:string-value="safe" calcext:value-type="string">
            <text:p>safe</text:p>
          </table:table-cell>
          <table:table-cell table:style-name="ce5" table:formula="of:=IF([.D9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4]*[.A94]*[.A94]*[$Sheet2.$C$2]" office:value-type="float" office:value="9129451.95" calcext:value-type="float">
            <text:p>9,129,451.95</text:p>
          </table:table-cell>
          <table:table-cell table:formula="of:=[.H94]/1000" office:value-type="float" office:value="9129.45195" calcext:value-type="float">
            <text:p>9,129.45</text:p>
          </table:table-cell>
          <table:table-cell table:style-name="ce6" table:formula="of:=[.I94]*2.205" office:value-type="float" office:value="20130.44154975" calcext:value-type="float">
            <text:p>20,130.44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formula="of:=[.A95]/2.54" office:value-type="float" office:value="37.007874015748" calcext:value-type="float">
            <text:p>37.01</text:p>
          </table:table-cell>
          <table:table-cell table:style-name="ce2" table:formula="of:=[.B95]/12" office:value-type="float" office:value="3.08398950131234" calcext:value-type="float">
            <text:p>3.08</text:p>
          </table:table-cell>
          <table:table-cell table:formula="of:=[$Sheet2.$A$2]*10^(-[$Sheet2.$B$2]*[$Sheet2.$C$2]*[.A95])" office:value-type="float" office:value="4.21619603290524E-024" calcext:value-type="float">
            <text:p>4.21619603290524E-24</text:p>
          </table:table-cell>
          <table:table-cell table:style-name="ce4" table:formula="of:=IF([.D95]&gt;5;&quot;danger&quot;;&quot;safe&quot;)" office:value-type="string" office:string-value="safe" calcext:value-type="string">
            <text:p>safe</text:p>
          </table:table-cell>
          <table:table-cell table:style-name="ce5" table:formula="of:=IF([.D9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5]*[.A95]*[.A95]*[$Sheet2.$C$2]" office:value-type="float" office:value="9427128.4" calcext:value-type="float">
            <text:p>9,427,128.40</text:p>
          </table:table-cell>
          <table:table-cell table:formula="of:=[.H95]/1000" office:value-type="float" office:value="9427.1284" calcext:value-type="float">
            <text:p>9,427.13</text:p>
          </table:table-cell>
          <table:table-cell table:style-name="ce6" table:formula="of:=[.I95]*2.205" office:value-type="float" office:value="20786.818122" calcext:value-type="float">
            <text:p>20,786.82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formula="of:=[.A96]/2.54" office:value-type="float" office:value="37.4015748031496" calcext:value-type="float">
            <text:p>37.40</text:p>
          </table:table-cell>
          <table:table-cell table:style-name="ce2" table:formula="of:=[.B96]/12" office:value-type="float" office:value="3.11679790026247" calcext:value-type="float">
            <text:p>3.12</text:p>
          </table:table-cell>
          <table:table-cell table:formula="of:=[$Sheet2.$A$2]*10^(-[$Sheet2.$B$2]*[$Sheet2.$C$2]*[.A96])" office:value-type="float" office:value="1.93049772998139E-024" calcext:value-type="float">
            <text:p>1.93049772998139E-24</text:p>
          </table:table-cell>
          <table:table-cell table:style-name="ce4" table:formula="of:=IF([.D96]&gt;5;&quot;danger&quot;;&quot;safe&quot;)" office:value-type="string" office:string-value="safe" calcext:value-type="string">
            <text:p>safe</text:p>
          </table:table-cell>
          <table:table-cell table:style-name="ce5" table:formula="of:=IF([.D9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6]*[.A96]*[.A96]*[$Sheet2.$C$2]" office:value-type="float" office:value="9731206.25" calcext:value-type="float">
            <text:p>9,731,206.25</text:p>
          </table:table-cell>
          <table:table-cell table:formula="of:=[.H96]/1000" office:value-type="float" office:value="9731.20625" calcext:value-type="float">
            <text:p>9,731.21</text:p>
          </table:table-cell>
          <table:table-cell table:style-name="ce6" table:formula="of:=[.I96]*2.205" office:value-type="float" office:value="21457.30978125" calcext:value-type="float">
            <text:p>21,457.31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formula="of:=[.A97]/2.54" office:value-type="float" office:value="37.7952755905512" calcext:value-type="float">
            <text:p>37.80</text:p>
          </table:table-cell>
          <table:table-cell table:style-name="ce2" table:formula="of:=[.B97]/12" office:value-type="float" office:value="3.1496062992126" calcext:value-type="float">
            <text:p>3.15</text:p>
          </table:table-cell>
          <table:table-cell table:formula="of:=[$Sheet2.$A$2]*10^(-[$Sheet2.$B$2]*[$Sheet2.$C$2]*[.A97])" office:value-type="float" office:value="8.8392984016334E-025" calcext:value-type="float">
            <text:p>8.8392984016334E-25</text:p>
          </table:table-cell>
          <table:table-cell table:style-name="ce4" table:formula="of:=IF([.D97]&gt;5;&quot;danger&quot;;&quot;safe&quot;)" office:value-type="string" office:string-value="safe" calcext:value-type="string">
            <text:p>safe</text:p>
          </table:table-cell>
          <table:table-cell table:style-name="ce5" table:formula="of:=IF([.D9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7]*[.A97]*[.A97]*[$Sheet2.$C$2]" office:value-type="float" office:value="10041753.6" calcext:value-type="float">
            <text:p>10,041,753.60</text:p>
          </table:table-cell>
          <table:table-cell table:formula="of:=[.H97]/1000" office:value-type="float" office:value="10041.7536" calcext:value-type="float">
            <text:p>10,041.75</text:p>
          </table:table-cell>
          <table:table-cell table:style-name="ce6" table:formula="of:=[.I97]*2.205" office:value-type="float" office:value="22142.066688" calcext:value-type="float">
            <text:p>22,142.07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formula="of:=[.A98]/2.54" office:value-type="float" office:value="38.1889763779528" calcext:value-type="float">
            <text:p>38.19</text:p>
          </table:table-cell>
          <table:table-cell table:style-name="ce2" table:formula="of:=[.B98]/12" office:value-type="float" office:value="3.18241469816273" calcext:value-type="float">
            <text:p>3.18</text:p>
          </table:table-cell>
          <table:table-cell table:formula="of:=[$Sheet2.$A$2]*10^(-[$Sheet2.$B$2]*[$Sheet2.$C$2]*[.A98])" office:value-type="float" office:value="4.04730837129097E-025" calcext:value-type="float">
            <text:p>4.04730837129097E-25</text:p>
          </table:table-cell>
          <table:table-cell table:style-name="ce4" table:formula="of:=IF([.D98]&gt;5;&quot;danger&quot;;&quot;safe&quot;)" office:value-type="string" office:string-value="safe" calcext:value-type="string">
            <text:p>safe</text:p>
          </table:table-cell>
          <table:table-cell table:style-name="ce5" table:formula="of:=IF([.D9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8]*[.A98]*[.A98]*[$Sheet2.$C$2]" office:value-type="float" office:value="10358838.55" calcext:value-type="float">
            <text:p>10,358,838.55</text:p>
          </table:table-cell>
          <table:table-cell table:formula="of:=[.H98]/1000" office:value-type="float" office:value="10358.83855" calcext:value-type="float">
            <text:p>10,358.84</text:p>
          </table:table-cell>
          <table:table-cell table:style-name="ce6" table:formula="of:=[.I98]*2.205" office:value-type="float" office:value="22841.23900275" calcext:value-type="float">
            <text:p>22,841.24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[.A99]/2.54" office:value-type="float" office:value="38.5826771653543" calcext:value-type="float">
            <text:p>38.58</text:p>
          </table:table-cell>
          <table:table-cell table:style-name="ce2" table:formula="of:=[.B99]/12" office:value-type="float" office:value="3.21522309711286" calcext:value-type="float">
            <text:p>3.22</text:p>
          </table:table-cell>
          <table:table-cell table:formula="of:=[$Sheet2.$A$2]*10^(-[$Sheet2.$B$2]*[$Sheet2.$C$2]*[.A99])" office:value-type="float" office:value="1.85316801266662E-025" calcext:value-type="float">
            <text:p>1.85316801266662E-25</text:p>
          </table:table-cell>
          <table:table-cell table:style-name="ce4" table:formula="of:=IF([.D99]&gt;5;&quot;danger&quot;;&quot;safe&quot;)" office:value-type="string" office:string-value="safe" calcext:value-type="string">
            <text:p>safe</text:p>
          </table:table-cell>
          <table:table-cell table:style-name="ce5" table:formula="of:=IF([.D9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9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99]*[.A99]*[.A99]*[$Sheet2.$C$2]" office:value-type="float" office:value="10682529.2" calcext:value-type="float">
            <text:p>10,682,529.20</text:p>
          </table:table-cell>
          <table:table-cell table:formula="of:=[.H99]/1000" office:value-type="float" office:value="10682.5292" calcext:value-type="float">
            <text:p>10,682.53</text:p>
          </table:table-cell>
          <table:table-cell table:style-name="ce6" table:formula="of:=[.I99]*2.205" office:value-type="float" office:value="23554.976886" calcext:value-type="float">
            <text:p>23,554.98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A100]/2.54" office:value-type="float" office:value="38.9763779527559" calcext:value-type="float">
            <text:p>38.98</text:p>
          </table:table-cell>
          <table:table-cell table:style-name="ce2" table:formula="of:=[.B100]/12" office:value-type="float" office:value="3.24803149606299" calcext:value-type="float">
            <text:p>3.25</text:p>
          </table:table-cell>
          <table:table-cell table:formula="of:=[$Sheet2.$A$2]*10^(-[$Sheet2.$B$2]*[$Sheet2.$C$2]*[.A100])" office:value-type="float" office:value="8.4852236798435E-026" calcext:value-type="float">
            <text:p>8.4852236798435E-26</text:p>
          </table:table-cell>
          <table:table-cell table:style-name="ce4" table:formula="of:=IF([.D100]&gt;5;&quot;danger&quot;;&quot;safe&quot;)" office:value-type="string" office:string-value="safe" calcext:value-type="string">
            <text:p>safe</text:p>
          </table:table-cell>
          <table:table-cell table:style-name="ce5" table:formula="of:=IF([.D10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0]*[.A100]*[.A100]*[$Sheet2.$C$2]" office:value-type="float" office:value="11012893.65" calcext:value-type="float">
            <text:p>11,012,893.65</text:p>
          </table:table-cell>
          <table:table-cell table:formula="of:=[.H100]/1000" office:value-type="float" office:value="11012.89365" calcext:value-type="float">
            <text:p>11,012.89</text:p>
          </table:table-cell>
          <table:table-cell table:style-name="ce6" table:formula="of:=[.I100]*2.205" office:value-type="float" office:value="24283.43049825" calcext:value-type="float">
            <text:p>24,283.43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A101]/2.54" office:value-type="float" office:value="39.3700787401575" calcext:value-type="float">
            <text:p>39.37</text:p>
          </table:table-cell>
          <table:table-cell table:style-name="ce2" table:formula="of:=[.B101]/12" office:value-type="float" office:value="3.28083989501312" calcext:value-type="float">
            <text:p>3.28</text:p>
          </table:table-cell>
          <table:table-cell table:formula="of:=[$Sheet2.$A$2]*10^(-[$Sheet2.$B$2]*[$Sheet2.$C$2]*[.A101])" office:value-type="float" office:value="3.88518582259441E-026" calcext:value-type="float">
            <text:p>3.88518582259441E-26</text:p>
          </table:table-cell>
          <table:table-cell table:style-name="ce4" table:formula="of:=IF([.D101]&gt;5;&quot;danger&quot;;&quot;safe&quot;)" office:value-type="string" office:string-value="safe" calcext:value-type="string">
            <text:p>safe</text:p>
          </table:table-cell>
          <table:table-cell table:style-name="ce5" table:formula="of:=IF([.D10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1]*[.A101]*[.A101]*[$Sheet2.$C$2]" office:value-type="float" office:value="11350000" calcext:value-type="float">
            <text:p>11,350,000.00</text:p>
          </table:table-cell>
          <table:table-cell table:formula="of:=[.H101]/1000" office:value-type="float" office:value="11350" calcext:value-type="float">
            <text:p>11,350.00</text:p>
          </table:table-cell>
          <table:table-cell table:style-name="ce6" table:formula="of:=[.I101]*2.205" office:value-type="float" office:value="25026.75" calcext:value-type="float">
            <text:p>25,026.75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[.A102]/2.54" office:value-type="float" office:value="39.763779527559" calcext:value-type="float">
            <text:p>39.76</text:p>
          </table:table-cell>
          <table:table-cell table:style-name="ce2" table:formula="of:=[.B102]/12" office:value-type="float" office:value="3.31364829396325" calcext:value-type="float">
            <text:p>3.31</text:p>
          </table:table-cell>
          <table:table-cell table:formula="of:=[$Sheet2.$A$2]*10^(-[$Sheet2.$B$2]*[$Sheet2.$C$2]*[.A102])" office:value-type="float" office:value="1.77893588261503E-026" calcext:value-type="float">
            <text:p>1.77893588261503E-26</text:p>
          </table:table-cell>
          <table:table-cell table:style-name="ce4" table:formula="of:=IF([.D102]&gt;5;&quot;danger&quot;;&quot;safe&quot;)" office:value-type="string" office:string-value="safe" calcext:value-type="string">
            <text:p>safe</text:p>
          </table:table-cell>
          <table:table-cell table:style-name="ce5" table:formula="of:=IF([.D10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2]*[.A102]*[.A102]*[$Sheet2.$C$2]" office:value-type="float" office:value="11693916.35" calcext:value-type="float">
            <text:p>11,693,916.35</text:p>
          </table:table-cell>
          <table:table-cell table:formula="of:=[.H102]/1000" office:value-type="float" office:value="11693.91635" calcext:value-type="float">
            <text:p>11,693.92</text:p>
          </table:table-cell>
          <table:table-cell table:style-name="ce6" table:formula="of:=[.I102]*2.205" office:value-type="float" office:value="25785.08555175" calcext:value-type="float">
            <text:p>25,785.09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formula="of:=[.A103]/2.54" office:value-type="float" office:value="40.1574803149606" calcext:value-type="float">
            <text:p>40.16</text:p>
          </table:table-cell>
          <table:table-cell table:style-name="ce2" table:formula="of:=[.B103]/12" office:value-type="float" office:value="3.34645669291339" calcext:value-type="float">
            <text:p>3.35</text:p>
          </table:table-cell>
          <table:table-cell table:formula="of:=[$Sheet2.$A$2]*10^(-[$Sheet2.$B$2]*[$Sheet2.$C$2]*[.A103])" office:value-type="float" office:value="8.14533208695313E-027" calcext:value-type="float">
            <text:p>8.14533208695313E-27</text:p>
          </table:table-cell>
          <table:table-cell table:style-name="ce4" table:formula="of:=IF([.D103]&gt;5;&quot;danger&quot;;&quot;safe&quot;)" office:value-type="string" office:string-value="safe" calcext:value-type="string">
            <text:p>safe</text:p>
          </table:table-cell>
          <table:table-cell table:style-name="ce5" table:formula="of:=IF([.D10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3]*[.A103]*[.A103]*[$Sheet2.$C$2]" office:value-type="float" office:value="12044710.8" calcext:value-type="float">
            <text:p>12,044,710.80</text:p>
          </table:table-cell>
          <table:table-cell table:formula="of:=[.H103]/1000" office:value-type="float" office:value="12044.7108" calcext:value-type="float">
            <text:p>12,044.71</text:p>
          </table:table-cell>
          <table:table-cell table:style-name="ce6" table:formula="of:=[.I103]*2.205" office:value-type="float" office:value="26558.587314" calcext:value-type="float">
            <text:p>26,558.59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[.A104]/2.54" office:value-type="float" office:value="40.5511811023622" calcext:value-type="float">
            <text:p>40.55</text:p>
          </table:table-cell>
          <table:table-cell table:style-name="ce2" table:formula="of:=[.B104]/12" office:value-type="float" office:value="3.37926509186352" calcext:value-type="float">
            <text:p>3.38</text:p>
          </table:table-cell>
          <table:table-cell table:formula="of:=[$Sheet2.$A$2]*10^(-[$Sheet2.$B$2]*[$Sheet2.$C$2]*[.A104])" office:value-type="float" office:value="3.72955739749418E-027" calcext:value-type="float">
            <text:p>3.72955739749418E-27</text:p>
          </table:table-cell>
          <table:table-cell table:style-name="ce4" table:formula="of:=IF([.D104]&gt;5;&quot;danger&quot;;&quot;safe&quot;)" office:value-type="string" office:string-value="safe" calcext:value-type="string">
            <text:p>safe</text:p>
          </table:table-cell>
          <table:table-cell table:style-name="ce5" table:formula="of:=IF([.D10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4]*[.A104]*[.A104]*[$Sheet2.$C$2]" office:value-type="float" office:value="12402451.45" calcext:value-type="float">
            <text:p>12,402,451.45</text:p>
          </table:table-cell>
          <table:table-cell table:formula="of:=[.H104]/1000" office:value-type="float" office:value="12402.45145" calcext:value-type="float">
            <text:p>12,402.45</text:p>
          </table:table-cell>
          <table:table-cell table:style-name="ce6" table:formula="of:=[.I104]*2.205" office:value-type="float" office:value="27347.40544725" calcext:value-type="float">
            <text:p>27,347.41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formula="of:=[.A105]/2.54" office:value-type="float" office:value="40.9448818897638" calcext:value-type="float">
            <text:p>40.94</text:p>
          </table:table-cell>
          <table:table-cell table:style-name="ce2" table:formula="of:=[.B105]/12" office:value-type="float" office:value="3.41207349081365" calcext:value-type="float">
            <text:p>3.41</text:p>
          </table:table-cell>
          <table:table-cell table:formula="of:=[$Sheet2.$A$2]*10^(-[$Sheet2.$B$2]*[$Sheet2.$C$2]*[.A105])" office:value-type="float" office:value="1.7076772601431E-027" calcext:value-type="float">
            <text:p>1.7076772601431E-27</text:p>
          </table:table-cell>
          <table:table-cell table:style-name="ce4" table:formula="of:=IF([.D105]&gt;5;&quot;danger&quot;;&quot;safe&quot;)" office:value-type="string" office:string-value="safe" calcext:value-type="string">
            <text:p>safe</text:p>
          </table:table-cell>
          <table:table-cell table:style-name="ce5" table:formula="of:=IF([.D10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5]*[.A105]*[.A105]*[$Sheet2.$C$2]" office:value-type="float" office:value="12767206.4" calcext:value-type="float">
            <text:p>12,767,206.40</text:p>
          </table:table-cell>
          <table:table-cell table:formula="of:=[.H105]/1000" office:value-type="float" office:value="12767.2064" calcext:value-type="float">
            <text:p>12,767.21</text:p>
          </table:table-cell>
          <table:table-cell table:style-name="ce6" table:formula="of:=[.I105]*2.205" office:value-type="float" office:value="28151.690112" calcext:value-type="float">
            <text:p>28,151.69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table:formula="of:=[.A106]/2.54" office:value-type="float" office:value="41.3385826771654" calcext:value-type="float">
            <text:p>41.34</text:p>
          </table:table-cell>
          <table:table-cell table:style-name="ce2" table:formula="of:=[.B106]/12" office:value-type="float" office:value="3.44488188976378" calcext:value-type="float">
            <text:p>3.44</text:p>
          </table:table-cell>
          <table:table-cell table:formula="of:=[$Sheet2.$A$2]*10^(-[$Sheet2.$B$2]*[$Sheet2.$C$2]*[.A106])" office:value-type="float" office:value="7.81905549105935E-028" calcext:value-type="float">
            <text:p>7.81905549105935E-28</text:p>
          </table:table-cell>
          <table:table-cell table:style-name="ce4" table:formula="of:=IF([.D106]&gt;5;&quot;danger&quot;;&quot;safe&quot;)" office:value-type="string" office:string-value="safe" calcext:value-type="string">
            <text:p>safe</text:p>
          </table:table-cell>
          <table:table-cell table:style-name="ce5" table:formula="of:=IF([.D10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6]*[.A106]*[.A106]*[$Sheet2.$C$2]" office:value-type="float" office:value="13139043.75" calcext:value-type="float">
            <text:p>13,139,043.75</text:p>
          </table:table-cell>
          <table:table-cell table:formula="of:=[.H106]/1000" office:value-type="float" office:value="13139.04375" calcext:value-type="float">
            <text:p>13,139.04</text:p>
          </table:table-cell>
          <table:table-cell table:style-name="ce6" table:formula="of:=[.I106]*2.205" office:value-type="float" office:value="28971.59146875" calcext:value-type="float">
            <text:p>28,971.59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formula="of:=[.A107]/2.54" office:value-type="float" office:value="41.7322834645669" calcext:value-type="float">
            <text:p>41.73</text:p>
          </table:table-cell>
          <table:table-cell table:style-name="ce2" table:formula="of:=[.B107]/12" office:value-type="float" office:value="3.47769028871391" calcext:value-type="float">
            <text:p>3.48</text:p>
          </table:table-cell>
          <table:table-cell table:formula="of:=[$Sheet2.$A$2]*10^(-[$Sheet2.$B$2]*[$Sheet2.$C$2]*[.A107])" office:value-type="float" office:value="3.58016296165601E-028" calcext:value-type="float">
            <text:p>3.58016296165601E-28</text:p>
          </table:table-cell>
          <table:table-cell table:style-name="ce4" table:formula="of:=IF([.D107]&gt;5;&quot;danger&quot;;&quot;safe&quot;)" office:value-type="string" office:string-value="safe" calcext:value-type="string">
            <text:p>safe</text:p>
          </table:table-cell>
          <table:table-cell table:style-name="ce5" table:formula="of:=IF([.D10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7]*[.A107]*[.A107]*[$Sheet2.$C$2]" office:value-type="float" office:value="13518031.6" calcext:value-type="float">
            <text:p>13,518,031.60</text:p>
          </table:table-cell>
          <table:table-cell table:formula="of:=[.H107]/1000" office:value-type="float" office:value="13518.0316" calcext:value-type="float">
            <text:p>13,518.03</text:p>
          </table:table-cell>
          <table:table-cell table:style-name="ce6" table:formula="of:=[.I107]*2.205" office:value-type="float" office:value="29807.259678" calcext:value-type="float">
            <text:p>29,807.26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formula="of:=[.A108]/2.54" office:value-type="float" office:value="42.1259842519685" calcext:value-type="float">
            <text:p>42.13</text:p>
          </table:table-cell>
          <table:table-cell table:style-name="ce2" table:formula="of:=[.B108]/12" office:value-type="float" office:value="3.51049868766404" calcext:value-type="float">
            <text:p>3.51</text:p>
          </table:table-cell>
          <table:table-cell table:formula="of:=[$Sheet2.$A$2]*10^(-[$Sheet2.$B$2]*[$Sheet2.$C$2]*[.A108])" office:value-type="float" office:value="1.63927303581231E-028" calcext:value-type="float">
            <text:p>1.63927303581231E-28</text:p>
          </table:table-cell>
          <table:table-cell table:style-name="ce4" table:formula="of:=IF([.D108]&gt;5;&quot;danger&quot;;&quot;safe&quot;)" office:value-type="string" office:string-value="safe" calcext:value-type="string">
            <text:p>safe</text:p>
          </table:table-cell>
          <table:table-cell table:style-name="ce5" table:formula="of:=IF([.D10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8]*[.A108]*[.A108]*[$Sheet2.$C$2]" office:value-type="float" office:value="13904238.05" calcext:value-type="float">
            <text:p>13,904,238.05</text:p>
          </table:table-cell>
          <table:table-cell table:formula="of:=[.H108]/1000" office:value-type="float" office:value="13904.23805" calcext:value-type="float">
            <text:p>13,904.24</text:p>
          </table:table-cell>
          <table:table-cell table:style-name="ce6" table:formula="of:=[.I108]*2.205" office:value-type="float" office:value="30658.84490025" calcext:value-type="float">
            <text:p>30,658.84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formula="of:=[.A109]/2.54" office:value-type="float" office:value="42.5196850393701" calcext:value-type="float">
            <text:p>42.52</text:p>
          </table:table-cell>
          <table:table-cell table:style-name="ce2" table:formula="of:=[.B109]/12" office:value-type="float" office:value="3.54330708661417" calcext:value-type="float">
            <text:p>3.54</text:p>
          </table:table-cell>
          <table:table-cell table:formula="of:=[$Sheet2.$A$2]*10^(-[$Sheet2.$B$2]*[$Sheet2.$C$2]*[.A109])" office:value-type="float" office:value="7.50584851785149E-029" calcext:value-type="float">
            <text:p>7.50584851785149E-29</text:p>
          </table:table-cell>
          <table:table-cell table:style-name="ce4" table:formula="of:=IF([.D109]&gt;5;&quot;danger&quot;;&quot;safe&quot;)" office:value-type="string" office:string-value="safe" calcext:value-type="string">
            <text:p>safe</text:p>
          </table:table-cell>
          <table:table-cell table:style-name="ce5" table:formula="of:=IF([.D10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0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09]*[.A109]*[.A109]*[$Sheet2.$C$2]" office:value-type="float" office:value="14297731.2" calcext:value-type="float">
            <text:p>14,297,731.20</text:p>
          </table:table-cell>
          <table:table-cell table:formula="of:=[.H109]/1000" office:value-type="float" office:value="14297.7312" calcext:value-type="float">
            <text:p>14,297.73</text:p>
          </table:table-cell>
          <table:table-cell table:style-name="ce6" table:formula="of:=[.I109]*2.205" office:value-type="float" office:value="31526.497296" calcext:value-type="float">
            <text:p>31,526.50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formula="of:=[.A110]/2.54" office:value-type="float" office:value="42.9133858267717" calcext:value-type="float">
            <text:p>42.91</text:p>
          </table:table-cell>
          <table:table-cell table:style-name="ce2" table:formula="of:=[.B110]/12" office:value-type="float" office:value="3.5761154855643" calcext:value-type="float">
            <text:p>3.58</text:p>
          </table:table-cell>
          <table:table-cell table:formula="of:=[$Sheet2.$A$2]*10^(-[$Sheet2.$B$2]*[$Sheet2.$C$2]*[.A110])" office:value-type="float" office:value="3.43675280091564E-029" calcext:value-type="float">
            <text:p>3.43675280091564E-29</text:p>
          </table:table-cell>
          <table:table-cell table:style-name="ce4" table:formula="of:=IF([.D110]&gt;5;&quot;danger&quot;;&quot;safe&quot;)" office:value-type="string" office:string-value="safe" calcext:value-type="string">
            <text:p>safe</text:p>
          </table:table-cell>
          <table:table-cell table:style-name="ce5" table:formula="of:=IF([.D11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0]*[.A110]*[.A110]*[$Sheet2.$C$2]" office:value-type="float" office:value="14698579.15" calcext:value-type="float">
            <text:p>14,698,579.15</text:p>
          </table:table-cell>
          <table:table-cell table:formula="of:=[.H110]/1000" office:value-type="float" office:value="14698.57915" calcext:value-type="float">
            <text:p>14,698.58</text:p>
          </table:table-cell>
          <table:table-cell table:style-name="ce6" table:formula="of:=[.I110]*2.205" office:value-type="float" office:value="32410.36702575" calcext:value-type="float">
            <text:p>32,410.37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[.A111]/2.54" office:value-type="float" office:value="43.3070866141732" calcext:value-type="float">
            <text:p>43.31</text:p>
          </table:table-cell>
          <table:table-cell table:style-name="ce2" table:formula="of:=[.B111]/12" office:value-type="float" office:value="3.60892388451444" calcext:value-type="float">
            <text:p>3.61</text:p>
          </table:table-cell>
          <table:table-cell table:formula="of:=[$Sheet2.$A$2]*10^(-[$Sheet2.$B$2]*[$Sheet2.$C$2]*[.A111])" office:value-type="float" office:value="1.5736088713368E-029" calcext:value-type="float">
            <text:p>1.5736088713368E-29</text:p>
          </table:table-cell>
          <table:table-cell table:style-name="ce4" table:formula="of:=IF([.D111]&gt;5;&quot;danger&quot;;&quot;safe&quot;)" office:value-type="string" office:string-value="safe" calcext:value-type="string">
            <text:p>safe</text:p>
          </table:table-cell>
          <table:table-cell table:style-name="ce5" table:formula="of:=IF([.D11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1]*[.A111]*[.A111]*[$Sheet2.$C$2]" office:value-type="float" office:value="15106850" calcext:value-type="float">
            <text:p>15,106,850.00</text:p>
          </table:table-cell>
          <table:table-cell table:formula="of:=[.H111]/1000" office:value-type="float" office:value="15106.85" calcext:value-type="float">
            <text:p>15,106.85</text:p>
          </table:table-cell>
          <table:table-cell table:style-name="ce6" table:formula="of:=[.I111]*2.205" office:value-type="float" office:value="33310.60425" calcext:value-type="float">
            <text:p>33,310.60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formula="of:=[.A112]/2.54" office:value-type="float" office:value="43.7007874015748" calcext:value-type="float">
            <text:p>43.70</text:p>
          </table:table-cell>
          <table:table-cell table:style-name="ce2" table:formula="of:=[.B112]/12" office:value-type="float" office:value="3.64173228346457" calcext:value-type="float">
            <text:p>3.64</text:p>
          </table:table-cell>
          <table:table-cell table:formula="of:=[$Sheet2.$A$2]*10^(-[$Sheet2.$B$2]*[$Sheet2.$C$2]*[.A112])" office:value-type="float" office:value="7.20518763901259E-030" calcext:value-type="float">
            <text:p>7.20518763901259E-30</text:p>
          </table:table-cell>
          <table:table-cell table:style-name="ce4" table:formula="of:=IF([.D112]&gt;5;&quot;danger&quot;;&quot;safe&quot;)" office:value-type="string" office:string-value="safe" calcext:value-type="string">
            <text:p>safe</text:p>
          </table:table-cell>
          <table:table-cell table:style-name="ce5" table:formula="of:=IF([.D11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2]*[.A112]*[.A112]*[$Sheet2.$C$2]" office:value-type="float" office:value="15522611.85" calcext:value-type="float">
            <text:p>15,522,611.85</text:p>
          </table:table-cell>
          <table:table-cell table:formula="of:=[.H112]/1000" office:value-type="float" office:value="15522.61185" calcext:value-type="float">
            <text:p>15,522.61</text:p>
          </table:table-cell>
          <table:table-cell table:style-name="ce6" table:formula="of:=[.I112]*2.205" office:value-type="float" office:value="34227.35912925" calcext:value-type="float">
            <text:p>34,227.36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formula="of:=[.A113]/2.54" office:value-type="float" office:value="44.0944881889764" calcext:value-type="float">
            <text:p>44.09</text:p>
          </table:table-cell>
          <table:table-cell table:style-name="ce2" table:formula="of:=[.B113]/12" office:value-type="float" office:value="3.6745406824147" calcext:value-type="float">
            <text:p>3.67</text:p>
          </table:table-cell>
          <table:table-cell table:formula="of:=[$Sheet2.$A$2]*10^(-[$Sheet2.$B$2]*[$Sheet2.$C$2]*[.A113])" office:value-type="float" office:value="3.29908720387911E-030" calcext:value-type="float">
            <text:p>3.29908720387911E-30</text:p>
          </table:table-cell>
          <table:table-cell table:style-name="ce4" table:formula="of:=IF([.D113]&gt;5;&quot;danger&quot;;&quot;safe&quot;)" office:value-type="string" office:string-value="safe" calcext:value-type="string">
            <text:p>safe</text:p>
          </table:table-cell>
          <table:table-cell table:style-name="ce5" table:formula="of:=IF([.D11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3]*[.A113]*[.A113]*[$Sheet2.$C$2]" office:value-type="float" office:value="15945932.8" calcext:value-type="float">
            <text:p>15,945,932.80</text:p>
          </table:table-cell>
          <table:table-cell table:formula="of:=[.H113]/1000" office:value-type="float" office:value="15945.9328" calcext:value-type="float">
            <text:p>15,945.93</text:p>
          </table:table-cell>
          <table:table-cell table:style-name="ce6" table:formula="of:=[.I113]*2.205" office:value-type="float" office:value="35160.781824" calcext:value-type="float">
            <text:p>35,160.78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table:formula="of:=[.A114]/2.54" office:value-type="float" office:value="44.488188976378" calcext:value-type="float">
            <text:p>44.49</text:p>
          </table:table-cell>
          <table:table-cell table:style-name="ce2" table:formula="of:=[.B114]/12" office:value-type="float" office:value="3.70734908136483" calcext:value-type="float">
            <text:p>3.71</text:p>
          </table:table-cell>
          <table:table-cell table:formula="of:=[$Sheet2.$A$2]*10^(-[$Sheet2.$B$2]*[$Sheet2.$C$2]*[.A114])" office:value-type="float" office:value="1.51057500846577E-030" calcext:value-type="float">
            <text:p>1.51057500846577E-30</text:p>
          </table:table-cell>
          <table:table-cell table:style-name="ce4" table:formula="of:=IF([.D114]&gt;5;&quot;danger&quot;;&quot;safe&quot;)" office:value-type="string" office:string-value="safe" calcext:value-type="string">
            <text:p>safe</text:p>
          </table:table-cell>
          <table:table-cell table:style-name="ce5" table:formula="of:=IF([.D11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4]*[.A114]*[.A114]*[$Sheet2.$C$2]" office:value-type="float" office:value="16376880.95" calcext:value-type="float">
            <text:p>16,376,880.95</text:p>
          </table:table-cell>
          <table:table-cell table:formula="of:=[.H114]/1000" office:value-type="float" office:value="16376.88095" calcext:value-type="float">
            <text:p>16,376.88</text:p>
          </table:table-cell>
          <table:table-cell table:style-name="ce6" table:formula="of:=[.I114]*2.205" office:value-type="float" office:value="36111.02249475" calcext:value-type="float">
            <text:p>36,111.02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formula="of:=[.A115]/2.54" office:value-type="float" office:value="44.8818897637795" calcext:value-type="float">
            <text:p>44.88</text:p>
          </table:table-cell>
          <table:table-cell table:style-name="ce2" table:formula="of:=[.B115]/12" office:value-type="float" office:value="3.74015748031496" calcext:value-type="float">
            <text:p>3.74</text:p>
          </table:table-cell>
          <table:table-cell table:formula="of:=[$Sheet2.$A$2]*10^(-[$Sheet2.$B$2]*[$Sheet2.$C$2]*[.A115])" office:value-type="float" office:value="6.91657029713668E-031" calcext:value-type="float">
            <text:p>6.91657029713668E-31</text:p>
          </table:table-cell>
          <table:table-cell table:style-name="ce4" table:formula="of:=IF([.D115]&gt;5;&quot;danger&quot;;&quot;safe&quot;)" office:value-type="string" office:string-value="safe" calcext:value-type="string">
            <text:p>safe</text:p>
          </table:table-cell>
          <table:table-cell table:style-name="ce5" table:formula="of:=IF([.D11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5]*[.A115]*[.A115]*[$Sheet2.$C$2]" office:value-type="float" office:value="16815524.4" calcext:value-type="float">
            <text:p>16,815,524.40</text:p>
          </table:table-cell>
          <table:table-cell table:formula="of:=[.H115]/1000" office:value-type="float" office:value="16815.5244" calcext:value-type="float">
            <text:p>16,815.52</text:p>
          </table:table-cell>
          <table:table-cell table:style-name="ce6" table:formula="of:=[.I115]*2.205" office:value-type="float" office:value="37078.231302" calcext:value-type="float">
            <text:p>37,078.23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formula="of:=[.A116]/2.54" office:value-type="float" office:value="45.2755905511811" calcext:value-type="float">
            <text:p>45.28</text:p>
          </table:table-cell>
          <table:table-cell table:style-name="ce2" table:formula="of:=[.B116]/12" office:value-type="float" office:value="3.77296587926509" calcext:value-type="float">
            <text:p>3.77</text:p>
          </table:table-cell>
          <table:table-cell table:formula="of:=[$Sheet2.$A$2]*10^(-[$Sheet2.$B$2]*[$Sheet2.$C$2]*[.A116])" office:value-type="float" office:value="3.16693606124337E-031" calcext:value-type="float">
            <text:p>3.16693606124337E-31</text:p>
          </table:table-cell>
          <table:table-cell table:style-name="ce4" table:formula="of:=IF([.D116]&gt;5;&quot;danger&quot;;&quot;safe&quot;)" office:value-type="string" office:string-value="safe" calcext:value-type="string">
            <text:p>safe</text:p>
          </table:table-cell>
          <table:table-cell table:style-name="ce5" table:formula="of:=IF([.D11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6]*[.A116]*[.A116]*[$Sheet2.$C$2]" office:value-type="float" office:value="17261931.25" calcext:value-type="float">
            <text:p>17,261,931.25</text:p>
          </table:table-cell>
          <table:table-cell table:formula="of:=[.H116]/1000" office:value-type="float" office:value="17261.93125" calcext:value-type="float">
            <text:p>17,261.93</text:p>
          </table:table-cell>
          <table:table-cell table:style-name="ce6" table:formula="of:=[.I116]*2.205" office:value-type="float" office:value="38062.55840625" calcext:value-type="float">
            <text:p>38,062.56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formula="of:=[.A117]/2.54" office:value-type="float" office:value="45.6692913385827" calcext:value-type="float">
            <text:p>45.67</text:p>
          </table:table-cell>
          <table:table-cell table:style-name="ce2" table:formula="of:=[.B117]/12" office:value-type="float" office:value="3.80577427821522" calcext:value-type="float">
            <text:p>3.81</text:p>
          </table:table-cell>
          <table:table-cell table:formula="of:=[$Sheet2.$A$2]*10^(-[$Sheet2.$B$2]*[$Sheet2.$C$2]*[.A117])" office:value-type="float" office:value="1.45006608552159E-031" calcext:value-type="float">
            <text:p>1.45006608552159E-31</text:p>
          </table:table-cell>
          <table:table-cell table:style-name="ce4" table:formula="of:=IF([.D117]&gt;5;&quot;danger&quot;;&quot;safe&quot;)" office:value-type="string" office:string-value="safe" calcext:value-type="string">
            <text:p>safe</text:p>
          </table:table-cell>
          <table:table-cell table:style-name="ce5" table:formula="of:=IF([.D11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7]*[.A117]*[.A117]*[$Sheet2.$C$2]" office:value-type="float" office:value="17716169.6" calcext:value-type="float">
            <text:p>17,716,169.60</text:p>
          </table:table-cell>
          <table:table-cell table:formula="of:=[.H117]/1000" office:value-type="float" office:value="17716.1696" calcext:value-type="float">
            <text:p>17,716.17</text:p>
          </table:table-cell>
          <table:table-cell table:style-name="ce6" table:formula="of:=[.I117]*2.205" office:value-type="float" office:value="39064.153968" calcext:value-type="float">
            <text:p>39,064.15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formula="of:=[.A118]/2.54" office:value-type="float" office:value="46.0629921259843" calcext:value-type="float">
            <text:p>46.06</text:p>
          </table:table-cell>
          <table:table-cell table:style-name="ce2" table:formula="of:=[.B118]/12" office:value-type="float" office:value="3.83858267716535" calcext:value-type="float">
            <text:p>3.84</text:p>
          </table:table-cell>
          <table:table-cell table:formula="of:=[$Sheet2.$A$2]*10^(-[$Sheet2.$B$2]*[$Sheet2.$C$2]*[.A118])" office:value-type="float" office:value="6.63951406570021E-032" calcext:value-type="float">
            <text:p>6.63951406570021E-32</text:p>
          </table:table-cell>
          <table:table-cell table:style-name="ce4" table:formula="of:=IF([.D118]&gt;5;&quot;danger&quot;;&quot;safe&quot;)" office:value-type="string" office:string-value="safe" calcext:value-type="string">
            <text:p>safe</text:p>
          </table:table-cell>
          <table:table-cell table:style-name="ce5" table:formula="of:=IF([.D11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8]*[.A118]*[.A118]*[$Sheet2.$C$2]" office:value-type="float" office:value="18178307.55" calcext:value-type="float">
            <text:p>18,178,307.55</text:p>
          </table:table-cell>
          <table:table-cell table:formula="of:=[.H118]/1000" office:value-type="float" office:value="18178.30755" calcext:value-type="float">
            <text:p>18,178.31</text:p>
          </table:table-cell>
          <table:table-cell table:style-name="ce6" table:formula="of:=[.I118]*2.205" office:value-type="float" office:value="40083.16814775" calcext:value-type="float">
            <text:p>40,083.17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formula="of:=[.A119]/2.54" office:value-type="float" office:value="46.4566929133858" calcext:value-type="float">
            <text:p>46.46</text:p>
          </table:table-cell>
          <table:table-cell table:style-name="ce2" table:formula="of:=[.B119]/12" office:value-type="float" office:value="3.87139107611549" calcext:value-type="float">
            <text:p>3.87</text:p>
          </table:table-cell>
          <table:table-cell table:formula="of:=[$Sheet2.$A$2]*10^(-[$Sheet2.$B$2]*[$Sheet2.$C$2]*[.A119])" office:value-type="float" office:value="3.04007848116626E-032" calcext:value-type="float">
            <text:p>3.04007848116626E-32</text:p>
          </table:table-cell>
          <table:table-cell table:style-name="ce4" table:formula="of:=IF([.D119]&gt;5;&quot;danger&quot;;&quot;safe&quot;)" office:value-type="string" office:string-value="safe" calcext:value-type="string">
            <text:p>safe</text:p>
          </table:table-cell>
          <table:table-cell table:style-name="ce5" table:formula="of:=IF([.D11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1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19]*[.A119]*[.A119]*[$Sheet2.$C$2]" office:value-type="float" office:value="18648413.2" calcext:value-type="float">
            <text:p>18,648,413.20</text:p>
          </table:table-cell>
          <table:table-cell table:formula="of:=[.H119]/1000" office:value-type="float" office:value="18648.4132" calcext:value-type="float">
            <text:p>18,648.41</text:p>
          </table:table-cell>
          <table:table-cell table:style-name="ce6" table:formula="of:=[.I119]*2.205" office:value-type="float" office:value="41119.751106" calcext:value-type="float">
            <text:p>41,119.75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formula="of:=[.A120]/2.54" office:value-type="float" office:value="46.8503937007874" calcext:value-type="float">
            <text:p>46.85</text:p>
          </table:table-cell>
          <table:table-cell table:style-name="ce2" table:formula="of:=[.B120]/12" office:value-type="float" office:value="3.90419947506562" calcext:value-type="float">
            <text:p>3.90</text:p>
          </table:table-cell>
          <table:table-cell table:formula="of:=[$Sheet2.$A$2]*10^(-[$Sheet2.$B$2]*[$Sheet2.$C$2]*[.A120])" office:value-type="float" office:value="1.39198096128671E-032" calcext:value-type="float">
            <text:p>1.39198096128671E-32</text:p>
          </table:table-cell>
          <table:table-cell table:style-name="ce4" table:formula="of:=IF([.D120]&gt;5;&quot;danger&quot;;&quot;safe&quot;)" office:value-type="string" office:string-value="safe" calcext:value-type="string">
            <text:p>safe</text:p>
          </table:table-cell>
          <table:table-cell table:style-name="ce5" table:formula="of:=IF([.D12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0]*[.A120]*[.A120]*[$Sheet2.$C$2]" office:value-type="float" office:value="19126554.65" calcext:value-type="float">
            <text:p>19,126,554.65</text:p>
          </table:table-cell>
          <table:table-cell table:formula="of:=[.H120]/1000" office:value-type="float" office:value="19126.55465" calcext:value-type="float">
            <text:p>19,126.55</text:p>
          </table:table-cell>
          <table:table-cell table:style-name="ce6" table:formula="of:=[.I120]*2.205" office:value-type="float" office:value="42174.05300325" calcext:value-type="float">
            <text:p>42,174.05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[.A121]/2.54" office:value-type="float" office:value="47.244094488189" calcext:value-type="float">
            <text:p>47.24</text:p>
          </table:table-cell>
          <table:table-cell table:style-name="ce2" table:formula="of:=[.B121]/12" office:value-type="float" office:value="3.93700787401575" calcext:value-type="float">
            <text:p>3.94</text:p>
          </table:table-cell>
          <table:table-cell table:formula="of:=[$Sheet2.$A$2]*10^(-[$Sheet2.$B$2]*[$Sheet2.$C$2]*[.A121])" office:value-type="float" office:value="6.37355584268123E-033" calcext:value-type="float">
            <text:p>6.37355584268123E-33</text:p>
          </table:table-cell>
          <table:table-cell table:style-name="ce4" table:formula="of:=IF([.D121]&gt;5;&quot;danger&quot;;&quot;safe&quot;)" office:value-type="string" office:string-value="safe" calcext:value-type="string">
            <text:p>safe</text:p>
          </table:table-cell>
          <table:table-cell table:style-name="ce5" table:formula="of:=IF([.D12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1]*[.A121]*[.A121]*[$Sheet2.$C$2]" office:value-type="float" office:value="19612800" calcext:value-type="float">
            <text:p>19,612,800.00</text:p>
          </table:table-cell>
          <table:table-cell table:formula="of:=[.H121]/1000" office:value-type="float" office:value="19612.8" calcext:value-type="float">
            <text:p>19,612.80</text:p>
          </table:table-cell>
          <table:table-cell table:style-name="ce6" table:formula="of:=[.I121]*2.205" office:value-type="float" office:value="43246.224" calcext:value-type="float">
            <text:p>43,246.22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formula="of:=[.A122]/2.54" office:value-type="float" office:value="47.6377952755905" calcext:value-type="float">
            <text:p>47.64</text:p>
          </table:table-cell>
          <table:table-cell table:style-name="ce2" table:formula="of:=[.B122]/12" office:value-type="float" office:value="3.96981627296588" calcext:value-type="float">
            <text:p>3.97</text:p>
          </table:table-cell>
          <table:table-cell table:formula="of:=[$Sheet2.$A$2]*10^(-[$Sheet2.$B$2]*[$Sheet2.$C$2]*[.A122])" office:value-type="float" office:value="2.91830242004364E-033" calcext:value-type="float">
            <text:p>2.91830242004364E-33</text:p>
          </table:table-cell>
          <table:table-cell table:style-name="ce4" table:formula="of:=IF([.D122]&gt;5;&quot;danger&quot;;&quot;safe&quot;)" office:value-type="string" office:string-value="safe" calcext:value-type="string">
            <text:p>safe</text:p>
          </table:table-cell>
          <table:table-cell table:style-name="ce5" table:formula="of:=IF([.D12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2]*[.A122]*[.A122]*[$Sheet2.$C$2]" office:value-type="float" office:value="20107217.35" calcext:value-type="float">
            <text:p>20,107,217.35</text:p>
          </table:table-cell>
          <table:table-cell table:formula="of:=[.H122]/1000" office:value-type="float" office:value="20107.21735" calcext:value-type="float">
            <text:p>20,107.22</text:p>
          </table:table-cell>
          <table:table-cell table:style-name="ce6" table:formula="of:=[.I122]*2.205" office:value-type="float" office:value="44336.41425675" calcext:value-type="float">
            <text:p>44,336.41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formula="of:=[.A123]/2.54" office:value-type="float" office:value="48.0314960629921" calcext:value-type="float">
            <text:p>48.03</text:p>
          </table:table-cell>
          <table:table-cell table:style-name="ce2" table:formula="of:=[.B123]/12" office:value-type="float" office:value="4.00262467191601" calcext:value-type="float">
            <text:p>4.00</text:p>
          </table:table-cell>
          <table:table-cell table:formula="of:=[$Sheet2.$A$2]*10^(-[$Sheet2.$B$2]*[$Sheet2.$C$2]*[.A123])" office:value-type="float" office:value="1.33622254594536E-033" calcext:value-type="float">
            <text:p>1.33622254594536E-33</text:p>
          </table:table-cell>
          <table:table-cell table:style-name="ce4" table:formula="of:=IF([.D123]&gt;5;&quot;danger&quot;;&quot;safe&quot;)" office:value-type="string" office:string-value="safe" calcext:value-type="string">
            <text:p>safe</text:p>
          </table:table-cell>
          <table:table-cell table:style-name="ce5" table:formula="of:=IF([.D12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3]*[.A123]*[.A123]*[$Sheet2.$C$2]" office:value-type="float" office:value="20609874.8" calcext:value-type="float">
            <text:p>20,609,874.80</text:p>
          </table:table-cell>
          <table:table-cell table:formula="of:=[.H123]/1000" office:value-type="float" office:value="20609.8748" calcext:value-type="float">
            <text:p>20,609.87</text:p>
          </table:table-cell>
          <table:table-cell table:style-name="ce6" table:formula="of:=[.I123]*2.205" office:value-type="float" office:value="45444.773934" calcext:value-type="float">
            <text:p>45,444.77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[.A124]/2.54" office:value-type="float" office:value="48.4251968503937" calcext:value-type="float">
            <text:p>48.43</text:p>
          </table:table-cell>
          <table:table-cell table:style-name="ce2" table:formula="of:=[.B124]/12" office:value-type="float" office:value="4.03543307086614" calcext:value-type="float">
            <text:p>4.04</text:p>
          </table:table-cell>
          <table:table-cell table:formula="of:=[$Sheet2.$A$2]*10^(-[$Sheet2.$B$2]*[$Sheet2.$C$2]*[.A124])" office:value-type="float" office:value="6.11825107648034E-034" calcext:value-type="float">
            <text:p>6.11825107648034E-34</text:p>
          </table:table-cell>
          <table:table-cell table:style-name="ce4" table:formula="of:=IF([.D124]&gt;5;&quot;danger&quot;;&quot;safe&quot;)" office:value-type="string" office:string-value="safe" calcext:value-type="string">
            <text:p>safe</text:p>
          </table:table-cell>
          <table:table-cell table:style-name="ce5" table:formula="of:=IF([.D12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4]*[.A124]*[.A124]*[$Sheet2.$C$2]" office:value-type="float" office:value="21120840.45" calcext:value-type="float">
            <text:p>21,120,840.45</text:p>
          </table:table-cell>
          <table:table-cell table:formula="of:=[.H124]/1000" office:value-type="float" office:value="21120.84045" calcext:value-type="float">
            <text:p>21,120.84</text:p>
          </table:table-cell>
          <table:table-cell table:style-name="ce6" table:formula="of:=[.I124]*2.205" office:value-type="float" office:value="46571.45319225" calcext:value-type="float">
            <text:p>46,571.45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[.A125]/2.54" office:value-type="float" office:value="48.8188976377953" calcext:value-type="float">
            <text:p>48.82</text:p>
          </table:table-cell>
          <table:table-cell table:style-name="ce2" table:formula="of:=[.B125]/12" office:value-type="float" office:value="4.06824146981627" calcext:value-type="float">
            <text:p>4.07</text:p>
          </table:table-cell>
          <table:table-cell table:formula="of:=[$Sheet2.$A$2]*10^(-[$Sheet2.$B$2]*[$Sheet2.$C$2]*[.A125])" office:value-type="float" office:value="2.80140432807688E-034" calcext:value-type="float">
            <text:p>2.80140432807688E-34</text:p>
          </table:table-cell>
          <table:table-cell table:style-name="ce4" table:formula="of:=IF([.D125]&gt;5;&quot;danger&quot;;&quot;safe&quot;)" office:value-type="string" office:string-value="safe" calcext:value-type="string">
            <text:p>safe</text:p>
          </table:table-cell>
          <table:table-cell table:style-name="ce5" table:formula="of:=IF([.D12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5]*[.A125]*[.A125]*[$Sheet2.$C$2]" office:value-type="float" office:value="21640182.4" calcext:value-type="float">
            <text:p>21,640,182.40</text:p>
          </table:table-cell>
          <table:table-cell table:formula="of:=[.H125]/1000" office:value-type="float" office:value="21640.1824" calcext:value-type="float">
            <text:p>21,640.18</text:p>
          </table:table-cell>
          <table:table-cell table:style-name="ce6" table:formula="of:=[.I125]*2.205" office:value-type="float" office:value="47716.602192" calcext:value-type="float">
            <text:p>47,716.60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formula="of:=[.A126]/2.54" office:value-type="float" office:value="49.2125984251969" calcext:value-type="float">
            <text:p>49.21</text:p>
          </table:table-cell>
          <table:table-cell table:style-name="ce2" table:formula="of:=[.B126]/12" office:value-type="float" office:value="4.1010498687664" calcext:value-type="float">
            <text:p>4.10</text:p>
          </table:table-cell>
          <table:table-cell table:formula="of:=[$Sheet2.$A$2]*10^(-[$Sheet2.$B$2]*[$Sheet2.$C$2]*[.A126])" office:value-type="float" office:value="1.28269763879691E-034" calcext:value-type="float">
            <text:p>1.28269763879691E-34</text:p>
          </table:table-cell>
          <table:table-cell table:style-name="ce4" table:formula="of:=IF([.D126]&gt;5;&quot;danger&quot;;&quot;safe&quot;)" office:value-type="string" office:string-value="safe" calcext:value-type="string">
            <text:p>safe</text:p>
          </table:table-cell>
          <table:table-cell table:style-name="ce5" table:formula="of:=IF([.D12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6]*[.A126]*[.A126]*[$Sheet2.$C$2]" office:value-type="float" office:value="22167968.75" calcext:value-type="float">
            <text:p>22,167,968.75</text:p>
          </table:table-cell>
          <table:table-cell table:formula="of:=[.H126]/1000" office:value-type="float" office:value="22167.96875" calcext:value-type="float">
            <text:p>22,167.97</text:p>
          </table:table-cell>
          <table:table-cell table:style-name="ce6" table:formula="of:=[.I126]*2.205" office:value-type="float" office:value="48880.37109375" calcext:value-type="float">
            <text:p>48,880.37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formula="of:=[.A127]/2.54" office:value-type="float" office:value="49.6062992125984" calcext:value-type="float">
            <text:p>49.61</text:p>
          </table:table-cell>
          <table:table-cell table:style-name="ce2" table:formula="of:=[.B127]/12" office:value-type="float" office:value="4.13385826771654" calcext:value-type="float">
            <text:p>4.13</text:p>
          </table:table-cell>
          <table:table-cell table:formula="of:=[$Sheet2.$A$2]*10^(-[$Sheet2.$B$2]*[$Sheet2.$C$2]*[.A127])" office:value-type="float" office:value="5.87317302284825E-035" calcext:value-type="float">
            <text:p>5.87317302284825E-35</text:p>
          </table:table-cell>
          <table:table-cell table:style-name="ce4" table:formula="of:=IF([.D127]&gt;5;&quot;danger&quot;;&quot;safe&quot;)" office:value-type="string" office:string-value="safe" calcext:value-type="string">
            <text:p>safe</text:p>
          </table:table-cell>
          <table:table-cell table:style-name="ce5" table:formula="of:=IF([.D12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7]*[.A127]*[.A127]*[$Sheet2.$C$2]" office:value-type="float" office:value="22704267.6" calcext:value-type="float">
            <text:p>22,704,267.60</text:p>
          </table:table-cell>
          <table:table-cell table:formula="of:=[.H127]/1000" office:value-type="float" office:value="22704.2676" calcext:value-type="float">
            <text:p>22,704.27</text:p>
          </table:table-cell>
          <table:table-cell table:style-name="ce6" table:formula="of:=[.I127]*2.205" office:value-type="float" office:value="50062.910058" calcext:value-type="float">
            <text:p>50,062.91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formula="of:=[.A128]/2.54" office:value-type="float" office:value="50" calcext:value-type="float">
            <text:p>50.00</text:p>
          </table:table-cell>
          <table:table-cell table:style-name="ce2" table:formula="of:=[.B128]/12" office:value-type="float" office:value="4.16666666666667" calcext:value-type="float">
            <text:p>4.17</text:p>
          </table:table-cell>
          <table:table-cell table:formula="of:=[$Sheet2.$A$2]*10^(-[$Sheet2.$B$2]*[$Sheet2.$C$2]*[.A128])" office:value-type="float" office:value="2.68918880903736E-035" calcext:value-type="float">
            <text:p>2.68918880903736E-35</text:p>
          </table:table-cell>
          <table:table-cell table:style-name="ce4" table:formula="of:=IF([.D128]&gt;5;&quot;danger&quot;;&quot;safe&quot;)" office:value-type="string" office:string-value="safe" calcext:value-type="string">
            <text:p>safe</text:p>
          </table:table-cell>
          <table:table-cell table:style-name="ce5" table:formula="of:=IF([.D12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8]*[.A128]*[.A128]*[$Sheet2.$C$2]" office:value-type="float" office:value="23249147.05" calcext:value-type="float">
            <text:p>23,249,147.05</text:p>
          </table:table-cell>
          <table:table-cell table:formula="of:=[.H128]/1000" office:value-type="float" office:value="23249.14705" calcext:value-type="float">
            <text:p>23,249.15</text:p>
          </table:table-cell>
          <table:table-cell table:style-name="ce6" table:formula="of:=[.I128]*2.205" office:value-type="float" office:value="51264.36924525" calcext:value-type="float">
            <text:p>51,264.37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[.A129]/2.54" office:value-type="float" office:value="50.3937007874016" calcext:value-type="float">
            <text:p>50.39</text:p>
          </table:table-cell>
          <table:table-cell table:style-name="ce2" table:formula="of:=[.B129]/12" office:value-type="float" office:value="4.1994750656168" calcext:value-type="float">
            <text:p>4.20</text:p>
          </table:table-cell>
          <table:table-cell table:formula="of:=[$Sheet2.$A$2]*10^(-[$Sheet2.$B$2]*[$Sheet2.$C$2]*[.A129])" office:value-type="float" office:value="1.23131677247005E-035" calcext:value-type="float">
            <text:p>1.23131677247005E-35</text:p>
          </table:table-cell>
          <table:table-cell table:style-name="ce4" table:formula="of:=IF([.D129]&gt;5;&quot;danger&quot;;&quot;safe&quot;)" office:value-type="string" office:string-value="safe" calcext:value-type="string">
            <text:p>safe</text:p>
          </table:table-cell>
          <table:table-cell table:style-name="ce5" table:formula="of:=IF([.D12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2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29]*[.A129]*[.A129]*[$Sheet2.$C$2]" office:value-type="float" office:value="23802675.2" calcext:value-type="float">
            <text:p>23,802,675.20</text:p>
          </table:table-cell>
          <table:table-cell table:formula="of:=[.H129]/1000" office:value-type="float" office:value="23802.6752" calcext:value-type="float">
            <text:p>23,802.68</text:p>
          </table:table-cell>
          <table:table-cell table:style-name="ce6" table:formula="of:=[.I129]*2.205" office:value-type="float" office:value="52484.898816" calcext:value-type="float">
            <text:p>52,484.90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formula="of:=[.A130]/2.54" office:value-type="float" office:value="50.7874015748032" calcext:value-type="float">
            <text:p>50.79</text:p>
          </table:table-cell>
          <table:table-cell table:style-name="ce2" table:formula="of:=[.B130]/12" office:value-type="float" office:value="4.23228346456693" calcext:value-type="float">
            <text:p>4.23</text:p>
          </table:table-cell>
          <table:table-cell table:formula="of:=[$Sheet2.$A$2]*10^(-[$Sheet2.$B$2]*[$Sheet2.$C$2]*[.A130])" office:value-type="float" office:value="5.63791203157946E-036" calcext:value-type="float">
            <text:p>5.63791203157946E-36</text:p>
          </table:table-cell>
          <table:table-cell table:style-name="ce4" table:formula="of:=IF([.D130]&gt;5;&quot;danger&quot;;&quot;safe&quot;)" office:value-type="string" office:string-value="safe" calcext:value-type="string">
            <text:p>safe</text:p>
          </table:table-cell>
          <table:table-cell table:style-name="ce5" table:formula="of:=IF([.D13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0]*[.A130]*[.A130]*[$Sheet2.$C$2]" office:value-type="float" office:value="24364920.15" calcext:value-type="float">
            <text:p>24,364,920.15</text:p>
          </table:table-cell>
          <table:table-cell table:formula="of:=[.H130]/1000" office:value-type="float" office:value="24364.92015" calcext:value-type="float">
            <text:p>24,364.92</text:p>
          </table:table-cell>
          <table:table-cell table:style-name="ce6" table:formula="of:=[.I130]*2.205" office:value-type="float" office:value="53724.64893075" calcext:value-type="float">
            <text:p>53,724.65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[.A131]/2.54" office:value-type="float" office:value="51.1811023622047" calcext:value-type="float">
            <text:p>51.18</text:p>
          </table:table-cell>
          <table:table-cell table:style-name="ce2" table:formula="of:=[.B131]/12" office:value-type="float" office:value="4.26509186351706" calcext:value-type="float">
            <text:p>4.27</text:p>
          </table:table-cell>
          <table:table-cell table:formula="of:=[$Sheet2.$A$2]*10^(-[$Sheet2.$B$2]*[$Sheet2.$C$2]*[.A131])" office:value-type="float" office:value="2.58146829365975E-036" calcext:value-type="float">
            <text:p>2.58146829365975E-36</text:p>
          </table:table-cell>
          <table:table-cell table:style-name="ce4" table:formula="of:=IF([.D131]&gt;5;&quot;danger&quot;;&quot;safe&quot;)" office:value-type="string" office:string-value="safe" calcext:value-type="string">
            <text:p>safe</text:p>
          </table:table-cell>
          <table:table-cell table:style-name="ce5" table:formula="of:=IF([.D13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1]*[.A131]*[.A131]*[$Sheet2.$C$2]" office:value-type="float" office:value="24935950" calcext:value-type="float">
            <text:p>24,935,950.00</text:p>
          </table:table-cell>
          <table:table-cell table:formula="of:=[.H131]/1000" office:value-type="float" office:value="24935.95" calcext:value-type="float">
            <text:p>24,935.95</text:p>
          </table:table-cell>
          <table:table-cell table:style-name="ce6" table:formula="of:=[.I131]*2.205" office:value-type="float" office:value="54983.76975" calcext:value-type="float">
            <text:p>54,983.77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formula="of:=[.A132]/2.54" office:value-type="float" office:value="51.5748031496063" calcext:value-type="float">
            <text:p>51.57</text:p>
          </table:table-cell>
          <table:table-cell table:style-name="ce2" table:formula="of:=[.B132]/12" office:value-type="float" office:value="4.29790026246719" calcext:value-type="float">
            <text:p>4.30</text:p>
          </table:table-cell>
          <table:table-cell table:formula="of:=[$Sheet2.$A$2]*10^(-[$Sheet2.$B$2]*[$Sheet2.$C$2]*[.A132])" office:value-type="float" office:value="1.18199406337732E-036" calcext:value-type="float">
            <text:p>1.18199406337732E-36</text:p>
          </table:table-cell>
          <table:table-cell table:style-name="ce4" table:formula="of:=IF([.D132]&gt;5;&quot;danger&quot;;&quot;safe&quot;)" office:value-type="string" office:string-value="safe" calcext:value-type="string">
            <text:p>safe</text:p>
          </table:table-cell>
          <table:table-cell table:style-name="ce5" table:formula="of:=IF([.D13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2]*[.A132]*[.A132]*[$Sheet2.$C$2]" office:value-type="float" office:value="25515832.85" calcext:value-type="float">
            <text:p>25,515,832.85</text:p>
          </table:table-cell>
          <table:table-cell table:formula="of:=[.H132]/1000" office:value-type="float" office:value="25515.83285" calcext:value-type="float">
            <text:p>25,515.83</text:p>
          </table:table-cell>
          <table:table-cell table:style-name="ce6" table:formula="of:=[.I132]*2.205" office:value-type="float" office:value="56262.41143425" calcext:value-type="float">
            <text:p>56,262.41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formula="of:=[.A133]/2.54" office:value-type="float" office:value="51.9685039370079" calcext:value-type="float">
            <text:p>51.97</text:p>
          </table:table-cell>
          <table:table-cell table:style-name="ce2" table:formula="of:=[.B133]/12" office:value-type="float" office:value="4.33070866141732" calcext:value-type="float">
            <text:p>4.33</text:p>
          </table:table-cell>
          <table:table-cell table:formula="of:=[$Sheet2.$A$2]*10^(-[$Sheet2.$B$2]*[$Sheet2.$C$2]*[.A133])" office:value-type="float" office:value="5.41207486177786E-037" calcext:value-type="float">
            <text:p>5.41207486177786E-37</text:p>
          </table:table-cell>
          <table:table-cell table:style-name="ce4" table:formula="of:=IF([.D133]&gt;5;&quot;danger&quot;;&quot;safe&quot;)" office:value-type="string" office:string-value="safe" calcext:value-type="string">
            <text:p>safe</text:p>
          </table:table-cell>
          <table:table-cell table:style-name="ce5" table:formula="of:=IF([.D13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3]*[.A133]*[.A133]*[$Sheet2.$C$2]" office:value-type="float" office:value="26104636.8" calcext:value-type="float">
            <text:p>26,104,636.80</text:p>
          </table:table-cell>
          <table:table-cell table:formula="of:=[.H133]/1000" office:value-type="float" office:value="26104.6368" calcext:value-type="float">
            <text:p>26,104.64</text:p>
          </table:table-cell>
          <table:table-cell table:style-name="ce6" table:formula="of:=[.I133]*2.205" office:value-type="float" office:value="57560.724144" calcext:value-type="float">
            <text:p>57,560.72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formula="of:=[.A134]/2.54" office:value-type="float" office:value="52.3622047244094" calcext:value-type="float">
            <text:p>52.36</text:p>
          </table:table-cell>
          <table:table-cell table:style-name="ce2" table:formula="of:=[.B134]/12" office:value-type="float" office:value="4.36351706036745" calcext:value-type="float">
            <text:p>4.36</text:p>
          </table:table-cell>
          <table:table-cell table:formula="of:=[$Sheet2.$A$2]*10^(-[$Sheet2.$B$2]*[$Sheet2.$C$2]*[.A134])" office:value-type="float" office:value="2.47806272611854E-037" calcext:value-type="float">
            <text:p>2.47806272611854E-37</text:p>
          </table:table-cell>
          <table:table-cell table:style-name="ce4" table:formula="of:=IF([.D134]&gt;5;&quot;danger&quot;;&quot;safe&quot;)" office:value-type="string" office:string-value="safe" calcext:value-type="string">
            <text:p>safe</text:p>
          </table:table-cell>
          <table:table-cell table:style-name="ce5" table:formula="of:=IF([.D13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4]*[.A134]*[.A134]*[$Sheet2.$C$2]" office:value-type="float" office:value="26702429.95" calcext:value-type="float">
            <text:p>26,702,429.95</text:p>
          </table:table-cell>
          <table:table-cell table:formula="of:=[.H134]/1000" office:value-type="float" office:value="26702.42995" calcext:value-type="float">
            <text:p>26,702.43</text:p>
          </table:table-cell>
          <table:table-cell table:style-name="ce6" table:formula="of:=[.I134]*2.205" office:value-type="float" office:value="58878.85803975" calcext:value-type="float">
            <text:p>58,878.86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[.A135]/2.54" office:value-type="float" office:value="52.755905511811" calcext:value-type="float">
            <text:p>52.76</text:p>
          </table:table-cell>
          <table:table-cell table:style-name="ce2" table:formula="of:=[.B135]/12" office:value-type="float" office:value="4.39632545931759" calcext:value-type="float">
            <text:p>4.40</text:p>
          </table:table-cell>
          <table:table-cell table:formula="of:=[$Sheet2.$A$2]*10^(-[$Sheet2.$B$2]*[$Sheet2.$C$2]*[.A135])" office:value-type="float" office:value="1.1346470681599E-037" calcext:value-type="float">
            <text:p>1.1346470681599E-37</text:p>
          </table:table-cell>
          <table:table-cell table:style-name="ce4" table:formula="of:=IF([.D135]&gt;5;&quot;danger&quot;;&quot;safe&quot;)" office:value-type="string" office:string-value="safe" calcext:value-type="string">
            <text:p>safe</text:p>
          </table:table-cell>
          <table:table-cell table:style-name="ce5" table:formula="of:=IF([.D13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5]*[.A135]*[.A135]*[$Sheet2.$C$2]" office:value-type="float" office:value="27309280.4" calcext:value-type="float">
            <text:p>27,309,280.40</text:p>
          </table:table-cell>
          <table:table-cell table:formula="of:=[.H135]/1000" office:value-type="float" office:value="27309.2804" calcext:value-type="float">
            <text:p>27,309.28</text:p>
          </table:table-cell>
          <table:table-cell table:style-name="ce6" table:formula="of:=[.I135]*2.205" office:value-type="float" office:value="60216.963282" calcext:value-type="float">
            <text:p>60,216.96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formula="of:=[.A136]/2.54" office:value-type="float" office:value="53.1496062992126" calcext:value-type="float">
            <text:p>53.15</text:p>
          </table:table-cell>
          <table:table-cell table:style-name="ce2" table:formula="of:=[.B136]/12" office:value-type="float" office:value="4.42913385826772" calcext:value-type="float">
            <text:p>4.43</text:p>
          </table:table-cell>
          <table:table-cell table:formula="of:=[$Sheet2.$A$2]*10^(-[$Sheet2.$B$2]*[$Sheet2.$C$2]*[.A136])" office:value-type="float" office:value="5.19528402455078E-038" calcext:value-type="float">
            <text:p>5.19528402455078E-38</text:p>
          </table:table-cell>
          <table:table-cell table:style-name="ce4" table:formula="of:=IF([.D136]&gt;5;&quot;danger&quot;;&quot;safe&quot;)" office:value-type="string" office:string-value="safe" calcext:value-type="string">
            <text:p>safe</text:p>
          </table:table-cell>
          <table:table-cell table:style-name="ce5" table:formula="of:=IF([.D13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6]*[.A136]*[.A136]*[$Sheet2.$C$2]" office:value-type="float" office:value="27925256.25" calcext:value-type="float">
            <text:p>27,925,256.25</text:p>
          </table:table-cell>
          <table:table-cell table:formula="of:=[.H136]/1000" office:value-type="float" office:value="27925.25625" calcext:value-type="float">
            <text:p>27,925.26</text:p>
          </table:table-cell>
          <table:table-cell table:style-name="ce6" table:formula="of:=[.I136]*2.205" office:value-type="float" office:value="61575.19003125" calcext:value-type="float">
            <text:p>61,575.19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formula="of:=[.A137]/2.54" office:value-type="float" office:value="53.5433070866142" calcext:value-type="float">
            <text:p>53.54</text:p>
          </table:table-cell>
          <table:table-cell table:style-name="ce2" table:formula="of:=[.B137]/12" office:value-type="float" office:value="4.46194225721785" calcext:value-type="float">
            <text:p>4.46</text:p>
          </table:table-cell>
          <table:table-cell table:formula="of:=[$Sheet2.$A$2]*10^(-[$Sheet2.$B$2]*[$Sheet2.$C$2]*[.A137])" office:value-type="float" office:value="2.37879926306294E-038" calcext:value-type="float">
            <text:p>2.37879926306294E-38</text:p>
          </table:table-cell>
          <table:table-cell table:style-name="ce4" table:formula="of:=IF([.D137]&gt;5;&quot;danger&quot;;&quot;safe&quot;)" office:value-type="string" office:string-value="safe" calcext:value-type="string">
            <text:p>safe</text:p>
          </table:table-cell>
          <table:table-cell table:style-name="ce5" table:formula="of:=IF([.D13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7]*[.A137]*[.A137]*[$Sheet2.$C$2]" office:value-type="float" office:value="28550425.6" calcext:value-type="float">
            <text:p>28,550,425.60</text:p>
          </table:table-cell>
          <table:table-cell table:formula="of:=[.H137]/1000" office:value-type="float" office:value="28550.4256" calcext:value-type="float">
            <text:p>28,550.43</text:p>
          </table:table-cell>
          <table:table-cell table:style-name="ce6" table:formula="of:=[.I137]*2.205" office:value-type="float" office:value="62953.688448" calcext:value-type="float">
            <text:p>62,953.69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formula="of:=[.A138]/2.54" office:value-type="float" office:value="53.9370078740158" calcext:value-type="float">
            <text:p>53.94</text:p>
          </table:table-cell>
          <table:table-cell table:style-name="ce2" table:formula="of:=[.B138]/12" office:value-type="float" office:value="4.49475065616798" calcext:value-type="float">
            <text:p>4.49</text:p>
          </table:table-cell>
          <table:table-cell table:formula="of:=[$Sheet2.$A$2]*10^(-[$Sheet2.$B$2]*[$Sheet2.$C$2]*[.A138])" office:value-type="float" office:value="1.0891966458827E-038" calcext:value-type="float">
            <text:p>1.0891966458827E-38</text:p>
          </table:table-cell>
          <table:table-cell table:style-name="ce4" table:formula="of:=IF([.D138]&gt;5;&quot;danger&quot;;&quot;safe&quot;)" office:value-type="string" office:string-value="safe" calcext:value-type="string">
            <text:p>safe</text:p>
          </table:table-cell>
          <table:table-cell table:style-name="ce5" table:formula="of:=IF([.D13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8]*[.A138]*[.A138]*[$Sheet2.$C$2]" office:value-type="float" office:value="29184856.55" calcext:value-type="float">
            <text:p>29,184,856.55</text:p>
          </table:table-cell>
          <table:table-cell table:formula="of:=[.H138]/1000" office:value-type="float" office:value="29184.85655" calcext:value-type="float">
            <text:p>29,184.86</text:p>
          </table:table-cell>
          <table:table-cell table:style-name="ce6" table:formula="of:=[.I138]*2.205" office:value-type="float" office:value="64352.60869275" calcext:value-type="float">
            <text:p>64,352.61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formula="of:=[.A139]/2.54" office:value-type="float" office:value="54.3307086614173" calcext:value-type="float">
            <text:p>54.33</text:p>
          </table:table-cell>
          <table:table-cell table:style-name="ce2" table:formula="of:=[.B139]/12" office:value-type="float" office:value="4.52755905511811" calcext:value-type="float">
            <text:p>4.53</text:p>
          </table:table-cell>
          <table:table-cell table:formula="of:=[$Sheet2.$A$2]*10^(-[$Sheet2.$B$2]*[$Sheet2.$C$2]*[.A139])" office:value-type="float" office:value="4.98717715203334E-039" calcext:value-type="float">
            <text:p>4.98717715203334E-39</text:p>
          </table:table-cell>
          <table:table-cell table:style-name="ce4" table:formula="of:=IF([.D139]&gt;5;&quot;danger&quot;;&quot;safe&quot;)" office:value-type="string" office:string-value="safe" calcext:value-type="string">
            <text:p>safe</text:p>
          </table:table-cell>
          <table:table-cell table:style-name="ce5" table:formula="of:=IF([.D13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3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39]*[.A139]*[.A139]*[$Sheet2.$C$2]" office:value-type="float" office:value="29828617.2" calcext:value-type="float">
            <text:p>29,828,617.20</text:p>
          </table:table-cell>
          <table:table-cell table:formula="of:=[.H139]/1000" office:value-type="float" office:value="29828.6172" calcext:value-type="float">
            <text:p>29,828.62</text:p>
          </table:table-cell>
          <table:table-cell table:style-name="ce6" table:formula="of:=[.I139]*2.205" office:value-type="float" office:value="65772.100926" calcext:value-type="float">
            <text:p>65,772.10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formula="of:=[.A140]/2.54" office:value-type="float" office:value="54.7244094488189" calcext:value-type="float">
            <text:p>54.72</text:p>
          </table:table-cell>
          <table:table-cell table:style-name="ce2" table:formula="of:=[.B140]/12" office:value-type="float" office:value="4.56036745406824" calcext:value-type="float">
            <text:p>4.56</text:p>
          </table:table-cell>
          <table:table-cell table:formula="of:=[$Sheet2.$A$2]*10^(-[$Sheet2.$B$2]*[$Sheet2.$C$2]*[.A140])" office:value-type="float" office:value="2.28351198470752E-039" calcext:value-type="float">
            <text:p>2.28351198470752E-39</text:p>
          </table:table-cell>
          <table:table-cell table:style-name="ce4" table:formula="of:=IF([.D140]&gt;5;&quot;danger&quot;;&quot;safe&quot;)" office:value-type="string" office:string-value="safe" calcext:value-type="string">
            <text:p>safe</text:p>
          </table:table-cell>
          <table:table-cell table:style-name="ce5" table:formula="of:=IF([.D14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0]*[.A140]*[.A140]*[$Sheet2.$C$2]" office:value-type="float" office:value="30481775.65" calcext:value-type="float">
            <text:p>30,481,775.65</text:p>
          </table:table-cell>
          <table:table-cell table:formula="of:=[.H140]/1000" office:value-type="float" office:value="30481.77565" calcext:value-type="float">
            <text:p>30,481.78</text:p>
          </table:table-cell>
          <table:table-cell table:style-name="ce6" table:formula="of:=[.I140]*2.205" office:value-type="float" office:value="67212.31530825" calcext:value-type="float">
            <text:p>67,212.32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[.A141]/2.54" office:value-type="float" office:value="55.1181102362205" calcext:value-type="float">
            <text:p>55.12</text:p>
          </table:table-cell>
          <table:table-cell table:style-name="ce2" table:formula="of:=[.B141]/12" office:value-type="float" office:value="4.59317585301837" calcext:value-type="float">
            <text:p>4.59</text:p>
          </table:table-cell>
          <table:table-cell table:formula="of:=[$Sheet2.$A$2]*10^(-[$Sheet2.$B$2]*[$Sheet2.$C$2]*[.A141])" office:value-type="float" office:value="1.04556682574967E-039" calcext:value-type="float">
            <text:p>1.04556682574967E-39</text:p>
          </table:table-cell>
          <table:table-cell table:style-name="ce4" table:formula="of:=IF([.D141]&gt;5;&quot;danger&quot;;&quot;safe&quot;)" office:value-type="string" office:string-value="safe" calcext:value-type="string">
            <text:p>safe</text:p>
          </table:table-cell>
          <table:table-cell table:style-name="ce5" table:formula="of:=IF([.D14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1]*[.A141]*[.A141]*[$Sheet2.$C$2]" office:value-type="float" office:value="31144400" calcext:value-type="float">
            <text:p>31,144,400.00</text:p>
          </table:table-cell>
          <table:table-cell table:formula="of:=[.H141]/1000" office:value-type="float" office:value="31144.4" calcext:value-type="float">
            <text:p>31,144.40</text:p>
          </table:table-cell>
          <table:table-cell table:style-name="ce6" table:formula="of:=[.I141]*2.205" office:value-type="float" office:value="68673.402" calcext:value-type="float">
            <text:p>68,673.40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formula="of:=[.A142]/2.54" office:value-type="float" office:value="55.511811023622" calcext:value-type="float">
            <text:p>55.51</text:p>
          </table:table-cell>
          <table:table-cell table:style-name="ce2" table:formula="of:=[.B142]/12" office:value-type="float" office:value="4.6259842519685" calcext:value-type="float">
            <text:p>4.63</text:p>
          </table:table-cell>
          <table:table-cell table:formula="of:=[$Sheet2.$A$2]*10^(-[$Sheet2.$B$2]*[$Sheet2.$C$2]*[.A142])" office:value-type="float" office:value="4.787406391687E-040" calcext:value-type="float">
            <text:p>4.787406391687E-40</text:p>
          </table:table-cell>
          <table:table-cell table:style-name="ce4" table:formula="of:=IF([.D142]&gt;5;&quot;danger&quot;;&quot;safe&quot;)" office:value-type="string" office:string-value="safe" calcext:value-type="string">
            <text:p>safe</text:p>
          </table:table-cell>
          <table:table-cell table:style-name="ce5" table:formula="of:=IF([.D14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2]*[.A142]*[.A142]*[$Sheet2.$C$2]" office:value-type="float" office:value="31816558.35" calcext:value-type="float">
            <text:p>31,816,558.35</text:p>
          </table:table-cell>
          <table:table-cell table:formula="of:=[.H142]/1000" office:value-type="float" office:value="31816.55835" calcext:value-type="float">
            <text:p>31,816.56</text:p>
          </table:table-cell>
          <table:table-cell table:style-name="ce6" table:formula="of:=[.I142]*2.205" office:value-type="float" office:value="70155.51116175" calcext:value-type="float">
            <text:p>70,155.51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formula="of:=[.A143]/2.54" office:value-type="float" office:value="55.9055118110236" calcext:value-type="float">
            <text:p>55.91</text:p>
          </table:table-cell>
          <table:table-cell table:style-name="ce2" table:formula="of:=[.B143]/12" office:value-type="float" office:value="4.65879265091864" calcext:value-type="float">
            <text:p>4.66</text:p>
          </table:table-cell>
          <table:table-cell table:formula="of:=[$Sheet2.$A$2]*10^(-[$Sheet2.$B$2]*[$Sheet2.$C$2]*[.A143])" office:value-type="float" office:value="2.19204161749604E-040" calcext:value-type="float">
            <text:p>2.19204161749604E-40</text:p>
          </table:table-cell>
          <table:table-cell table:style-name="ce4" table:formula="of:=IF([.D143]&gt;5;&quot;danger&quot;;&quot;safe&quot;)" office:value-type="string" office:string-value="safe" calcext:value-type="string">
            <text:p>safe</text:p>
          </table:table-cell>
          <table:table-cell table:style-name="ce5" table:formula="of:=IF([.D14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3]*[.A143]*[.A143]*[$Sheet2.$C$2]" office:value-type="float" office:value="32498318.8" calcext:value-type="float">
            <text:p>32,498,318.80</text:p>
          </table:table-cell>
          <table:table-cell table:formula="of:=[.H143]/1000" office:value-type="float" office:value="32498.3188" calcext:value-type="float">
            <text:p>32,498.32</text:p>
          </table:table-cell>
          <table:table-cell table:style-name="ce6" table:formula="of:=[.I143]*2.205" office:value-type="float" office:value="71658.792954" calcext:value-type="float">
            <text:p>71,658.79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formula="of:=[.A144]/2.54" office:value-type="float" office:value="56.2992125984252" calcext:value-type="float">
            <text:p>56.30</text:p>
          </table:table-cell>
          <table:table-cell table:style-name="ce2" table:formula="of:=[.B144]/12" office:value-type="float" office:value="4.69160104986877" calcext:value-type="float">
            <text:p>4.69</text:p>
          </table:table-cell>
          <table:table-cell table:formula="of:=[$Sheet2.$A$2]*10^(-[$Sheet2.$B$2]*[$Sheet2.$C$2]*[.A144])" office:value-type="float" office:value="1.0036846801179E-040" calcext:value-type="float">
            <text:p>1.0036846801179E-40</text:p>
          </table:table-cell>
          <table:table-cell table:style-name="ce4" table:formula="of:=IF([.D144]&gt;5;&quot;danger&quot;;&quot;safe&quot;)" office:value-type="string" office:string-value="safe" calcext:value-type="string">
            <text:p>safe</text:p>
          </table:table-cell>
          <table:table-cell table:style-name="ce5" table:formula="of:=IF([.D144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4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4]*[.A144]*[.A144]*[$Sheet2.$C$2]" office:value-type="float" office:value="33189749.45" calcext:value-type="float">
            <text:p>33,189,749.45</text:p>
          </table:table-cell>
          <table:table-cell table:formula="of:=[.H144]/1000" office:value-type="float" office:value="33189.74945" calcext:value-type="float">
            <text:p>33,189.75</text:p>
          </table:table-cell>
          <table:table-cell table:style-name="ce6" table:formula="of:=[.I144]*2.205" office:value-type="float" office:value="73183.39753725" calcext:value-type="float">
            <text:p>73,183.40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formula="of:=[.A145]/2.54" office:value-type="float" office:value="56.6929133858268" calcext:value-type="float">
            <text:p>56.69</text:p>
          </table:table-cell>
          <table:table-cell table:style-name="ce2" table:formula="of:=[.B145]/12" office:value-type="float" office:value="4.7244094488189" calcext:value-type="float">
            <text:p>4.72</text:p>
          </table:table-cell>
          <table:table-cell table:formula="of:=[$Sheet2.$A$2]*10^(-[$Sheet2.$B$2]*[$Sheet2.$C$2]*[.A145])" office:value-type="float" office:value="4.59563782486064E-041" calcext:value-type="float">
            <text:p>4.59563782486064E-41</text:p>
          </table:table-cell>
          <table:table-cell table:style-name="ce4" table:formula="of:=IF([.D145]&gt;5;&quot;danger&quot;;&quot;safe&quot;)" office:value-type="string" office:string-value="safe" calcext:value-type="string">
            <text:p>safe</text:p>
          </table:table-cell>
          <table:table-cell table:style-name="ce5" table:formula="of:=IF([.D145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5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5]*[.A145]*[.A145]*[$Sheet2.$C$2]" office:value-type="float" office:value="33890918.4" calcext:value-type="float">
            <text:p>33,890,918.40</text:p>
          </table:table-cell>
          <table:table-cell table:formula="of:=[.H145]/1000" office:value-type="float" office:value="33890.9184" calcext:value-type="float">
            <text:p>33,890.92</text:p>
          </table:table-cell>
          <table:table-cell table:style-name="ce6" table:formula="of:=[.I145]*2.205" office:value-type="float" office:value="74729.475072" calcext:value-type="float">
            <text:p>74,729.48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formula="of:=[.A146]/2.54" office:value-type="float" office:value="57.0866141732284" calcext:value-type="float">
            <text:p>57.09</text:p>
          </table:table-cell>
          <table:table-cell table:style-name="ce2" table:formula="of:=[.B146]/12" office:value-type="float" office:value="4.75721784776903" calcext:value-type="float">
            <text:p>4.76</text:p>
          </table:table-cell>
          <table:table-cell table:formula="of:=[$Sheet2.$A$2]*10^(-[$Sheet2.$B$2]*[$Sheet2.$C$2]*[.A146])" office:value-type="float" office:value="2.10423526787407E-041" calcext:value-type="float">
            <text:p>2.10423526787407E-41</text:p>
          </table:table-cell>
          <table:table-cell table:style-name="ce4" table:formula="of:=IF([.D146]&gt;5;&quot;danger&quot;;&quot;safe&quot;)" office:value-type="string" office:string-value="safe" calcext:value-type="string">
            <text:p>safe</text:p>
          </table:table-cell>
          <table:table-cell table:style-name="ce5" table:formula="of:=IF([.D146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6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6]*[.A146]*[.A146]*[$Sheet2.$C$2]" office:value-type="float" office:value="34601893.75" calcext:value-type="float">
            <text:p>34,601,893.75</text:p>
          </table:table-cell>
          <table:table-cell table:formula="of:=[.H146]/1000" office:value-type="float" office:value="34601.89375" calcext:value-type="float">
            <text:p>34,601.89</text:p>
          </table:table-cell>
          <table:table-cell table:style-name="ce6" table:formula="of:=[.I146]*2.205" office:value-type="float" office:value="76297.17571875" calcext:value-type="float">
            <text:p>76,297.18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formula="of:=[.A147]/2.54" office:value-type="float" office:value="57.4803149606299" calcext:value-type="float">
            <text:p>57.48</text:p>
          </table:table-cell>
          <table:table-cell table:style-name="ce2" table:formula="of:=[.B147]/12" office:value-type="float" office:value="4.79002624671916" calcext:value-type="float">
            <text:p>4.79</text:p>
          </table:table-cell>
          <table:table-cell table:formula="of:=[$Sheet2.$A$2]*10^(-[$Sheet2.$B$2]*[$Sheet2.$C$2]*[.A147])" office:value-type="float" office:value="9.63480202598296E-042" calcext:value-type="float">
            <text:p>9.63480202598296E-42</text:p>
          </table:table-cell>
          <table:table-cell table:style-name="ce4" table:formula="of:=IF([.D147]&gt;5;&quot;danger&quot;;&quot;safe&quot;)" office:value-type="string" office:string-value="safe" calcext:value-type="string">
            <text:p>safe</text:p>
          </table:table-cell>
          <table:table-cell table:style-name="ce5" table:formula="of:=IF([.D147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7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7]*[.A147]*[.A147]*[$Sheet2.$C$2]" office:value-type="float" office:value="35322743.6" calcext:value-type="float">
            <text:p>35,322,743.60</text:p>
          </table:table-cell>
          <table:table-cell table:formula="of:=[.H147]/1000" office:value-type="float" office:value="35322.7436" calcext:value-type="float">
            <text:p>35,322.74</text:p>
          </table:table-cell>
          <table:table-cell table:style-name="ce6" table:formula="of:=[.I147]*2.205" office:value-type="float" office:value="77886.649638" calcext:value-type="float">
            <text:p>77,886.65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formula="of:=[.A148]/2.54" office:value-type="float" office:value="57.8740157480315" calcext:value-type="float">
            <text:p>57.87</text:p>
          </table:table-cell>
          <table:table-cell table:style-name="ce2" table:formula="of:=[.B148]/12" office:value-type="float" office:value="4.82283464566929" calcext:value-type="float">
            <text:p>4.82</text:p>
          </table:table-cell>
          <table:table-cell table:formula="of:=[$Sheet2.$A$2]*10^(-[$Sheet2.$B$2]*[$Sheet2.$C$2]*[.A148])" office:value-type="float" office:value="4.41155090864295E-042" calcext:value-type="float">
            <text:p>4.41155090864295E-42</text:p>
          </table:table-cell>
          <table:table-cell table:style-name="ce4" table:formula="of:=IF([.D148]&gt;5;&quot;danger&quot;;&quot;safe&quot;)" office:value-type="string" office:string-value="safe" calcext:value-type="string">
            <text:p>safe</text:p>
          </table:table-cell>
          <table:table-cell table:style-name="ce5" table:formula="of:=IF([.D148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8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8]*[.A148]*[.A148]*[$Sheet2.$C$2]" office:value-type="float" office:value="36053536.05" calcext:value-type="float">
            <text:p>36,053,536.05</text:p>
          </table:table-cell>
          <table:table-cell table:formula="of:=[.H148]/1000" office:value-type="float" office:value="36053.53605" calcext:value-type="float">
            <text:p>36,053.54</text:p>
          </table:table-cell>
          <table:table-cell table:style-name="ce6" table:formula="of:=[.I148]*2.205" office:value-type="float" office:value="79498.04699025" calcext:value-type="float">
            <text:p>79,498.05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formula="of:=[.A149]/2.54" office:value-type="float" office:value="58.2677165354331" calcext:value-type="float">
            <text:p>58.27</text:p>
          </table:table-cell>
          <table:table-cell table:style-name="ce2" table:formula="of:=[.B149]/12" office:value-type="float" office:value="4.85564304461942" calcext:value-type="float">
            <text:p>4.86</text:p>
          </table:table-cell>
          <table:table-cell table:formula="of:=[$Sheet2.$A$2]*10^(-[$Sheet2.$B$2]*[$Sheet2.$C$2]*[.A149])" office:value-type="float" office:value="2.01994616672606E-042" calcext:value-type="float">
            <text:p>2.01994616672606E-42</text:p>
          </table:table-cell>
          <table:table-cell table:style-name="ce4" table:formula="of:=IF([.D149]&gt;5;&quot;danger&quot;;&quot;safe&quot;)" office:value-type="string" office:string-value="safe" calcext:value-type="string">
            <text:p>safe</text:p>
          </table:table-cell>
          <table:table-cell table:style-name="ce5" table:formula="of:=IF([.D149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49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49]*[.A149]*[.A149]*[$Sheet2.$C$2]" office:value-type="float" office:value="36794339.2" calcext:value-type="float">
            <text:p>36,794,339.20</text:p>
          </table:table-cell>
          <table:table-cell table:formula="of:=[.H149]/1000" office:value-type="float" office:value="36794.3392" calcext:value-type="float">
            <text:p>36,794.34</text:p>
          </table:table-cell>
          <table:table-cell table:style-name="ce6" table:formula="of:=[.I149]*2.205" office:value-type="float" office:value="81131.517936" calcext:value-type="float">
            <text:p>81,131.52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formula="of:=[.A150]/2.54" office:value-type="float" office:value="58.6614173228347" calcext:value-type="float">
            <text:p>58.66</text:p>
          </table:table-cell>
          <table:table-cell table:style-name="ce2" table:formula="of:=[.B150]/12" office:value-type="float" office:value="4.88845144356955" calcext:value-type="float">
            <text:p>4.89</text:p>
          </table:table-cell>
          <table:table-cell table:formula="of:=[$Sheet2.$A$2]*10^(-[$Sheet2.$B$2]*[$Sheet2.$C$2]*[.A150])" office:value-type="float" office:value="9.24886191039411E-043" calcext:value-type="float">
            <text:p>9.24886191039411E-43</text:p>
          </table:table-cell>
          <table:table-cell table:style-name="ce4" table:formula="of:=IF([.D150]&gt;5;&quot;danger&quot;;&quot;safe&quot;)" office:value-type="string" office:string-value="safe" calcext:value-type="string">
            <text:p>safe</text:p>
          </table:table-cell>
          <table:table-cell table:style-name="ce5" table:formula="of:=IF([.D150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50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50]*[.A150]*[.A150]*[$Sheet2.$C$2]" office:value-type="float" office:value="37545221.15" calcext:value-type="float">
            <text:p>37,545,221.15</text:p>
          </table:table-cell>
          <table:table-cell table:formula="of:=[.H150]/1000" office:value-type="float" office:value="37545.22115" calcext:value-type="float">
            <text:p>37,545.22</text:p>
          </table:table-cell>
          <table:table-cell table:style-name="ce6" table:formula="of:=[.I150]*2.205" office:value-type="float" office:value="82787.21263575" calcext:value-type="float">
            <text:p>82,787.21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[.A151]/2.54" office:value-type="float" office:value="59.0551181102362" calcext:value-type="float">
            <text:p>59.06</text:p>
          </table:table-cell>
          <table:table-cell table:style-name="ce2" table:formula="of:=[.B151]/12" office:value-type="float" office:value="4.92125984251969" calcext:value-type="float">
            <text:p>4.92</text:p>
          </table:table-cell>
          <table:table-cell table:formula="of:=[$Sheet2.$A$2]*10^(-[$Sheet2.$B$2]*[$Sheet2.$C$2]*[.A151])" office:value-type="float" office:value="4.23483794007177E-043" calcext:value-type="float">
            <text:p>4.23483794007177E-43</text:p>
          </table:table-cell>
          <table:table-cell table:style-name="ce4" table:formula="of:=IF([.D151]&gt;5;&quot;danger&quot;;&quot;safe&quot;)" office:value-type="string" office:string-value="safe" calcext:value-type="string">
            <text:p>safe</text:p>
          </table:table-cell>
          <table:table-cell table:style-name="ce5" table:formula="of:=IF([.D151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51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51]*[.A151]*[.A151]*[$Sheet2.$C$2]" office:value-type="float" office:value="38306250" calcext:value-type="float">
            <text:p>38,306,250.00</text:p>
          </table:table-cell>
          <table:table-cell table:formula="of:=[.H151]/1000" office:value-type="float" office:value="38306.25" calcext:value-type="float">
            <text:p>38,306.25</text:p>
          </table:table-cell>
          <table:table-cell table:style-name="ce6" table:formula="of:=[.I151]*2.205" office:value-type="float" office:value="84465.28125" calcext:value-type="float">
            <text:p>84,465.28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formula="of:=[.A152]/2.54" office:value-type="float" office:value="59.4488188976378" calcext:value-type="float">
            <text:p>59.45</text:p>
          </table:table-cell>
          <table:table-cell table:style-name="ce2" table:formula="of:=[.B152]/12" office:value-type="float" office:value="4.95406824146982" calcext:value-type="float">
            <text:p>4.95</text:p>
          </table:table-cell>
          <table:table-cell table:formula="of:=[$Sheet2.$A$2]*10^(-[$Sheet2.$B$2]*[$Sheet2.$C$2]*[.A152])" office:value-type="float" office:value="1.93903342404934E-043" calcext:value-type="float">
            <text:p>1.93903342404934E-43</text:p>
          </table:table-cell>
          <table:table-cell table:style-name="ce4" table:formula="of:=IF([.D152]&gt;5;&quot;danger&quot;;&quot;safe&quot;)" office:value-type="string" office:string-value="safe" calcext:value-type="string">
            <text:p>safe</text:p>
          </table:table-cell>
          <table:table-cell table:style-name="ce5" table:formula="of:=IF([.D152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52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52]*[.A152]*[.A152]*[$Sheet2.$C$2]" office:value-type="float" office:value="39077493.85" calcext:value-type="float">
            <text:p>39,077,493.85</text:p>
          </table:table-cell>
          <table:table-cell table:formula="of:=[.H152]/1000" office:value-type="float" office:value="39077.49385" calcext:value-type="float">
            <text:p>39,077.49</text:p>
          </table:table-cell>
          <table:table-cell table:style-name="ce6" table:formula="of:=[.I152]*2.205" office:value-type="float" office:value="86165.87393925" calcext:value-type="float">
            <text:p>86,165.87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formula="of:=[.A153]/2.54" office:value-type="float" office:value="59.8425196850394" calcext:value-type="float">
            <text:p>59.84</text:p>
          </table:table-cell>
          <table:table-cell table:style-name="ce2" table:formula="of:=[.B153]/12" office:value-type="float" office:value="4.98687664041995" calcext:value-type="float">
            <text:p>4.99</text:p>
          </table:table-cell>
          <table:table-cell table:formula="of:=[$Sheet2.$A$2]*10^(-[$Sheet2.$B$2]*[$Sheet2.$C$2]*[.A153])" office:value-type="float" office:value="8.87838135198341E-044" calcext:value-type="float">
            <text:p>8.87838135198341E-44</text:p>
          </table:table-cell>
          <table:table-cell table:style-name="ce4" table:formula="of:=IF([.D153]&gt;5;&quot;danger&quot;;&quot;safe&quot;)" office:value-type="string" office:string-value="safe" calcext:value-type="string">
            <text:p>safe</text:p>
          </table:table-cell>
          <table:table-cell table:style-name="ce5" table:formula="of:=IF([.D153]&gt;0.002;&quot;Non Compliant&quot;;&quot;Compliant&quot;)" office:value-type="string" office:string-value="Compliant" calcext:value-type="string">
            <text:p>Compliant</text:p>
          </table:table-cell>
          <table:table-cell table:style-name="ce5" table:formula="of:=IF(([.D153]*(24*365+6)*80)&gt;40;&quot;Non Compliant&quot;;&quot;Compliant&quot;)" office:value-type="string" office:string-value="Compliant" calcext:value-type="string">
            <text:p>Compliant</text:p>
          </table:table-cell>
          <table:table-cell table:formula="of:=[.A153]*[.A153]*[.A153]*[$Sheet2.$C$2]" office:value-type="float" office:value="39859020.8" calcext:value-type="float">
            <text:p>39,859,020.80</text:p>
          </table:table-cell>
          <table:table-cell table:formula="of:=[.H153]/1000" office:value-type="float" office:value="39859.0208" calcext:value-type="float">
            <text:p>39,859.02</text:p>
          </table:table-cell>
          <table:table-cell table:style-name="ce6" table:formula="of:=[.I153]*2.205" office:value-type="float" office:value="87889.140864" calcext:value-type="float">
            <text:p>87,889.14</text:p>
          </table:table-cell>
          <table:table-cell table:number-columns-repeated="101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2:Sheet1.E153">
            <calcext:condition calcext:apply-style-name="Bad" calcext:value="=&quot;danger&quot;" calcext:base-cell-address="Sheet1.E2"/>
            <calcext:condition calcext:apply-style-name="Good" calcext:value="=&quot;safe&quot;" calcext:base-cell-address="Sheet1.E2"/>
          </calcext:conditional-format>
          <calcext:conditional-format calcext:target-range-address="Sheet1.F3:Sheet1.G153 Sheet1.F2:Sheet1.F153 Sheet1.G2:Sheet1.G2">
            <calcext:condition calcext:apply-style-name="Bad" calcext:value="=&quot;Non Compliant&quot;" calcext:base-cell-address="Sheet1.F2"/>
            <calcext:condition calcext:apply-style-name="Good" calcext:value="=&quot;Compliant&quot;" calcext:base-cell-address="Sheet1.F2"/>
          </calcext:conditional-format>
          <calcext:conditional-format calcext:target-range-address="Sheet1.J2:Sheet1.J153">
            <calcext:condition calcext:apply-style-name="Neutral" calcext:value="&gt;1000" calcext:base-cell-address="Sheet1.J2"/>
            <calcext:condition calcext:apply-style-name="Bad" calcext:value="&gt;1500" calcext:base-cell-address="Sheet1.J2"/>
            <calcext:condition calcext:apply-style-name="Good" calcext:value="&lt;1000" calcext:base-cell-address="Sheet1.J2"/>
          </calcext:conditional-format>
        </calcext:conditional-formats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327010573.5" calcext:value-type="float">
            <text:p>327010573.5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11.35" calcext:value-type="float">
            <text:p>11.35</text:p>
          </table:table-cell>
        </table:table-row>
      </table:table>
      <table:named-expressions/>
      <table:database-ranges>
        <table:database-range table:name="__Anonymous_Sheet_DB__0" table:target-range-address="Sheet1.A1:Sheet1.J15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02:36:08.807757075</meta:creation-date>
    <dc:date>2022-09-06T04:04:23.147810639</dc:date>
    <meta:editing-duration>PT1H18M1S</meta:editing-duration>
    <meta:editing-cycles>8</meta:editing-cycles>
    <meta:generator>LibreOffice/6.4.7.2$Linux_X86_64 LibreOffice_project/40$Build-2</meta:generator>
    <meta:document-statistic meta:table-count="2" meta:cell-count="1536" meta:object-count="0"/>
  </office:meta>
</office:document-meta>
</file>